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8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 style:data-style-name="N130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4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4" table:default-cell-style-name="ce2"/>
        <table:table-column table:style-name="co1" table:default-cell-style-name="Default"/>
        <table:table-column table:style-name="co2" table:default-cell-style-name="Default"/>
        <table:table-row table:style-name="ro2">
          <table:table-cell table:style-name="ce1" office:value-type="string">
            <text:p>Thermistor Table Calculations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table:style-name="ce3" office:value-type="string">
            <text:p>R divisor</text:p>
          </table:table-cell>
          <table:table-cell table:style-name="ce7" office:value-type="float" office:value="1000">
            <text:p>1000</text:p>
          </table:table-cell>
          <table:table-cell table:style-name="ce9" office:value-type="string">
            <text:p>Ohms</text:p>
          </table:table-cell>
          <table:table-cell table:style-name="ce4" office:value-type="string">
            <text:p>To</text:p>
          </table:table-cell>
          <table:table-cell table:style-name="ce7" office:value-type="float" office:value="25">
            <text:p>25</text:p>
          </table:table-cell>
          <table:table-cell/>
        </table:table-row>
        <table:table-row table:style-name="ro5">
          <table:table-cell table:style-name="ce3" office:value-type="string">
            <text:p>Vref</text:p>
          </table:table-cell>
          <table:table-cell table:style-name="ce7" office:value-type="float" office:value="3.3">
            <text:p>3.3</text:p>
          </table:table-cell>
          <table:table-cell table:style-name="ce9" office:value-type="string">
            <text:p>V</text:p>
          </table:table-cell>
          <table:table-cell table:style-name="ce4" office:value-type="string">
            <text:p>Ro</text:p>
          </table:table-cell>
          <table:table-cell table:style-name="ce7" office:value-type="float" office:value="2200">
            <text:p>2200</text:p>
          </table:table-cell>
          <table:table-cell/>
        </table:table-row>
        <table:table-row table:style-name="ro3">
          <table:table-cell table:style-name="ce3" office:value-type="string">
            <text:p>ADC Width</text:p>
          </table:table-cell>
          <table:table-cell table:style-name="ce7" office:value-type="float" office:value="8">
            <text:p>8</text:p>
          </table:table-cell>
          <table:table-cell table:style-name="ce9" office:value-type="string">
            <text:p>bits</text:p>
          </table:table-cell>
          <table:table-cell table:style-name="ce4" office:value-type="string">
            <text:p>B</text:p>
          </table:table-cell>
          <table:table-cell table:style-name="ce7" office:value-type="float" office:value="3987">
            <text:p>3987</text:p>
          </table:table-cell>
          <table:table-cell/>
        </table:table-row>
        <table:table-row table:style-name="ro3">
          <table:table-cell table:style-name="ce3"/>
          <table:table-cell table:style-name="ce7"/>
          <table:table-cell table:style-name="ce9"/>
          <table:table-cell table:number-columns-repeated="2"/>
          <table:table-cell table:style-name="ce2" office:value-type="string">
            <text:p>Unimplemented</text:p>
          </table:table-cell>
        </table:table-row>
        <table:table-row table:style-name="ro5">
          <table:table-cell table:number-columns-repeated="3"/>
          <table:table-cell office:value-type="string">
            <text:p>Murata</text:p>
          </table:table-cell>
          <table:table-cell table:style-name="ce2" office:value-type="string">
            <text:p>Calc</text:p>
          </table:table-cell>
          <table:table-cell table:style-name="ce2" office:value-type="string">
            <text:p>On Klondike</text:p>
          </table:table-cell>
        </table:table-row>
        <table:table-row table:style-name="ro3">
          <table:table-cell table:style-name="ce4" office:value-type="string">
            <text:p>8-bit ADC</text:p>
          </table:table-cell>
          <table:table-cell table:style-name="ce4" office:value-type="string">
            <text:p>Voltage</text:p>
          </table:table-cell>
          <table:table-cell table:style-name="ce4" office:value-type="string">
            <text:p>Rt</text:p>
          </table:table-cell>
          <table:table-cell table:number-columns-repeated="2" table:style-name="ce4" office:value-type="string">
            <text:p>deg C</text:p>
          </table:table-cell>
          <table:table-cell table:style-name="ce4" office:value-type="string">
            <text:p>4*(deg C-25)</text:p>
          </table:table-cell>
        </table:table-row>
        <table:table-row table:style-name="ro3">
          <table:table-cell office:value-type="float" office:value="38">
            <text:p>38</text:p>
          </table:table-cell>
          <table:table-cell table:style-name="ce8" table:formula="of:=[.A9]/255*[.$B$4]" office:value-type="float" office:value="0.491764705882353">
            <text:p>0.492</text:p>
          </table:table-cell>
          <table:table-cell table:style-name="ce10" table:formula="of:=[.A9]*[.$B$3]/(2^[.$B$5]-[.A9])" office:value-type="float" office:value="174.311926605505">
            <text:p>174.3</text:p>
          </table:table-cell>
          <table:table-cell office:value-type="float" office:value="95">
            <text:p>95</text:p>
          </table:table-cell>
          <table:table-cell table:style-name="ce11" table:formula="of:=1/(1/([.$E$3]+273.15)+LN([.C9]/[.$E$4])/[.$E$5])-273.15" office:value-type="float" office:value="94.7529452020492">
            <text:p>94.75</text:p>
          </table:table-cell>
          <table:table-cell/>
        </table:table-row>
        <table:table-row table:style-name="ro3">
          <table:table-cell office:value-type="float" office:value="39">
            <text:p>39</text:p>
          </table:table-cell>
          <table:table-cell table:style-name="ce8" table:formula="of:=[.A10]/255*[.$B$4]" office:value-type="float" office:value="0.504705882352941">
            <text:p>0.505</text:p>
          </table:table-cell>
          <table:table-cell table:style-name="ce10" table:formula="of:=[.A10]*[.$B$3]/(2^[.$B$5]-[.A10])" office:value-type="float" office:value="179.723502304147">
            <text:p>179.7</text:p>
          </table:table-cell>
          <table:table-cell office:value-type="float" office:value="94">
            <text:p>94</text:p>
          </table:table-cell>
          <table:table-cell table:style-name="ce11" table:formula="of:=1/(1/([.$E$3]+273.15)+LN([.C10]/[.$E$4])/[.$E$5])-273.15" office:value-type="float" office:value="93.7179516614585">
            <text:p>93.72</text:p>
          </table:table-cell>
          <table:table-cell/>
        </table:table-row>
        <table:table-row table:style-name="ro3">
          <table:table-cell office:value-type="float" office:value="40">
            <text:p>40</text:p>
          </table:table-cell>
          <table:table-cell table:style-name="ce8" table:formula="of:=[.A11]/255*[.$B$4]" office:value-type="float" office:value="0.517647058823529">
            <text:p>0.518</text:p>
          </table:table-cell>
          <table:table-cell table:style-name="ce10" table:formula="of:=[.A11]*[.$B$3]/(2^[.$B$5]-[.A11])" office:value-type="float" office:value="185.185185185185">
            <text:p>185.2</text:p>
          </table:table-cell>
          <table:table-cell office:value-type="float" office:value="93">
            <text:p>93</text:p>
          </table:table-cell>
          <table:table-cell table:style-name="ce11" table:formula="of:=1/(1/([.$E$3]+273.15)+LN([.C11]/[.$E$4])/[.$E$5])-273.15" office:value-type="float" office:value="92.7101308299585">
            <text:p>92.71</text:p>
          </table:table-cell>
          <table:table-cell/>
        </table:table-row>
        <table:table-row table:style-name="ro3">
          <table:table-cell office:value-type="float" office:value="41">
            <text:p>41</text:p>
          </table:table-cell>
          <table:table-cell table:style-name="ce8" table:formula="of:=[.A12]/255*[.$B$4]" office:value-type="float" office:value="0.530588235294118">
            <text:p>0.531</text:p>
          </table:table-cell>
          <table:table-cell table:style-name="ce10" table:formula="of:=[.A12]*[.$B$3]/(2^[.$B$5]-[.A12])" office:value-type="float" office:value="190.697674418605">
            <text:p>190.7</text:p>
          </table:table-cell>
          <table:table-cell/>
          <table:table-cell table:style-name="ce11" table:formula="of:=1/(1/([.$E$3]+273.15)+LN([.C12]/[.$E$4])/[.$E$5])-273.15" office:value-type="float" office:value="91.7279919928425">
            <text:p>91.73</text:p>
          </table:table-cell>
          <table:table-cell/>
        </table:table-row>
        <table:table-row table:style-name="ro3">
          <table:table-cell office:value-type="float" office:value="42">
            <text:p>42</text:p>
          </table:table-cell>
          <table:table-cell table:style-name="ce8" table:formula="of:=[.A13]/255*[.$B$4]" office:value-type="float" office:value="0.543529411764706">
            <text:p>0.544</text:p>
          </table:table-cell>
          <table:table-cell table:style-name="ce10" table:formula="of:=[.A13]*[.$B$3]/(2^[.$B$5]-[.A13])" office:value-type="float" office:value="196.261682242991">
            <text:p>196.3</text:p>
          </table:table-cell>
          <table:table-cell/>
          <table:table-cell table:style-name="ce11" table:formula="of:=1/(1/([.$E$3]+273.15)+LN([.C13]/[.$E$4])/[.$E$5])-273.15" office:value-type="float" office:value="90.7701588616823">
            <text:p>90.77</text:p>
          </table:table-cell>
          <table:table-cell/>
        </table:table-row>
        <table:table-row table:style-name="ro3">
          <table:table-cell office:value-type="float" office:value="43">
            <text:p>43</text:p>
          </table:table-cell>
          <table:table-cell table:style-name="ce8" table:formula="of:=[.A14]/255*[.$B$4]" office:value-type="float" office:value="0.556470588235294">
            <text:p>0.556</text:p>
          </table:table-cell>
          <table:table-cell table:style-name="ce10" table:formula="of:=[.A14]*[.$B$3]/(2^[.$B$5]-[.A14])" office:value-type="float" office:value="201.8779342723">
            <text:p>201.9</text:p>
          </table:table-cell>
          <table:table-cell/>
          <table:table-cell table:style-name="ce11" table:formula="of:=1/(1/([.$E$3]+273.15)+LN([.C14]/[.$E$4])/[.$E$5])-273.15" office:value-type="float" office:value="89.8353582583399">
            <text:p>89.84</text:p>
          </table:table-cell>
          <table:table-cell/>
        </table:table-row>
        <table:table-row table:style-name="ro3">
          <table:table-cell office:value-type="float" office:value="44">
            <text:p>44</text:p>
          </table:table-cell>
          <table:table-cell table:style-name="ce8" table:formula="of:=[.A15]/255*[.$B$4]" office:value-type="float" office:value="0.569411764705882">
            <text:p>0.569</text:p>
          </table:table-cell>
          <table:table-cell table:style-name="ce10" table:formula="of:=[.A15]*[.$B$3]/(2^[.$B$5]-[.A15])" office:value-type="float" office:value="207.547169811321">
            <text:p>207.5</text:p>
          </table:table-cell>
          <table:table-cell/>
          <table:table-cell table:style-name="ce11" table:formula="of:=1/(1/([.$E$3]+273.15)+LN([.C15]/[.$E$4])/[.$E$5])-273.15" office:value-type="float" office:value="88.9224101528653">
            <text:p>88.92</text:p>
          </table:table-cell>
          <table:table-cell/>
        </table:table-row>
        <table:table-row table:style-name="ro3">
          <table:table-cell office:value-type="float" office:value="45">
            <text:p>45</text:p>
          </table:table-cell>
          <table:table-cell table:style-name="ce8" table:formula="of:=[.A16]/255*[.$B$4]" office:value-type="float" office:value="0.582352941176471">
            <text:p>0.582</text:p>
          </table:table-cell>
          <table:table-cell table:style-name="ce10" table:formula="of:=[.A16]*[.$B$3]/(2^[.$B$5]-[.A16])" office:value-type="float" office:value="213.270142180095">
            <text:p>213.3</text:p>
          </table:table-cell>
          <table:table-cell/>
          <table:table-cell table:style-name="ce11" table:formula="of:=1/(1/([.$E$3]+273.15)+LN([.C16]/[.$E$4])/[.$E$5])-273.15" office:value-type="float" office:value="88.0302188664043">
            <text:p>88.03</text:p>
          </table:table-cell>
          <table:table-cell/>
        </table:table-row>
        <table:table-row table:style-name="ro3">
          <table:table-cell office:value-type="float" office:value="46">
            <text:p>46</text:p>
          </table:table-cell>
          <table:table-cell table:style-name="ce8" table:formula="of:=[.A17]/255*[.$B$4]" office:value-type="float" office:value="0.595294117647059">
            <text:p>0.595</text:p>
          </table:table-cell>
          <table:table-cell table:style-name="ce10" table:formula="of:=[.A17]*[.$B$3]/(2^[.$B$5]-[.A17])" office:value-type="float" office:value="219.047619047619">
            <text:p>219.0</text:p>
          </table:table-cell>
          <table:table-cell/>
          <table:table-cell table:style-name="ce11" table:formula="of:=1/(1/([.$E$3]+273.15)+LN([.C17]/[.$E$4])/[.$E$5])-273.15" office:value-type="float" office:value="87.1577652801683">
            <text:p>87.16</text:p>
          </table:table-cell>
          <table:table-cell/>
        </table:table-row>
        <table:table-row table:style-name="ro3">
          <table:table-cell office:value-type="float" office:value="47">
            <text:p>47</text:p>
          </table:table-cell>
          <table:table-cell table:style-name="ce8" table:formula="of:=[.A18]/255*[.$B$4]" office:value-type="float" office:value="0.608235294117647">
            <text:p>0.608</text:p>
          </table:table-cell>
          <table:table-cell table:style-name="ce10" table:formula="of:=[.A18]*[.$B$3]/(2^[.$B$5]-[.A18])" office:value-type="float" office:value="224.88038277512">
            <text:p>224.9</text:p>
          </table:table-cell>
          <table:table-cell/>
          <table:table-cell table:style-name="ce11" table:formula="of:=1/(1/([.$E$3]+273.15)+LN([.C18]/[.$E$4])/[.$E$5])-273.15" office:value-type="float" office:value="86.3040999161661">
            <text:p>86.30</text:p>
          </table:table-cell>
          <table:table-cell/>
        </table:table-row>
        <table:table-row table:style-name="ro3">
          <table:table-cell office:value-type="float" office:value="48">
            <text:p>48</text:p>
          </table:table-cell>
          <table:table-cell table:style-name="ce8" table:formula="of:=[.A19]/255*[.$B$4]" office:value-type="float" office:value="0.621176470588235">
            <text:p>0.621</text:p>
          </table:table-cell>
          <table:table-cell table:style-name="ce10" table:formula="of:=[.A19]*[.$B$3]/(2^[.$B$5]-[.A19])" office:value-type="float" office:value="230.769230769231">
            <text:p>230.8</text:p>
          </table:table-cell>
          <table:table-cell/>
          <table:table-cell table:style-name="ce12" table:formula="of:=1/(1/([.$E$3]+273.15)+LN([.C19]/[.$E$4])/[.$E$5])-273.15" office:value-type="float" office:value="85.4683367757785">
            <text:p>85.47</text:p>
          </table:table-cell>
          <table:table-cell table:style-name="ce2" table:formula="of:=ROUND(([.E19]-25)*4)" office:value-type="float" office:value="242">
            <text:p>242</text:p>
          </table:table-cell>
        </table:table-row>
        <table:table-row table:style-name="ro3">
          <table:table-cell table:style-name="ce5" office:value-type="float" office:value="49">
            <text:p>49</text:p>
          </table:table-cell>
          <table:table-cell table:style-name="ce8" table:formula="of:=[.A20]/255*[.$B$4]" office:value-type="float" office:value="0.634117647058824">
            <text:p>0.634</text:p>
          </table:table-cell>
          <table:table-cell table:style-name="ce10" table:formula="of:=[.A20]*[.$B$3]/(2^[.$B$5]-[.A20])" office:value-type="float" office:value="236.714975845411">
            <text:p>236.7</text:p>
          </table:table-cell>
          <table:table-cell/>
          <table:table-cell table:style-name="ce13" table:formula="of:=1/(1/([.$E$3]+273.15)+LN([.C20]/[.$E$4])/[.$E$5])-273.15" office:value-type="float" office:value="84.6496478391921">
            <text:p>84.65</text:p>
          </table:table-cell>
          <table:table-cell table:style-name="ce2" table:formula="of:=ROUND(([.E20]-25)*4)" office:value-type="float" office:value="239">
            <text:p>239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8" table:formula="of:=[.A21]/255*[.$B$4]" office:value-type="float" office:value="0.647058823529412">
            <text:p>0.647</text:p>
          </table:table-cell>
          <table:table-cell table:style-name="ce10" table:formula="of:=[.A21]*[.$B$3]/(2^[.$B$5]-[.A21])" office:value-type="float" office:value="242.718446601942">
            <text:p>242.7</text:p>
          </table:table-cell>
          <table:table-cell office:value-type="float" office:value="84">
            <text:p>84</text:p>
          </table:table-cell>
          <table:table-cell table:style-name="ce12" table:formula="of:=1/(1/([.$E$3]+273.15)+LN([.C21]/[.$E$4])/[.$E$5])-273.15" office:value-type="float" office:value="83.8472581428313">
            <text:p>83.85</text:p>
          </table:table-cell>
          <table:table-cell table:style-name="ce2" table:formula="of:=ROUND(([.E21]-25)*4)" office:value-type="float" office:value="235">
            <text:p>235</text:p>
          </table:table-cell>
        </table:table-row>
        <table:table-row table:style-name="ro3">
          <table:table-cell office:value-type="float" office:value="51">
            <text:p>51</text:p>
          </table:table-cell>
          <table:table-cell table:style-name="ce8" table:formula="of:=[.A22]/255*[.$B$4]" office:value-type="float" office:value="0.66">
            <text:p>0.660</text:p>
          </table:table-cell>
          <table:table-cell table:style-name="ce10" table:formula="of:=[.A22]*[.$B$3]/(2^[.$B$5]-[.A22])" office:value-type="float" office:value="248.780487804878">
            <text:p>248.8</text:p>
          </table:table-cell>
          <table:table-cell/>
          <table:table-cell table:style-name="ce12" table:formula="of:=1/(1/([.$E$3]+273.15)+LN([.C22]/[.$E$4])/[.$E$5])-273.15" office:value-type="float" office:value="83.0604413637561">
            <text:p>83.06</text:p>
          </table:table-cell>
          <table:table-cell table:style-name="ce2" table:formula="of:=ROUND(([.E22]-25)*4)" office:value-type="float" office:value="232">
            <text:p>232</text:p>
          </table:table-cell>
        </table:table-row>
        <table:table-row table:style-name="ro3">
          <table:table-cell office:value-type="float" office:value="52">
            <text:p>52</text:p>
          </table:table-cell>
          <table:table-cell table:style-name="ce8" table:formula="of:=[.A23]/255*[.$B$4]" office:value-type="float" office:value="0.672941176470588">
            <text:p>0.673</text:p>
          </table:table-cell>
          <table:table-cell table:style-name="ce10" table:formula="of:=[.A23]*[.$B$3]/(2^[.$B$5]-[.A23])" office:value-type="float" office:value="254.901960784314">
            <text:p>254.9</text:p>
          </table:table-cell>
          <table:table-cell/>
          <table:table-cell table:style-name="ce12" table:formula="of:=1/(1/([.$E$3]+273.15)+LN([.C23]/[.$E$4])/[.$E$5])-273.15" office:value-type="float" office:value="82.2885158499353">
            <text:p>82.29</text:p>
          </table:table-cell>
          <table:table-cell table:style-name="ce2" table:formula="of:=ROUND(([.E23]-25)*4)" office:value-type="float" office:value="229">
            <text:p>229</text:p>
          </table:table-cell>
        </table:table-row>
        <table:table-row table:style-name="ro3">
          <table:table-cell office:value-type="float" office:value="53">
            <text:p>53</text:p>
          </table:table-cell>
          <table:table-cell table:style-name="ce8" table:formula="of:=[.A24]/255*[.$B$4]" office:value-type="float" office:value="0.685882352941176">
            <text:p>0.686</text:p>
          </table:table-cell>
          <table:table-cell table:style-name="ce10" table:formula="of:=[.A24]*[.$B$3]/(2^[.$B$5]-[.A24])" office:value-type="float" office:value="261.083743842365">
            <text:p>261.1</text:p>
          </table:table-cell>
          <table:table-cell/>
          <table:table-cell table:style-name="ce12" table:formula="of:=1/(1/([.$E$3]+273.15)+LN([.C24]/[.$E$4])/[.$E$5])-273.15" office:value-type="float" office:value="81.5308410436914">
            <text:p>81.53</text:p>
          </table:table-cell>
          <table:table-cell table:style-name="ce2" table:formula="of:=ROUND(([.E24]-25)*4)" office:value-type="float" office:value="226">
            <text:p>226</text:p>
          </table:table-cell>
        </table:table-row>
        <table:table-row table:style-name="ro3">
          <table:table-cell office:value-type="float" office:value="54">
            <text:p>54</text:p>
          </table:table-cell>
          <table:table-cell table:style-name="ce8" table:formula="of:=[.A25]/255*[.$B$4]" office:value-type="float" office:value="0.698823529411765">
            <text:p>0.699</text:p>
          </table:table-cell>
          <table:table-cell table:style-name="ce10" table:formula="of:=[.A25]*[.$B$3]/(2^[.$B$5]-[.A25])" office:value-type="float" office:value="267.326732673267">
            <text:p>267.3</text:p>
          </table:table-cell>
          <table:table-cell/>
          <table:table-cell table:style-name="ce12" table:formula="of:=1/(1/([.$E$3]+273.15)+LN([.C25]/[.$E$4])/[.$E$5])-273.15" office:value-type="float" office:value="80.7868142527142">
            <text:p>80.79</text:p>
          </table:table-cell>
          <table:table-cell table:style-name="ce2" table:formula="of:=ROUND(([.E25]-25)*4)" office:value-type="float" office:value="223">
            <text:p>223</text:p>
          </table:table-cell>
        </table:table-row>
        <table:table-row table:style-name="ro3">
          <table:table-cell office:value-type="float" office:value="55">
            <text:p>55</text:p>
          </table:table-cell>
          <table:table-cell table:style-name="ce8" table:formula="of:=[.A26]/255*[.$B$4]" office:value-type="float" office:value="0.711764705882353">
            <text:p>0.712</text:p>
          </table:table-cell>
          <table:table-cell table:style-name="ce10" table:formula="of:=[.A26]*[.$B$3]/(2^[.$B$5]-[.A26])" office:value-type="float" office:value="273.63184079602">
            <text:p>273.6</text:p>
          </table:table-cell>
          <table:table-cell/>
          <table:table-cell table:style-name="ce12" table:formula="of:=1/(1/([.$E$3]+273.15)+LN([.C26]/[.$E$4])/[.$E$5])-273.15" office:value-type="float" office:value="80.0558677290705">
            <text:p>80.06</text:p>
          </table:table-cell>
          <table:table-cell table:style-name="ce2" table:formula="of:=ROUND(([.E26]-25)*4)" office:value-type="float" office:value="220">
            <text:p>220</text:p>
          </table:table-cell>
        </table:table-row>
        <table:table-row table:style-name="ro3">
          <table:table-cell office:value-type="float" office:value="56">
            <text:p>56</text:p>
          </table:table-cell>
          <table:table-cell table:style-name="ce8" table:formula="of:=[.A27]/255*[.$B$4]" office:value-type="float" office:value="0.724705882352941">
            <text:p>0.725</text:p>
          </table:table-cell>
          <table:table-cell table:style-name="ce10" table:formula="of:=[.A27]*[.$B$3]/(2^[.$B$5]-[.A27])" office:value-type="float" office:value="280">
            <text:p>280.0</text:p>
          </table:table-cell>
          <table:table-cell/>
          <table:table-cell table:style-name="ce12" table:formula="of:=1/(1/([.$E$3]+273.15)+LN([.C27]/[.$E$4])/[.$E$5])-273.15" office:value-type="float" office:value="79.3374660217762">
            <text:p>79.34</text:p>
          </table:table-cell>
          <table:table-cell table:style-name="ce2" table:formula="of:=ROUND(([.E27]-25)*4)" office:value-type="float" office:value="217">
            <text:p>217</text:p>
          </table:table-cell>
        </table:table-row>
        <table:table-row table:style-name="ro3">
          <table:table-cell office:value-type="float" office:value="57">
            <text:p>57</text:p>
          </table:table-cell>
          <table:table-cell table:style-name="ce8" table:formula="of:=[.A28]/255*[.$B$4]" office:value-type="float" office:value="0.737647058823529">
            <text:p>0.738</text:p>
          </table:table-cell>
          <table:table-cell table:style-name="ce10" table:formula="of:=[.A28]*[.$B$3]/(2^[.$B$5]-[.A28])" office:value-type="float" office:value="286.43216080402">
            <text:p>286.4</text:p>
          </table:table-cell>
          <table:table-cell/>
          <table:table-cell table:style-name="ce12" table:formula="of:=1/(1/([.$E$3]+273.15)+LN([.C28]/[.$E$4])/[.$E$5])-273.15" office:value-type="float" office:value="78.6311035728895">
            <text:p>78.63</text:p>
          </table:table-cell>
          <table:table-cell table:style-name="ce2" table:formula="of:=ROUND(([.E28]-25)*4)" office:value-type="float" office:value="215">
            <text:p>215</text:p>
          </table:table-cell>
        </table:table-row>
        <table:table-row table:style-name="ro3">
          <table:table-cell office:value-type="float" office:value="58">
            <text:p>58</text:p>
          </table:table-cell>
          <table:table-cell table:style-name="ce8" table:formula="of:=[.A29]/255*[.$B$4]" office:value-type="float" office:value="0.750588235294118">
            <text:p>0.751</text:p>
          </table:table-cell>
          <table:table-cell table:style-name="ce10" table:formula="of:=[.A29]*[.$B$3]/(2^[.$B$5]-[.A29])" office:value-type="float" office:value="292.929292929293">
            <text:p>292.9</text:p>
          </table:table-cell>
          <table:table-cell/>
          <table:table-cell table:style-name="ce12" table:formula="of:=1/(1/([.$E$3]+273.15)+LN([.C29]/[.$E$4])/[.$E$5])-273.15" office:value-type="float" office:value="77.9363025308466">
            <text:p>77.94</text:p>
          </table:table-cell>
          <table:table-cell table:style-name="ce2" table:formula="of:=ROUND(([.E29]-25)*4)" office:value-type="float" office:value="212">
            <text:p>212</text:p>
          </table:table-cell>
        </table:table-row>
        <table:table-row table:style-name="ro3">
          <table:table-cell office:value-type="float" office:value="59">
            <text:p>59</text:p>
          </table:table-cell>
          <table:table-cell table:style-name="ce8" table:formula="of:=[.A30]/255*[.$B$4]" office:value-type="float" office:value="0.763529411764706">
            <text:p>0.764</text:p>
          </table:table-cell>
          <table:table-cell table:style-name="ce10" table:formula="of:=[.A30]*[.$B$3]/(2^[.$B$5]-[.A30])" office:value-type="float" office:value="299.492385786802">
            <text:p>299.5</text:p>
          </table:table-cell>
          <table:table-cell/>
          <table:table-cell table:style-name="ce12" table:formula="of:=1/(1/([.$E$3]+273.15)+LN([.C30]/[.$E$4])/[.$E$5])-273.15" office:value-type="float" office:value="77.2526107580022">
            <text:p>77.25</text:p>
          </table:table-cell>
          <table:table-cell table:style-name="ce2" table:formula="of:=ROUND(([.E30]-25)*4)" office:value-type="float" office:value="209">
            <text:p>209</text:p>
          </table:table-cell>
        </table:table-row>
        <table:table-row table:style-name="ro3">
          <table:table-cell office:value-type="float" office:value="60">
            <text:p>60</text:p>
          </table:table-cell>
          <table:table-cell table:style-name="ce8" table:formula="of:=[.A31]/255*[.$B$4]" office:value-type="float" office:value="0.776470588235294">
            <text:p>0.776</text:p>
          </table:table-cell>
          <table:table-cell table:style-name="ce10" table:formula="of:=[.A31]*[.$B$3]/(2^[.$B$5]-[.A31])" office:value-type="float" office:value="306.122448979592">
            <text:p>306.1</text:p>
          </table:table-cell>
          <table:table-cell office:value-type="float" office:value="77">
            <text:p>77</text:p>
          </table:table-cell>
          <table:table-cell table:style-name="ce12" table:formula="of:=1/(1/([.$E$3]+273.15)+LN([.C31]/[.$E$4])/[.$E$5])-273.15" office:value-type="float" office:value="76.5796000121226">
            <text:p>76.58</text:p>
          </table:table-cell>
          <table:table-cell table:style-name="ce2" table:formula="of:=ROUND(([.E31]-25)*4)" office:value-type="float" office:value="206">
            <text:p>206</text:p>
          </table:table-cell>
        </table:table-row>
        <table:table-row table:style-name="ro3">
          <table:table-cell office:value-type="float" office:value="61">
            <text:p>61</text:p>
          </table:table-cell>
          <table:table-cell table:style-name="ce8" table:formula="of:=[.A32]/255*[.$B$4]" office:value-type="float" office:value="0.789411764705882">
            <text:p>0.789</text:p>
          </table:table-cell>
          <table:table-cell table:style-name="ce10" table:formula="of:=[.A32]*[.$B$3]/(2^[.$B$5]-[.A32])" office:value-type="float" office:value="312.820512820513">
            <text:p>312.8</text:p>
          </table:table-cell>
          <table:table-cell/>
          <table:table-cell table:style-name="ce12" table:formula="of:=1/(1/([.$E$3]+273.15)+LN([.C32]/[.$E$4])/[.$E$5])-273.15" office:value-type="float" office:value="75.9168642839945">
            <text:p>75.92</text:p>
          </table:table-cell>
          <table:table-cell table:style-name="ce2" table:formula="of:=ROUND(([.E32]-25)*4)" office:value-type="float" office:value="204">
            <text:p>204</text:p>
          </table:table-cell>
        </table:table-row>
        <table:table-row table:style-name="ro3">
          <table:table-cell office:value-type="float" office:value="62">
            <text:p>62</text:p>
          </table:table-cell>
          <table:table-cell table:style-name="ce8" table:formula="of:=[.A33]/255*[.$B$4]" office:value-type="float" office:value="0.80235294117647">
            <text:p>0.802</text:p>
          </table:table-cell>
          <table:table-cell table:style-name="ce10" table:formula="of:=[.A33]*[.$B$3]/(2^[.$B$5]-[.A33])" office:value-type="float" office:value="319.587628865979">
            <text:p>319.6</text:p>
          </table:table-cell>
          <table:table-cell/>
          <table:table-cell table:style-name="ce12" table:formula="of:=1/(1/([.$E$3]+273.15)+LN([.C33]/[.$E$4])/[.$E$5])-273.15" office:value-type="float" office:value="75.2640182754001">
            <text:p>75.26</text:p>
          </table:table-cell>
          <table:table-cell table:style-name="ce2" table:formula="of:=ROUND(([.E33]-25)*4)" office:value-type="float" office:value="201">
            <text:p>201</text:p>
          </table:table-cell>
        </table:table-row>
        <table:table-row table:style-name="ro3">
          <table:table-cell office:value-type="float" office:value="63">
            <text:p>63</text:p>
          </table:table-cell>
          <table:table-cell table:style-name="ce8" table:formula="of:=[.A34]/255*[.$B$4]" office:value-type="float" office:value="0.815294117647059">
            <text:p>0.815</text:p>
          </table:table-cell>
          <table:table-cell table:style-name="ce10" table:formula="of:=[.A34]*[.$B$3]/(2^[.$B$5]-[.A34])" office:value-type="float" office:value="326.424870466321">
            <text:p>326.4</text:p>
          </table:table-cell>
          <table:table-cell/>
          <table:table-cell table:style-name="ce12" table:formula="of:=1/(1/([.$E$3]+273.15)+LN([.C34]/[.$E$4])/[.$E$5])-273.15" office:value-type="float" office:value="74.6206960035262">
            <text:p>74.62</text:p>
          </table:table-cell>
          <table:table-cell table:style-name="ce2" table:formula="of:=ROUND(([.E34]-25)*4)" office:value-type="float" office:value="198">
            <text:p>198</text:p>
          </table:table-cell>
        </table:table-row>
        <table:table-row table:style-name="ro3">
          <table:table-cell office:value-type="float" office:value="64">
            <text:p>64</text:p>
          </table:table-cell>
          <table:table-cell table:style-name="ce8" table:formula="of:=[.A35]/255*[.$B$4]" office:value-type="float" office:value="0.828235294117647">
            <text:p>0.828</text:p>
          </table:table-cell>
          <table:table-cell table:style-name="ce10" table:formula="of:=[.A35]*[.$B$3]/(2^[.$B$5]-[.A35])" office:value-type="float" office:value="333.333333333333">
            <text:p>333.3</text:p>
          </table:table-cell>
          <table:table-cell/>
          <table:table-cell table:style-name="ce12" table:formula="of:=1/(1/([.$E$3]+273.15)+LN([.C35]/[.$E$4])/[.$E$5])-273.15" office:value-type="float" office:value="73.9865495194532">
            <text:p>73.99</text:p>
          </table:table-cell>
          <table:table-cell table:style-name="ce2" table:formula="of:=ROUND(([.E35]-25)*4)" office:value-type="float" office:value="196">
            <text:p>196</text:p>
          </table:table-cell>
        </table:table-row>
        <table:table-row table:style-name="ro3">
          <table:table-cell office:value-type="float" office:value="65">
            <text:p>65</text:p>
          </table:table-cell>
          <table:table-cell table:style-name="ce8" table:formula="of:=[.A36]/255*[.$B$4]" office:value-type="float" office:value="0.841176470588235">
            <text:p>0.841</text:p>
          </table:table-cell>
          <table:table-cell table:style-name="ce10" table:formula="of:=[.A36]*[.$B$3]/(2^[.$B$5]-[.A36])" office:value-type="float" office:value="340.314136125654">
            <text:p>340.3</text:p>
          </table:table-cell>
          <table:table-cell/>
          <table:table-cell table:style-name="ce12" table:formula="of:=1/(1/([.$E$3]+273.15)+LN([.C36]/[.$E$4])/[.$E$5])-273.15" office:value-type="float" office:value="73.3612477297532">
            <text:p>73.36</text:p>
          </table:table-cell>
          <table:table-cell table:style-name="ce2" table:formula="of:=ROUND(([.E36]-25)*4)" office:value-type="float" office:value="193">
            <text:p>193</text:p>
          </table:table-cell>
        </table:table-row>
        <table:table-row table:style-name="ro3">
          <table:table-cell office:value-type="float" office:value="66">
            <text:p>66</text:p>
          </table:table-cell>
          <table:table-cell table:style-name="ce8" table:formula="of:=[.A37]/255*[.$B$4]" office:value-type="float" office:value="0.854117647058824">
            <text:p>0.854</text:p>
          </table:table-cell>
          <table:table-cell table:style-name="ce10" table:formula="of:=[.A37]*[.$B$3]/(2^[.$B$5]-[.A37])" office:value-type="float" office:value="347.368421052632">
            <text:p>347.4</text:p>
          </table:table-cell>
          <table:table-cell/>
          <table:table-cell table:style-name="ce12" table:formula="of:=1/(1/([.$E$3]+273.15)+LN([.C37]/[.$E$4])/[.$E$5])-273.15" office:value-type="float" office:value="72.7444753114291">
            <text:p>72.74</text:p>
          </table:table-cell>
          <table:table-cell table:style-name="ce2" table:formula="of:=ROUND(([.E37]-25)*4)" office:value-type="float" office:value="191">
            <text:p>191</text:p>
          </table:table-cell>
        </table:table-row>
        <table:table-row table:style-name="ro3">
          <table:table-cell office:value-type="float" office:value="67">
            <text:p>67</text:p>
          </table:table-cell>
          <table:table-cell table:style-name="ce8" table:formula="of:=[.A38]/255*[.$B$4]" office:value-type="float" office:value="0.867058823529412">
            <text:p>0.867</text:p>
          </table:table-cell>
          <table:table-cell table:style-name="ce10" table:formula="of:=[.A38]*[.$B$3]/(2^[.$B$5]-[.A38])" office:value-type="float" office:value="354.497354497354">
            <text:p>354.5</text:p>
          </table:table-cell>
          <table:table-cell/>
          <table:table-cell table:style-name="ce12" table:formula="of:=1/(1/([.$E$3]+273.15)+LN([.C38]/[.$E$4])/[.$E$5])-273.15" office:value-type="float" office:value="72.1359317114869">
            <text:p>72.14</text:p>
          </table:table-cell>
          <table:table-cell table:style-name="ce2" table:formula="of:=ROUND(([.E38]-25)*4)" office:value-type="float" office:value="189">
            <text:p>189</text:p>
          </table:table-cell>
        </table:table-row>
        <table:table-row table:style-name="ro3">
          <table:table-cell office:value-type="float" office:value="68">
            <text:p>68</text:p>
          </table:table-cell>
          <table:table-cell table:style-name="ce8" table:formula="of:=[.A39]/255*[.$B$4]" office:value-type="float" office:value="0.88">
            <text:p>0.880</text:p>
          </table:table-cell>
          <table:table-cell table:style-name="ce10" table:formula="of:=[.A39]*[.$B$3]/(2^[.$B$5]-[.A39])" office:value-type="float" office:value="361.702127659574">
            <text:p>361.7</text:p>
          </table:table-cell>
          <table:table-cell/>
          <table:table-cell table:style-name="ce12" table:formula="of:=1/(1/([.$E$3]+273.15)+LN([.C39]/[.$E$4])/[.$E$5])-273.15" office:value-type="float" office:value="71.5353302233627">
            <text:p>71.54</text:p>
          </table:table-cell>
          <table:table-cell table:style-name="ce2" table:formula="of:=ROUND(([.E39]-25)*4)" office:value-type="float" office:value="186">
            <text:p>186</text:p>
          </table:table-cell>
        </table:table-row>
        <table:table-row table:style-name="ro3">
          <table:table-cell office:value-type="float" office:value="69">
            <text:p>69</text:p>
          </table:table-cell>
          <table:table-cell table:style-name="ce8" table:formula="of:=[.A40]/255*[.$B$4]" office:value-type="float" office:value="0.892941176470588">
            <text:p>0.893</text:p>
          </table:table-cell>
          <table:table-cell table:style-name="ce10" table:formula="of:=[.A40]*[.$B$3]/(2^[.$B$5]-[.A40])" office:value-type="float" office:value="368.983957219251">
            <text:p>369.0</text:p>
          </table:table-cell>
          <table:table-cell/>
          <table:table-cell table:style-name="ce12" table:formula="of:=1/(1/([.$E$3]+273.15)+LN([.C40]/[.$E$4])/[.$E$5])-273.15" office:value-type="float" office:value="70.9423971332421">
            <text:p>70.94</text:p>
          </table:table-cell>
          <table:table-cell table:style-name="ce2" table:formula="of:=ROUND(([.E40]-25)*4)" office:value-type="float" office:value="184">
            <text:p>184</text:p>
          </table:table-cell>
        </table:table-row>
        <table:table-row table:style-name="ro3">
          <table:table-cell office:value-type="float" office:value="70">
            <text:p>70</text:p>
          </table:table-cell>
          <table:table-cell table:style-name="ce8" table:formula="of:=[.A41]/255*[.$B$4]" office:value-type="float" office:value="0.905882352941176">
            <text:p>0.906</text:p>
          </table:table-cell>
          <table:table-cell table:style-name="ce10" table:formula="of:=[.A41]*[.$B$3]/(2^[.$B$5]-[.A41])" office:value-type="float" office:value="376.344086021505">
            <text:p>376.3</text:p>
          </table:table-cell>
          <table:table-cell office:value-type="float" office:value="71">
            <text:p>71</text:p>
          </table:table-cell>
          <table:table-cell table:style-name="ce12" table:formula="of:=1/(1/([.$E$3]+273.15)+LN([.C41]/[.$E$4])/[.$E$5])-273.15" office:value-type="float" office:value="70.3568709300324">
            <text:p>70.36</text:p>
          </table:table-cell>
          <table:table-cell table:style-name="ce2" table:formula="of:=ROUND(([.E41]-25)*4)" office:value-type="float" office:value="181">
            <text:p>181</text:p>
          </table:table-cell>
        </table:table-row>
        <table:table-row table:style-name="ro3">
          <table:table-cell office:value-type="float" office:value="71">
            <text:p>71</text:p>
          </table:table-cell>
          <table:table-cell table:style-name="ce8" table:formula="of:=[.A42]/255*[.$B$4]" office:value-type="float" office:value="0.918823529411765">
            <text:p>0.919</text:p>
          </table:table-cell>
          <table:table-cell table:style-name="ce10" table:formula="of:=[.A42]*[.$B$3]/(2^[.$B$5]-[.A42])" office:value-type="float" office:value="383.783783783784">
            <text:p>383.8</text:p>
          </table:table-cell>
          <table:table-cell/>
          <table:table-cell table:style-name="ce12" table:formula="of:=1/(1/([.$E$3]+273.15)+LN([.C42]/[.$E$4])/[.$E$5])-273.15" office:value-type="float" office:value="69.7785015733842">
            <text:p>69.78</text:p>
          </table:table-cell>
          <table:table-cell table:style-name="ce2" table:formula="of:=ROUND(([.E42]-25)*4)" office:value-type="float" office:value="179">
            <text:p>179</text:p>
          </table:table-cell>
        </table:table-row>
        <table:table-row table:style-name="ro3">
          <table:table-cell office:value-type="float" office:value="72">
            <text:p>72</text:p>
          </table:table-cell>
          <table:table-cell table:style-name="ce8" table:formula="of:=[.A43]/255*[.$B$4]" office:value-type="float" office:value="0.931764705882353">
            <text:p>0.932</text:p>
          </table:table-cell>
          <table:table-cell table:style-name="ce10" table:formula="of:=[.A43]*[.$B$3]/(2^[.$B$5]-[.A43])" office:value-type="float" office:value="391.304347826087">
            <text:p>391.3</text:p>
          </table:table-cell>
          <table:table-cell/>
          <table:table-cell table:style-name="ce12" table:formula="of:=1/(1/([.$E$3]+273.15)+LN([.C43]/[.$E$4])/[.$E$5])-273.15" office:value-type="float" office:value="69.2070498147252">
            <text:p>69.21</text:p>
          </table:table-cell>
          <table:table-cell table:style-name="ce2" table:formula="of:=ROUND(([.E43]-25)*4)" office:value-type="float" office:value="177">
            <text:p>177</text:p>
          </table:table-cell>
        </table:table-row>
        <table:table-row table:style-name="ro3">
          <table:table-cell office:value-type="float" office:value="73">
            <text:p>73</text:p>
          </table:table-cell>
          <table:table-cell table:style-name="ce8" table:formula="of:=[.A44]/255*[.$B$4]" office:value-type="float" office:value="0.944705882352941">
            <text:p>0.945</text:p>
          </table:table-cell>
          <table:table-cell table:style-name="ce10" table:formula="of:=[.A44]*[.$B$3]/(2^[.$B$5]-[.A44])" office:value-type="float" office:value="398.907103825137">
            <text:p>398.9</text:p>
          </table:table-cell>
          <table:table-cell/>
          <table:table-cell table:style-name="ce12" table:formula="of:=1/(1/([.$E$3]+273.15)+LN([.C44]/[.$E$4])/[.$E$5])-273.15" office:value-type="float" office:value="68.6422865667669">
            <text:p>68.64</text:p>
          </table:table-cell>
          <table:table-cell table:style-name="ce2" table:formula="of:=ROUND(([.E44]-25)*4)" office:value-type="float" office:value="175">
            <text:p>175</text:p>
          </table:table-cell>
        </table:table-row>
        <table:table-row table:style-name="ro3">
          <table:table-cell office:value-type="float" office:value="74">
            <text:p>74</text:p>
          </table:table-cell>
          <table:table-cell table:style-name="ce8" table:formula="of:=[.A45]/255*[.$B$4]" office:value-type="float" office:value="0.957647058823529">
            <text:p>0.958</text:p>
          </table:table-cell>
          <table:table-cell table:style-name="ce10" table:formula="of:=[.A45]*[.$B$3]/(2^[.$B$5]-[.A45])" office:value-type="float" office:value="406.593406593407">
            <text:p>406.6</text:p>
          </table:table-cell>
          <table:table-cell/>
          <table:table-cell table:style-name="ce12" table:formula="of:=1/(1/([.$E$3]+273.15)+LN([.C45]/[.$E$4])/[.$E$5])-273.15" office:value-type="float" office:value="68.0839923173911">
            <text:p>68.08</text:p>
          </table:table-cell>
          <table:table-cell table:style-name="ce2" table:formula="of:=ROUND(([.E45]-25)*4)" office:value-type="float" office:value="172">
            <text:p>172</text:p>
          </table:table-cell>
        </table:table-row>
        <table:table-row table:style-name="ro3">
          <table:table-cell office:value-type="float" office:value="75">
            <text:p>75</text:p>
          </table:table-cell>
          <table:table-cell table:style-name="ce8" table:formula="of:=[.A46]/255*[.$B$4]" office:value-type="float" office:value="0.970588235294118">
            <text:p>0.971</text:p>
          </table:table-cell>
          <table:table-cell table:style-name="ce10" table:formula="of:=[.A46]*[.$B$3]/(2^[.$B$5]-[.A46])" office:value-type="float" office:value="414.364640883978">
            <text:p>414.4</text:p>
          </table:table-cell>
          <table:table-cell/>
          <table:table-cell table:style-name="ce12" table:formula="of:=1/(1/([.$E$3]+273.15)+LN([.C46]/[.$E$4])/[.$E$5])-273.15" office:value-type="float" office:value="67.5319565842174">
            <text:p>67.53</text:p>
          </table:table-cell>
          <table:table-cell table:style-name="ce2" table:formula="of:=ROUND(([.E46]-25)*4)" office:value-type="float" office:value="170">
            <text:p>170</text:p>
          </table:table-cell>
        </table:table-row>
        <table:table-row table:style-name="ro3">
          <table:table-cell office:value-type="float" office:value="76">
            <text:p>76</text:p>
          </table:table-cell>
          <table:table-cell table:style-name="ce8" table:formula="of:=[.A47]/255*[.$B$4]" office:value-type="float" office:value="0.983529411764706">
            <text:p>0.984</text:p>
          </table:table-cell>
          <table:table-cell table:style-name="ce10" table:formula="of:=[.A47]*[.$B$3]/(2^[.$B$5]-[.A47])" office:value-type="float" office:value="422.222222222222">
            <text:p>422.2</text:p>
          </table:table-cell>
          <table:table-cell/>
          <table:table-cell table:style-name="ce12" table:formula="of:=1/(1/([.$E$3]+273.15)+LN([.C47]/[.$E$4])/[.$E$5])-273.15" office:value-type="float" office:value="66.9859774065065">
            <text:p>66.99</text:p>
          </table:table-cell>
          <table:table-cell table:style-name="ce2" table:formula="of:=ROUND(([.E47]-25)*4)" office:value-type="float" office:value="168">
            <text:p>168</text:p>
          </table:table-cell>
        </table:table-row>
        <table:table-row table:style-name="ro3">
          <table:table-cell office:value-type="float" office:value="77">
            <text:p>77</text:p>
          </table:table-cell>
          <table:table-cell table:style-name="ce8" table:formula="of:=[.A48]/255*[.$B$4]" office:value-type="float" office:value="0.996470588235294">
            <text:p>0.996</text:p>
          </table:table-cell>
          <table:table-cell table:style-name="ce10" table:formula="of:=[.A48]*[.$B$3]/(2^[.$B$5]-[.A48])" office:value-type="float" office:value="430.167597765363">
            <text:p>430.2</text:p>
          </table:table-cell>
          <table:table-cell/>
          <table:table-cell table:style-name="ce12" table:formula="of:=1/(1/([.$E$3]+273.15)+LN([.C48]/[.$E$4])/[.$E$5])-273.15" office:value-type="float" office:value="66.445860871369">
            <text:p>66.45</text:p>
          </table:table-cell>
          <table:table-cell table:style-name="ce2" table:formula="of:=ROUND(([.E48]-25)*4)" office:value-type="float" office:value="166">
            <text:p>166</text:p>
          </table:table-cell>
        </table:table-row>
        <table:table-row table:style-name="ro3">
          <table:table-cell office:value-type="float" office:value="78">
            <text:p>78</text:p>
          </table:table-cell>
          <table:table-cell table:style-name="ce8" table:formula="of:=[.A49]/255*[.$B$4]" office:value-type="float" office:value="1.00941176470588">
            <text:p>1.009</text:p>
          </table:table-cell>
          <table:table-cell table:style-name="ce10" table:formula="of:=[.A49]*[.$B$3]/(2^[.$B$5]-[.A49])" office:value-type="float" office:value="438.202247191011">
            <text:p>438.2</text:p>
          </table:table-cell>
          <table:table-cell/>
          <table:table-cell table:style-name="ce12" table:formula="of:=1/(1/([.$E$3]+273.15)+LN([.C49]/[.$E$4])/[.$E$5])-273.15" office:value-type="float" office:value="65.9114206715286">
            <text:p>65.91</text:p>
          </table:table-cell>
          <table:table-cell table:style-name="ce2" table:formula="of:=ROUND(([.E49]-25)*4)" office:value-type="float" office:value="164">
            <text:p>164</text:p>
          </table:table-cell>
        </table:table-row>
        <table:table-row table:style-name="ro3">
          <table:table-cell office:value-type="float" office:value="79">
            <text:p>79</text:p>
          </table:table-cell>
          <table:table-cell table:style-name="ce8" table:formula="of:=[.A50]/255*[.$B$4]" office:value-type="float" office:value="1.02235294117647">
            <text:p>1.022</text:p>
          </table:table-cell>
          <table:table-cell table:style-name="ce10" table:formula="of:=[.A50]*[.$B$3]/(2^[.$B$5]-[.A50])" office:value-type="float" office:value="446.327683615819">
            <text:p>446.3</text:p>
          </table:table-cell>
          <table:table-cell/>
          <table:table-cell table:style-name="ce12" table:formula="of:=1/(1/([.$E$3]+273.15)+LN([.C50]/[.$E$4])/[.$E$5])-273.15" office:value-type="float" office:value="65.3824776921433">
            <text:p>65.38</text:p>
          </table:table-cell>
          <table:table-cell table:style-name="ce2" table:formula="of:=ROUND(([.E50]-25)*4)" office:value-type="float" office:value="162">
            <text:p>162</text:p>
          </table:table-cell>
        </table:table-row>
        <table:table-row table:style-name="ro3">
          <table:table-cell office:value-type="float" office:value="80">
            <text:p>80</text:p>
          </table:table-cell>
          <table:table-cell table:style-name="ce8" table:formula="of:=[.A51]/255*[.$B$4]" office:value-type="float" office:value="1.03529411764706">
            <text:p>1.035</text:p>
          </table:table-cell>
          <table:table-cell table:style-name="ce10" table:formula="of:=[.A51]*[.$B$3]/(2^[.$B$5]-[.A51])" office:value-type="float" office:value="454.545454545455">
            <text:p>454.5</text:p>
          </table:table-cell>
          <table:table-cell/>
          <table:table-cell table:style-name="ce12" table:formula="of:=1/(1/([.$E$3]+273.15)+LN([.C51]/[.$E$4])/[.$E$5])-273.15" office:value-type="float" office:value="64.8588596244134">
            <text:p>64.86</text:p>
          </table:table-cell>
          <table:table-cell table:style-name="ce2" table:formula="of:=ROUND(([.E51]-25)*4)" office:value-type="float" office:value="159">
            <text:p>159</text:p>
          </table:table-cell>
        </table:table-row>
        <table:table-row table:style-name="ro3">
          <table:table-cell office:value-type="float" office:value="81">
            <text:p>81</text:p>
          </table:table-cell>
          <table:table-cell table:style-name="ce8" table:formula="of:=[.A52]/255*[.$B$4]" office:value-type="float" office:value="1.04823529411765">
            <text:p>1.048</text:p>
          </table:table-cell>
          <table:table-cell table:style-name="ce10" table:formula="of:=[.A52]*[.$B$3]/(2^[.$B$5]-[.A52])" office:value-type="float" office:value="462.857142857143">
            <text:p>462.9</text:p>
          </table:table-cell>
          <table:table-cell/>
          <table:table-cell table:style-name="ce12" table:formula="of:=1/(1/([.$E$3]+273.15)+LN([.C52]/[.$E$4])/[.$E$5])-273.15" office:value-type="float" office:value="64.3404006039056">
            <text:p>64.34</text:p>
          </table:table-cell>
          <table:table-cell table:style-name="ce2" table:formula="of:=ROUND(([.E52]-25)*4)" office:value-type="float" office:value="157">
            <text:p>157</text:p>
          </table:table-cell>
        </table:table-row>
        <table:table-row table:style-name="ro3">
          <table:table-cell office:value-type="float" office:value="82">
            <text:p>82</text:p>
          </table:table-cell>
          <table:table-cell table:style-name="ce8" table:formula="of:=[.A53]/255*[.$B$4]" office:value-type="float" office:value="1.06117647058824">
            <text:p>1.061</text:p>
          </table:table-cell>
          <table:table-cell table:style-name="ce10" table:formula="of:=[.A53]*[.$B$3]/(2^[.$B$5]-[.A53])" office:value-type="float" office:value="471.264367816092">
            <text:p>471.3</text:p>
          </table:table-cell>
          <table:table-cell/>
          <table:table-cell table:style-name="ce12" table:formula="of:=1/(1/([.$E$3]+273.15)+LN([.C53]/[.$E$4])/[.$E$5])-273.15" office:value-type="float" office:value="63.8269408717098">
            <text:p>63.83</text:p>
          </table:table-cell>
          <table:table-cell table:style-name="ce2" table:formula="of:=ROUND(([.E53]-25)*4)" office:value-type="float" office:value="155">
            <text:p>155</text:p>
          </table:table-cell>
        </table:table-row>
        <table:table-row table:style-name="ro3">
          <table:table-cell office:value-type="float" office:value="83">
            <text:p>83</text:p>
          </table:table-cell>
          <table:table-cell table:style-name="ce8" table:formula="of:=[.A54]/255*[.$B$4]" office:value-type="float" office:value="1.07411764705882">
            <text:p>1.074</text:p>
          </table:table-cell>
          <table:table-cell table:style-name="ce10" table:formula="of:=[.A54]*[.$B$3]/(2^[.$B$5]-[.A54])" office:value-type="float" office:value="479.768786127168">
            <text:p>479.8</text:p>
          </table:table-cell>
          <table:table-cell/>
          <table:table-cell table:style-name="ce12" table:formula="of:=1/(1/([.$E$3]+273.15)+LN([.C54]/[.$E$4])/[.$E$5])-273.15" office:value-type="float" office:value="63.3183264567048">
            <text:p>63.32</text:p>
          </table:table-cell>
          <table:table-cell table:style-name="ce2" table:formula="of:=ROUND(([.E54]-25)*4)" office:value-type="float" office:value="153">
            <text:p>153</text:p>
          </table:table-cell>
        </table:table-row>
        <table:table-row table:style-name="ro3">
          <table:table-cell office:value-type="float" office:value="84">
            <text:p>84</text:p>
          </table:table-cell>
          <table:table-cell table:style-name="ce8" table:formula="of:=[.A55]/255*[.$B$4]" office:value-type="float" office:value="1.08705882352941">
            <text:p>1.087</text:p>
          </table:table-cell>
          <table:table-cell table:style-name="ce10" table:formula="of:=[.A55]*[.$B$3]/(2^[.$B$5]-[.A55])" office:value-type="float" office:value="488.372093023256">
            <text:p>488.4</text:p>
          </table:table-cell>
          <table:table-cell/>
          <table:table-cell table:style-name="ce12" table:formula="of:=1/(1/([.$E$3]+273.15)+LN([.C55]/[.$E$4])/[.$E$5])-273.15" office:value-type="float" office:value="62.8144088773595">
            <text:p>62.81</text:p>
          </table:table-cell>
          <table:table-cell table:style-name="ce2" table:formula="of:=ROUND(([.E55]-25)*4)" office:value-type="float" office:value="151">
            <text:p>151</text:p>
          </table:table-cell>
        </table:table-row>
        <table:table-row table:style-name="ro3">
          <table:table-cell office:value-type="float" office:value="85">
            <text:p>85</text:p>
          </table:table-cell>
          <table:table-cell table:style-name="ce8" table:formula="of:=[.A56]/255*[.$B$4]" office:value-type="float" office:value="1.1">
            <text:p>1.100</text:p>
          </table:table-cell>
          <table:table-cell table:style-name="ce10" table:formula="of:=[.A56]*[.$B$3]/(2^[.$B$5]-[.A56])" office:value-type="float" office:value="497.076023391813">
            <text:p>497.1</text:p>
          </table:table-cell>
          <table:table-cell/>
          <table:table-cell table:style-name="ce12" table:formula="of:=1/(1/([.$E$3]+273.15)+LN([.C56]/[.$E$4])/[.$E$5])-273.15" office:value-type="float" office:value="62.3150448616307">
            <text:p>62.32</text:p>
          </table:table-cell>
          <table:table-cell table:style-name="ce2" table:formula="of:=ROUND(([.E56]-25)*4)" office:value-type="float" office:value="149">
            <text:p>149</text:p>
          </table:table-cell>
        </table:table-row>
        <table:table-row table:style-name="ro3">
          <table:table-cell office:value-type="float" office:value="86">
            <text:p>86</text:p>
          </table:table-cell>
          <table:table-cell table:style-name="ce8" table:formula="of:=[.A57]/255*[.$B$4]" office:value-type="float" office:value="1.11294117647059">
            <text:p>1.113</text:p>
          </table:table-cell>
          <table:table-cell table:style-name="ce10" table:formula="of:=[.A57]*[.$B$3]/(2^[.$B$5]-[.A57])" office:value-type="float" office:value="505.882352941176">
            <text:p>505.9</text:p>
          </table:table-cell>
          <table:table-cell office:value-type="float" office:value="62">
            <text:p>62</text:p>
          </table:table-cell>
          <table:table-cell table:style-name="ce12" table:formula="of:=1/(1/([.$E$3]+273.15)+LN([.C57]/[.$E$4])/[.$E$5])-273.15" office:value-type="float" office:value="61.8200960836376">
            <text:p>61.82</text:p>
          </table:table-cell>
          <table:table-cell table:style-name="ce2" table:formula="of:=ROUND(([.E57]-25)*4)" office:value-type="float" office:value="147">
            <text:p>147</text:p>
          </table:table-cell>
        </table:table-row>
        <table:table-row table:style-name="ro3">
          <table:table-cell office:value-type="float" office:value="87">
            <text:p>87</text:p>
          </table:table-cell>
          <table:table-cell table:style-name="ce8" table:formula="of:=[.A58]/255*[.$B$4]" office:value-type="float" office:value="1.12588235294118">
            <text:p>1.126</text:p>
          </table:table-cell>
          <table:table-cell table:style-name="ce10" table:formula="of:=[.A58]*[.$B$3]/(2^[.$B$5]-[.A58])" office:value-type="float" office:value="514.792899408284">
            <text:p>514.8</text:p>
          </table:table-cell>
          <table:table-cell/>
          <table:table-cell table:style-name="ce12" table:formula="of:=1/(1/([.$E$3]+273.15)+LN([.C58]/[.$E$4])/[.$E$5])-273.15" office:value-type="float" office:value="61.3294289159041">
            <text:p>61.33</text:p>
          </table:table-cell>
          <table:table-cell table:style-name="ce2" table:formula="of:=ROUND(([.E58]-25)*4)" office:value-type="float" office:value="145">
            <text:p>145</text:p>
          </table:table-cell>
        </table:table-row>
        <table:table-row table:style-name="ro3">
          <table:table-cell office:value-type="float" office:value="88">
            <text:p>88</text:p>
          </table:table-cell>
          <table:table-cell table:style-name="ce8" table:formula="of:=[.A59]/255*[.$B$4]" office:value-type="float" office:value="1.13882352941176">
            <text:p>1.139</text:p>
          </table:table-cell>
          <table:table-cell table:style-name="ce10" table:formula="of:=[.A59]*[.$B$3]/(2^[.$B$5]-[.A59])" office:value-type="float" office:value="523.809523809524">
            <text:p>523.8</text:p>
          </table:table-cell>
          <table:table-cell/>
          <table:table-cell table:style-name="ce12" table:formula="of:=1/(1/([.$E$3]+273.15)+LN([.C59]/[.$E$4])/[.$E$5])-273.15" office:value-type="float" office:value="60.8429141960582">
            <text:p>60.84</text:p>
          </table:table-cell>
          <table:table-cell table:style-name="ce2" table:formula="of:=ROUND(([.E59]-25)*4)" office:value-type="float" office:value="143">
            <text:p>143</text:p>
          </table:table-cell>
        </table:table-row>
        <table:table-row table:style-name="ro3">
          <table:table-cell table:style-name="ce6" office:value-type="float" office:value="89">
            <text:p>89</text:p>
          </table:table-cell>
          <table:table-cell table:style-name="ce8" table:formula="of:=[.A60]/255*[.$B$4]" office:value-type="float" office:value="1.15176470588235">
            <text:p>1.152</text:p>
          </table:table-cell>
          <table:table-cell table:style-name="ce10" table:formula="of:=[.A60]*[.$B$3]/(2^[.$B$5]-[.A60])" office:value-type="float" office:value="532.934131736527">
            <text:p>532.9</text:p>
          </table:table-cell>
          <table:table-cell office:value-type="float" office:value="61">
            <text:p>61</text:p>
          </table:table-cell>
          <table:table-cell table:style-name="ce14" table:formula="of:=1/(1/([.$E$3]+273.15)+LN([.C60]/[.$E$4])/[.$E$5])-273.15" office:value-type="float" office:value="60.3604270069687">
            <text:p>60.36</text:p>
          </table:table-cell>
          <table:table-cell table:style-name="ce2" table:formula="of:=ROUND(([.E60]-25)*4)" office:value-type="float" office:value="141">
            <text:p>141</text:p>
          </table:table-cell>
        </table:table-row>
        <table:table-row table:style-name="ro3">
          <table:table-cell office:value-type="float" office:value="90">
            <text:p>90</text:p>
          </table:table-cell>
          <table:table-cell table:style-name="ce8" table:formula="of:=[.A61]/255*[.$B$4]" office:value-type="float" office:value="1.16470588235294">
            <text:p>1.165</text:p>
          </table:table-cell>
          <table:table-cell table:style-name="ce10" table:formula="of:=[.A61]*[.$B$3]/(2^[.$B$5]-[.A61])" office:value-type="float" office:value="542.168674698795">
            <text:p>542.2</text:p>
          </table:table-cell>
          <table:table-cell/>
          <table:table-cell table:style-name="ce12" table:formula="of:=1/(1/([.$E$3]+273.15)+LN([.C61]/[.$E$4])/[.$E$5])-273.15" office:value-type="float" office:value="59.8818464693806">
            <text:p>59.88</text:p>
          </table:table-cell>
          <table:table-cell table:style-name="ce2" table:formula="of:=ROUND(([.E61]-25)*4)" office:value-type="float" office:value="140">
            <text:p>140</text:p>
          </table:table-cell>
        </table:table-row>
        <table:table-row table:style-name="ro3">
          <table:table-cell office:value-type="float" office:value="91">
            <text:p>91</text:p>
          </table:table-cell>
          <table:table-cell table:style-name="ce8" table:formula="of:=[.A62]/255*[.$B$4]" office:value-type="float" office:value="1.17764705882353">
            <text:p>1.178</text:p>
          </table:table-cell>
          <table:table-cell table:style-name="ce10" table:formula="of:=[.A62]*[.$B$3]/(2^[.$B$5]-[.A62])" office:value-type="float" office:value="551.515151515152">
            <text:p>551.5</text:p>
          </table:table-cell>
          <table:table-cell/>
          <table:table-cell table:style-name="ce12" table:formula="of:=1/(1/([.$E$3]+273.15)+LN([.C62]/[.$E$4])/[.$E$5])-273.15" office:value-type="float" office:value="59.4070555461838">
            <text:p>59.41</text:p>
          </table:table-cell>
          <table:table-cell table:style-name="ce2" table:formula="of:=ROUND(([.E62]-25)*4)" office:value-type="float" office:value="138">
            <text:p>138</text:p>
          </table:table-cell>
        </table:table-row>
        <table:table-row table:style-name="ro3">
          <table:table-cell office:value-type="float" office:value="92">
            <text:p>92</text:p>
          </table:table-cell>
          <table:table-cell table:style-name="ce8" table:formula="of:=[.A63]/255*[.$B$4]" office:value-type="float" office:value="1.19058823529412">
            <text:p>1.191</text:p>
          </table:table-cell>
          <table:table-cell table:style-name="ce10" table:formula="of:=[.A63]*[.$B$3]/(2^[.$B$5]-[.A63])" office:value-type="float" office:value="560.975609756098">
            <text:p>561.0</text:p>
          </table:table-cell>
          <table:table-cell/>
          <table:table-cell table:style-name="ce12" table:formula="of:=1/(1/([.$E$3]+273.15)+LN([.C63]/[.$E$4])/[.$E$5])-273.15" office:value-type="float" office:value="58.9359408575203">
            <text:p>58.94</text:p>
          </table:table-cell>
          <table:table-cell table:style-name="ce2" table:formula="of:=ROUND(([.E63]-25)*4)" office:value-type="float" office:value="136">
            <text:p>136</text:p>
          </table:table-cell>
        </table:table-row>
        <table:table-row table:style-name="ro3">
          <table:table-cell office:value-type="float" office:value="93">
            <text:p>93</text:p>
          </table:table-cell>
          <table:table-cell table:style-name="ce8" table:formula="of:=[.A64]/255*[.$B$4]" office:value-type="float" office:value="1.20352941176471">
            <text:p>1.204</text:p>
          </table:table-cell>
          <table:table-cell table:style-name="ce10" table:formula="of:=[.A64]*[.$B$3]/(2^[.$B$5]-[.A64])" office:value-type="float" office:value="570.552147239264">
            <text:p>570.6</text:p>
          </table:table-cell>
          <table:table-cell/>
          <table:table-cell table:style-name="ce12" table:formula="of:=1/(1/([.$E$3]+273.15)+LN([.C64]/[.$E$4])/[.$E$5])-273.15" office:value-type="float" office:value="58.4683925059941">
            <text:p>58.47</text:p>
          </table:table-cell>
          <table:table-cell table:style-name="ce2" table:formula="of:=ROUND(([.E64]-25)*4)" office:value-type="float" office:value="134">
            <text:p>134</text:p>
          </table:table-cell>
        </table:table-row>
        <table:table-row table:style-name="ro3">
          <table:table-cell office:value-type="float" office:value="94">
            <text:p>94</text:p>
          </table:table-cell>
          <table:table-cell table:style-name="ce8" table:formula="of:=[.A65]/255*[.$B$4]" office:value-type="float" office:value="1.21647058823529">
            <text:p>1.216</text:p>
          </table:table-cell>
          <table:table-cell table:style-name="ce10" table:formula="of:=[.A65]*[.$B$3]/(2^[.$B$5]-[.A65])" office:value-type="float" office:value="580.246913580247">
            <text:p>580.2</text:p>
          </table:table-cell>
          <table:table-cell/>
          <table:table-cell table:style-name="ce12" table:formula="of:=1/(1/([.$E$3]+273.15)+LN([.C65]/[.$E$4])/[.$E$5])-273.15" office:value-type="float" office:value="58.0043039113034">
            <text:p>58.00</text:p>
          </table:table-cell>
          <table:table-cell table:style-name="ce2" table:formula="of:=ROUND(([.E65]-25)*4)" office:value-type="float" office:value="132">
            <text:p>132</text:p>
          </table:table-cell>
        </table:table-row>
        <table:table-row table:style-name="ro3">
          <table:table-cell office:value-type="float" office:value="95">
            <text:p>95</text:p>
          </table:table-cell>
          <table:table-cell table:style-name="ce8" table:formula="of:=[.A66]/255*[.$B$4]" office:value-type="float" office:value="1.22941176470588">
            <text:p>1.229</text:p>
          </table:table-cell>
          <table:table-cell table:style-name="ce10" table:formula="of:=[.A66]*[.$B$3]/(2^[.$B$5]-[.A66])" office:value-type="float" office:value="590.062111801242">
            <text:p>590.1</text:p>
          </table:table-cell>
          <table:table-cell/>
          <table:table-cell table:style-name="ce12" table:formula="of:=1/(1/([.$E$3]+273.15)+LN([.C66]/[.$E$4])/[.$E$5])-273.15" office:value-type="float" office:value="57.5435716536704">
            <text:p>57.54</text:p>
          </table:table-cell>
          <table:table-cell table:style-name="ce2" table:formula="of:=ROUND(([.E66]-25)*4)" office:value-type="float" office:value="130">
            <text:p>130</text:p>
          </table:table-cell>
        </table:table-row>
        <table:table-row table:style-name="ro3">
          <table:table-cell office:value-type="float" office:value="96">
            <text:p>96</text:p>
          </table:table-cell>
          <table:table-cell table:style-name="ce8" table:formula="of:=[.A67]/255*[.$B$4]" office:value-type="float" office:value="1.24235294117647">
            <text:p>1.242</text:p>
          </table:table-cell>
          <table:table-cell table:style-name="ce10" table:formula="of:=[.A67]*[.$B$3]/(2^[.$B$5]-[.A67])" office:value-type="float" office:value="600">
            <text:p>600.0</text:p>
          </table:table-cell>
          <table:table-cell/>
          <table:table-cell table:style-name="ce12" table:formula="of:=1/(1/([.$E$3]+273.15)+LN([.C67]/[.$E$4])/[.$E$5])-273.15" office:value-type="float" office:value="57.0860953254861">
            <text:p>57.09</text:p>
          </table:table-cell>
          <table:table-cell table:style-name="ce2" table:formula="of:=ROUND(([.E67]-25)*4)" office:value-type="float" office:value="128">
            <text:p>128</text:p>
          </table:table-cell>
        </table:table-row>
        <table:table-row table:style-name="ro3">
          <table:table-cell office:value-type="float" office:value="97">
            <text:p>97</text:p>
          </table:table-cell>
          <table:table-cell table:style-name="ce8" table:formula="of:=[.A68]/255*[.$B$4]" office:value-type="float" office:value="1.25529411764706">
            <text:p>1.255</text:p>
          </table:table-cell>
          <table:table-cell table:style-name="ce10" table:formula="of:=[.A68]*[.$B$3]/(2^[.$B$5]-[.A68])" office:value-type="float" office:value="610.062893081761">
            <text:p>610.1</text:p>
          </table:table-cell>
          <table:table-cell/>
          <table:table-cell table:style-name="ce12" table:formula="of:=1/(1/([.$E$3]+273.15)+LN([.C68]/[.$E$4])/[.$E$5])-273.15" office:value-type="float" office:value="56.6317773906322">
            <text:p>56.63</text:p>
          </table:table-cell>
          <table:table-cell table:style-name="ce2" table:formula="of:=ROUND(([.E68]-25)*4)" office:value-type="float" office:value="127">
            <text:p>127</text:p>
          </table:table-cell>
        </table:table-row>
        <table:table-row table:style-name="ro3">
          <table:table-cell office:value-type="float" office:value="98">
            <text:p>98</text:p>
          </table:table-cell>
          <table:table-cell table:style-name="ce8" table:formula="of:=[.A69]/255*[.$B$4]" office:value-type="float" office:value="1.26823529411765">
            <text:p>1.268</text:p>
          </table:table-cell>
          <table:table-cell table:style-name="ce10" table:formula="of:=[.A69]*[.$B$3]/(2^[.$B$5]-[.A69])" office:value-type="float" office:value="620.253164556962">
            <text:p>620.3</text:p>
          </table:table-cell>
          <table:table-cell/>
          <table:table-cell table:style-name="ce12" table:formula="of:=1/(1/([.$E$3]+273.15)+LN([.C69]/[.$E$4])/[.$E$5])-273.15" office:value-type="float" office:value="56.1805230509831">
            <text:p>56.18</text:p>
          </table:table-cell>
          <table:table-cell table:style-name="ce2" table:formula="of:=ROUND(([.E69]-25)*4)" office:value-type="float" office:value="125">
            <text:p>125</text:p>
          </table:table-cell>
        </table:table-row>
        <table:table-row table:style-name="ro3">
          <table:table-cell office:value-type="float" office:value="99">
            <text:p>99</text:p>
          </table:table-cell>
          <table:table-cell table:style-name="ce8" table:formula="of:=[.A70]/255*[.$B$4]" office:value-type="float" office:value="1.28117647058824">
            <text:p>1.281</text:p>
          </table:table-cell>
          <table:table-cell table:style-name="ce10" table:formula="of:=[.A70]*[.$B$3]/(2^[.$B$5]-[.A70])" office:value-type="float" office:value="630.573248407643">
            <text:p>630.6</text:p>
          </table:table-cell>
          <table:table-cell/>
          <table:table-cell table:style-name="ce12" table:formula="of:=1/(1/([.$E$3]+273.15)+LN([.C70]/[.$E$4])/[.$E$5])-273.15" office:value-type="float" office:value="55.7322401196233">
            <text:p>55.73</text:p>
          </table:table-cell>
          <table:table-cell table:style-name="ce2" table:formula="of:=ROUND(([.E70]-25)*4)" office:value-type="float" office:value="123">
            <text:p>123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8" table:formula="of:=[.A71]/255*[.$B$4]" office:value-type="float" office:value="1.29411764705882">
            <text:p>1.294</text:p>
          </table:table-cell>
          <table:table-cell table:style-name="ce10" table:formula="of:=[.A71]*[.$B$3]/(2^[.$B$5]-[.A71])" office:value-type="float" office:value="641.025641025641">
            <text:p>641.0</text:p>
          </table:table-cell>
          <table:table-cell/>
          <table:table-cell table:style-name="ce12" table:formula="of:=1/(1/([.$E$3]+273.15)+LN([.C71]/[.$E$4])/[.$E$5])-273.15" office:value-type="float" office:value="55.2868389003525">
            <text:p>55.29</text:p>
          </table:table-cell>
          <table:table-cell table:style-name="ce2" table:formula="of:=ROUND(([.E71]-25)*4)" office:value-type="float" office:value="121">
            <text:p>121</text:p>
          </table:table-cell>
        </table:table-row>
        <table:table-row table:style-name="ro3">
          <table:table-cell office:value-type="float" office:value="101">
            <text:p>101</text:p>
          </table:table-cell>
          <table:table-cell table:style-name="ce8" table:formula="of:=[.A72]/255*[.$B$4]" office:value-type="float" office:value="1.30705882352941">
            <text:p>1.307</text:p>
          </table:table-cell>
          <table:table-cell table:style-name="ce10" table:formula="of:=[.A72]*[.$B$3]/(2^[.$B$5]-[.A72])" office:value-type="float" office:value="651.612903225807">
            <text:p>651.6</text:p>
          </table:table-cell>
          <table:table-cell/>
          <table:table-cell table:style-name="ce12" table:formula="of:=1/(1/([.$E$3]+273.15)+LN([.C72]/[.$E$4])/[.$E$5])-273.15" office:value-type="float" office:value="54.8442320730774">
            <text:p>54.84</text:p>
          </table:table-cell>
          <table:table-cell table:style-name="ce2" table:formula="of:=ROUND(([.E72]-25)*4)" office:value-type="float" office:value="119">
            <text:p>119</text:p>
          </table:table-cell>
        </table:table-row>
        <table:table-row table:style-name="ro3">
          <table:table-cell office:value-type="float" office:value="102">
            <text:p>102</text:p>
          </table:table-cell>
          <table:table-cell table:style-name="ce8" table:formula="of:=[.A73]/255*[.$B$4]" office:value-type="float" office:value="1.32">
            <text:p>1.320</text:p>
          </table:table-cell>
          <table:table-cell table:style-name="ce10" table:formula="of:=[.A73]*[.$B$3]/(2^[.$B$5]-[.A73])" office:value-type="float" office:value="662.337662337662">
            <text:p>662.3</text:p>
          </table:table-cell>
          <table:table-cell/>
          <table:table-cell table:style-name="ce12" table:formula="of:=1/(1/([.$E$3]+273.15)+LN([.C73]/[.$E$4])/[.$E$5])-273.15" office:value-type="float" office:value="54.4043345847203">
            <text:p>54.40</text:p>
          </table:table-cell>
          <table:table-cell table:style-name="ce2" table:formula="of:=ROUND(([.E73]-25)*4)" office:value-type="float" office:value="118">
            <text:p>118</text:p>
          </table:table-cell>
        </table:table-row>
        <table:table-row table:style-name="ro3">
          <table:table-cell office:value-type="float" office:value="103">
            <text:p>103</text:p>
          </table:table-cell>
          <table:table-cell table:style-name="ce8" table:formula="of:=[.A74]/255*[.$B$4]" office:value-type="float" office:value="1.33294117647059">
            <text:p>1.333</text:p>
          </table:table-cell>
          <table:table-cell table:style-name="ce10" table:formula="of:=[.A74]*[.$B$3]/(2^[.$B$5]-[.A74])" office:value-type="float" office:value="673.202614379085">
            <text:p>673.2</text:p>
          </table:table-cell>
          <table:table-cell/>
          <table:table-cell table:style-name="ce12" table:formula="of:=1/(1/([.$E$3]+273.15)+LN([.C74]/[.$E$4])/[.$E$5])-273.15" office:value-type="float" office:value="53.967063545296">
            <text:p>53.97</text:p>
          </table:table-cell>
          <table:table-cell table:style-name="ce2" table:formula="of:=ROUND(([.E74]-25)*4)" office:value-type="float" office:value="116">
            <text:p>116</text:p>
          </table:table-cell>
        </table:table-row>
        <table:table-row table:style-name="ro3">
          <table:table-cell office:value-type="float" office:value="104">
            <text:p>104</text:p>
          </table:table-cell>
          <table:table-cell table:style-name="ce8" table:formula="of:=[.A75]/255*[.$B$4]" office:value-type="float" office:value="1.34588235294118">
            <text:p>1.346</text:p>
          </table:table-cell>
          <table:table-cell table:style-name="ce10" table:formula="of:=[.A75]*[.$B$3]/(2^[.$B$5]-[.A75])" office:value-type="float" office:value="684.21052631579">
            <text:p>684.2</text:p>
          </table:table-cell>
          <table:table-cell/>
          <table:table-cell table:style-name="ce12" table:formula="of:=1/(1/([.$E$3]+273.15)+LN([.C75]/[.$E$4])/[.$E$5])-273.15" office:value-type="float" office:value="53.5323381288373">
            <text:p>53.53</text:p>
          </table:table-cell>
          <table:table-cell table:style-name="ce2" table:formula="of:=ROUND(([.E75]-25)*4)" office:value-type="float" office:value="114">
            <text:p>114</text:p>
          </table:table-cell>
        </table:table-row>
        <table:table-row table:style-name="ro3">
          <table:table-cell office:value-type="float" office:value="105">
            <text:p>105</text:p>
          </table:table-cell>
          <table:table-cell table:style-name="ce8" table:formula="of:=[.A76]/255*[.$B$4]" office:value-type="float" office:value="1.35882352941176">
            <text:p>1.359</text:p>
          </table:table-cell>
          <table:table-cell table:style-name="ce10" table:formula="of:=[.A76]*[.$B$3]/(2^[.$B$5]-[.A76])" office:value-type="float" office:value="695.364238410596">
            <text:p>695.4</text:p>
          </table:table-cell>
          <table:table-cell/>
          <table:table-cell table:style-name="ce12" table:formula="of:=1/(1/([.$E$3]+273.15)+LN([.C76]/[.$E$4])/[.$E$5])-273.15" office:value-type="float" office:value="53.1000794788659">
            <text:p>53.10</text:p>
          </table:table-cell>
          <table:table-cell table:style-name="ce2" table:formula="of:=ROUND(([.E76]-25)*4)" office:value-type="float" office:value="112">
            <text:p>112</text:p>
          </table:table-cell>
        </table:table-row>
        <table:table-row table:style-name="ro3">
          <table:table-cell office:value-type="float" office:value="106">
            <text:p>106</text:p>
          </table:table-cell>
          <table:table-cell table:style-name="ce8" table:formula="of:=[.A77]/255*[.$B$4]" office:value-type="float" office:value="1.37176470588235">
            <text:p>1.372</text:p>
          </table:table-cell>
          <table:table-cell table:style-name="ce10" table:formula="of:=[.A77]*[.$B$3]/(2^[.$B$5]-[.A77])" office:value-type="float" office:value="706.666666666667">
            <text:p>706.7</text:p>
          </table:table-cell>
          <table:table-cell office:value-type="float" office:value="53">
            <text:p>53</text:p>
          </table:table-cell>
          <table:table-cell table:style-name="ce12" table:formula="of:=1/(1/([.$E$3]+273.15)+LN([.C77]/[.$E$4])/[.$E$5])-273.15" office:value-type="float" office:value="52.6702106181284">
            <text:p>52.67</text:p>
          </table:table-cell>
          <table:table-cell table:style-name="ce2" table:formula="of:=ROUND(([.E77]-25)*4)" office:value-type="float" office:value="111">
            <text:p>111</text:p>
          </table:table-cell>
        </table:table-row>
        <table:table-row table:style-name="ro3">
          <table:table-cell office:value-type="float" office:value="107">
            <text:p>107</text:p>
          </table:table-cell>
          <table:table-cell table:style-name="ce8" table:formula="of:=[.A78]/255*[.$B$4]" office:value-type="float" office:value="1.38470588235294">
            <text:p>1.385</text:p>
          </table:table-cell>
          <table:table-cell table:style-name="ce10" table:formula="of:=[.A78]*[.$B$3]/(2^[.$B$5]-[.A78])" office:value-type="float" office:value="718.120805369128">
            <text:p>718.1</text:p>
          </table:table-cell>
          <table:table-cell/>
          <table:table-cell table:style-name="ce12" table:formula="of:=1/(1/([.$E$3]+273.15)+LN([.C78]/[.$E$4])/[.$E$5])-273.15" office:value-type="float" office:value="52.2426563623351">
            <text:p>52.24</text:p>
          </table:table-cell>
          <table:table-cell table:style-name="ce2" table:formula="of:=ROUND(([.E78]-25)*4)" office:value-type="float" office:value="109">
            <text:p>109</text:p>
          </table:table-cell>
        </table:table-row>
        <table:table-row table:style-name="ro3">
          <table:table-cell office:value-type="float" office:value="108">
            <text:p>108</text:p>
          </table:table-cell>
          <table:table-cell table:style-name="ce8" table:formula="of:=[.A79]/255*[.$B$4]" office:value-type="float" office:value="1.39764705882353">
            <text:p>1.398</text:p>
          </table:table-cell>
          <table:table-cell table:style-name="ce10" table:formula="of:=[.A79]*[.$B$3]/(2^[.$B$5]-[.A79])" office:value-type="float" office:value="729.72972972973">
            <text:p>729.7</text:p>
          </table:table-cell>
          <table:table-cell/>
          <table:table-cell table:style-name="ce12" table:formula="of:=1/(1/([.$E$3]+273.15)+LN([.C79]/[.$E$4])/[.$E$5])-273.15" office:value-type="float" office:value="51.8173432376549">
            <text:p>51.82</text:p>
          </table:table-cell>
          <table:table-cell table:style-name="ce2" table:formula="of:=ROUND(([.E79]-25)*4)" office:value-type="float" office:value="107">
            <text:p>107</text:p>
          </table:table-cell>
        </table:table-row>
        <table:table-row table:style-name="ro3">
          <table:table-cell office:value-type="float" office:value="109">
            <text:p>109</text:p>
          </table:table-cell>
          <table:table-cell table:style-name="ce8" table:formula="of:=[.A80]/255*[.$B$4]" office:value-type="float" office:value="1.41058823529412">
            <text:p>1.411</text:p>
          </table:table-cell>
          <table:table-cell table:style-name="ce10" table:formula="of:=[.A80]*[.$B$3]/(2^[.$B$5]-[.A80])" office:value-type="float" office:value="741.496598639456">
            <text:p>741.5</text:p>
          </table:table-cell>
          <table:table-cell/>
          <table:table-cell table:style-name="ce12" table:formula="of:=1/(1/([.$E$3]+273.15)+LN([.C80]/[.$E$4])/[.$E$5])-273.15" office:value-type="float" office:value="51.3941994017366">
            <text:p>51.39</text:p>
          </table:table-cell>
          <table:table-cell table:style-name="ce2" table:formula="of:=ROUND(([.E80]-25)*4)" office:value-type="float" office:value="106">
            <text:p>106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table:style-name="ce8" table:formula="of:=[.A81]/255*[.$B$4]" office:value-type="float" office:value="1.42352941176471">
            <text:p>1.424</text:p>
          </table:table-cell>
          <table:table-cell table:style-name="ce10" table:formula="of:=[.A81]*[.$B$3]/(2^[.$B$5]-[.A81])" office:value-type="float" office:value="753.424657534247">
            <text:p>753.4</text:p>
          </table:table-cell>
          <table:table-cell/>
          <table:table-cell table:style-name="ce12" table:formula="of:=1/(1/([.$E$3]+273.15)+LN([.C81]/[.$E$4])/[.$E$5])-273.15" office:value-type="float" office:value="50.9731545680408">
            <text:p>50.97</text:p>
          </table:table-cell>
          <table:table-cell table:style-name="ce2" table:formula="of:=ROUND(([.E81]-25)*4)" office:value-type="float" office:value="104">
            <text:p>104</text:p>
          </table:table-cell>
        </table:table-row>
        <table:table-row table:style-name="ro3">
          <table:table-cell office:value-type="float" office:value="111">
            <text:p>111</text:p>
          </table:table-cell>
          <table:table-cell table:style-name="ce8" table:formula="of:=[.A82]/255*[.$B$4]" office:value-type="float" office:value="1.43647058823529">
            <text:p>1.436</text:p>
          </table:table-cell>
          <table:table-cell table:style-name="ce10" table:formula="of:=[.A82]*[.$B$3]/(2^[.$B$5]-[.A82])" office:value-type="float" office:value="765.51724137931">
            <text:p>765.5</text:p>
          </table:table-cell>
          <table:table-cell/>
          <table:table-cell table:style-name="ce12" table:formula="of:=1/(1/([.$E$3]+273.15)+LN([.C82]/[.$E$4])/[.$E$5])-273.15" office:value-type="float" office:value="50.5541399332797">
            <text:p>50.55</text:p>
          </table:table-cell>
          <table:table-cell table:style-name="ce2" table:formula="of:=ROUND(([.E82]-25)*4)" office:value-type="float" office:value="102">
            <text:p>102</text:p>
          </table:table-cell>
        </table:table-row>
        <table:table-row table:style-name="ro3">
          <table:table-cell office:value-type="float" office:value="112">
            <text:p>112</text:p>
          </table:table-cell>
          <table:table-cell table:style-name="ce8" table:formula="of:=[.A83]/255*[.$B$4]" office:value-type="float" office:value="1.44941176470588">
            <text:p>1.449</text:p>
          </table:table-cell>
          <table:table-cell table:style-name="ce10" table:formula="of:=[.A83]*[.$B$3]/(2^[.$B$5]-[.A83])" office:value-type="float" office:value="777.777777777778">
            <text:p>777.8</text:p>
          </table:table-cell>
          <table:table-cell/>
          <table:table-cell table:style-name="ce12" table:formula="of:=1/(1/([.$E$3]+273.15)+LN([.C83]/[.$E$4])/[.$E$5])-273.15" office:value-type="float" office:value="50.137088107774">
            <text:p>50.14</text:p>
          </table:table-cell>
          <table:table-cell table:style-name="ce2" table:formula="of:=ROUND(([.E83]-25)*4)" office:value-type="float" office:value="101">
            <text:p>101</text:p>
          </table:table-cell>
        </table:table-row>
        <table:table-row table:style-name="ro3">
          <table:table-cell office:value-type="float" office:value="113">
            <text:p>113</text:p>
          </table:table-cell>
          <table:table-cell table:style-name="ce8" table:formula="of:=[.A84]/255*[.$B$4]" office:value-type="float" office:value="1.46235294117647">
            <text:p>1.462</text:p>
          </table:table-cell>
          <table:table-cell table:style-name="ce10" table:formula="of:=[.A84]*[.$B$3]/(2^[.$B$5]-[.A84])" office:value-type="float" office:value="790.20979020979">
            <text:p>790.2</text:p>
          </table:table-cell>
          <table:table-cell/>
          <table:table-cell table:style-name="ce12" table:formula="of:=1/(1/([.$E$3]+273.15)+LN([.C84]/[.$E$4])/[.$E$5])-273.15" office:value-type="float" office:value="49.7219330485493">
            <text:p>49.72</text:p>
          </table:table-cell>
          <table:table-cell table:style-name="ce2" table:formula="of:=ROUND(([.E84]-25)*4)" office:value-type="float" office:value="99">
            <text:p>99</text:p>
          </table:table-cell>
        </table:table-row>
        <table:table-row table:style-name="ro3">
          <table:table-cell office:value-type="float" office:value="114">
            <text:p>114</text:p>
          </table:table-cell>
          <table:table-cell table:style-name="ce8" table:formula="of:=[.A85]/255*[.$B$4]" office:value-type="float" office:value="1.47529411764706">
            <text:p>1.475</text:p>
          </table:table-cell>
          <table:table-cell table:style-name="ce10" table:formula="of:=[.A85]*[.$B$3]/(2^[.$B$5]-[.A85])" office:value-type="float" office:value="802.816901408451">
            <text:p>802.8</text:p>
          </table:table-cell>
          <table:table-cell/>
          <table:table-cell table:style-name="ce12" table:formula="of:=1/(1/([.$E$3]+273.15)+LN([.C85]/[.$E$4])/[.$E$5])-273.15" office:value-type="float" office:value="49.3086099950014">
            <text:p>49.31</text:p>
          </table:table-cell>
          <table:table-cell table:style-name="ce2" table:formula="of:=ROUND(([.E85]-25)*4)" office:value-type="float" office:value="97">
            <text:p>97</text:p>
          </table:table-cell>
        </table:table-row>
        <table:table-row table:style-name="ro3">
          <table:table-cell office:value-type="float" office:value="115">
            <text:p>115</text:p>
          </table:table-cell>
          <table:table-cell table:style-name="ce8" table:formula="of:=[.A86]/255*[.$B$4]" office:value-type="float" office:value="1.48823529411765">
            <text:p>1.488</text:p>
          </table:table-cell>
          <table:table-cell table:style-name="ce10" table:formula="of:=[.A86]*[.$B$3]/(2^[.$B$5]-[.A86])" office:value-type="float" office:value="815.602836879433">
            <text:p>815.6</text:p>
          </table:table-cell>
          <table:table-cell/>
          <table:table-cell table:style-name="ce12" table:formula="of:=1/(1/([.$E$3]+273.15)+LN([.C86]/[.$E$4])/[.$E$5])-273.15" office:value-type="float" office:value="48.8970554069739">
            <text:p>48.90</text:p>
          </table:table-cell>
          <table:table-cell table:style-name="ce2" table:formula="of:=ROUND(([.E86]-25)*4)" office:value-type="float" office:value="96">
            <text:p>96</text:p>
          </table:table-cell>
        </table:table-row>
        <table:table-row table:style-name="ro3">
          <table:table-cell office:value-type="float" office:value="116">
            <text:p>116</text:p>
          </table:table-cell>
          <table:table-cell table:style-name="ce8" table:formula="of:=[.A87]/255*[.$B$4]" office:value-type="float" office:value="1.50117647058824">
            <text:p>1.501</text:p>
          </table:table-cell>
          <table:table-cell table:style-name="ce10" table:formula="of:=[.A87]*[.$B$3]/(2^[.$B$5]-[.A87])" office:value-type="float" office:value="828.571428571429">
            <text:p>828.6</text:p>
          </table:table-cell>
          <table:table-cell/>
          <table:table-cell table:style-name="ce12" table:formula="of:=1/(1/([.$E$3]+273.15)+LN([.C87]/[.$E$4])/[.$E$5])-273.15" office:value-type="float" office:value="48.4872069050965">
            <text:p>48.49</text:p>
          </table:table-cell>
          <table:table-cell table:style-name="ce2" table:formula="of:=ROUND(([.E87]-25)*4)" office:value-type="float" office:value="94">
            <text:p>94</text:p>
          </table:table-cell>
        </table:table-row>
        <table:table-row table:style-name="ro3">
          <table:table-cell office:value-type="float" office:value="117">
            <text:p>117</text:p>
          </table:table-cell>
          <table:table-cell table:style-name="ce8" table:formula="of:=[.A88]/255*[.$B$4]" office:value-type="float" office:value="1.51411764705882">
            <text:p>1.514</text:p>
          </table:table-cell>
          <table:table-cell table:style-name="ce10" table:formula="of:=[.A88]*[.$B$3]/(2^[.$B$5]-[.A88])" office:value-type="float" office:value="841.726618705036">
            <text:p>841.7</text:p>
          </table:table-cell>
          <table:table-cell/>
          <table:table-cell table:style-name="ce12" table:formula="of:=1/(1/([.$E$3]+273.15)+LN([.C88]/[.$E$4])/[.$E$5])-273.15" office:value-type="float" office:value="48.0790032132427">
            <text:p>48.08</text:p>
          </table:table-cell>
          <table:table-cell table:style-name="ce2" table:formula="of:=ROUND(([.E88]-25)*4)" office:value-type="float" office:value="92">
            <text:p>92</text:p>
          </table:table-cell>
        </table:table-row>
        <table:table-row table:style-name="ro3">
          <table:table-cell office:value-type="float" office:value="118">
            <text:p>118</text:p>
          </table:table-cell>
          <table:table-cell table:style-name="ce8" table:formula="of:=[.A89]/255*[.$B$4]" office:value-type="float" office:value="1.52705882352941">
            <text:p>1.527</text:p>
          </table:table-cell>
          <table:table-cell table:style-name="ce10" table:formula="of:=[.A89]*[.$B$3]/(2^[.$B$5]-[.A89])" office:value-type="float" office:value="855.072463768116">
            <text:p>855.1</text:p>
          </table:table-cell>
          <table:table-cell/>
          <table:table-cell table:style-name="ce12" table:formula="of:=1/(1/([.$E$3]+273.15)+LN([.C89]/[.$E$4])/[.$E$5])-273.15" office:value-type="float" office:value="47.672384102974">
            <text:p>47.67</text:p>
          </table:table-cell>
          <table:table-cell table:style-name="ce2" table:formula="of:=ROUND(([.E89]-25)*4)" office:value-type="float" office:value="91">
            <text:p>91</text:p>
          </table:table-cell>
        </table:table-row>
        <table:table-row table:style-name="ro3">
          <table:table-cell office:value-type="float" office:value="119">
            <text:p>119</text:p>
          </table:table-cell>
          <table:table-cell table:style-name="ce8" table:formula="of:=[.A90]/255*[.$B$4]" office:value-type="float" office:value="1.54">
            <text:p>1.540</text:p>
          </table:table-cell>
          <table:table-cell table:style-name="ce10" table:formula="of:=[.A90]*[.$B$3]/(2^[.$B$5]-[.A90])" office:value-type="float" office:value="868.613138686131">
            <text:p>868.6</text:p>
          </table:table-cell>
          <table:table-cell/>
          <table:table-cell table:style-name="ce12" table:formula="of:=1/(1/([.$E$3]+273.15)+LN([.C90]/[.$E$4])/[.$E$5])-273.15" office:value-type="float" office:value="47.2672903398414">
            <text:p>47.27</text:p>
          </table:table-cell>
          <table:table-cell table:style-name="ce2" table:formula="of:=ROUND(([.E90]-25)*4)" office:value-type="float" office:value="89">
            <text:p>89</text:p>
          </table:table-cell>
        </table:table-row>
        <table:table-row table:style-name="ro3">
          <table:table-cell office:value-type="float" office:value="120">
            <text:p>120</text:p>
          </table:table-cell>
          <table:table-cell table:style-name="ce8" table:formula="of:=[.A91]/255*[.$B$4]" office:value-type="float" office:value="1.55294117647059">
            <text:p>1.553</text:p>
          </table:table-cell>
          <table:table-cell table:style-name="ce10" table:formula="of:=[.A91]*[.$B$3]/(2^[.$B$5]-[.A91])" office:value-type="float" office:value="882.352941176471">
            <text:p>882.4</text:p>
          </table:table-cell>
          <table:table-cell/>
          <table:table-cell table:style-name="ce12" table:formula="of:=1/(1/([.$E$3]+273.15)+LN([.C91]/[.$E$4])/[.$E$5])-273.15" office:value-type="float" office:value="46.8636636314258">
            <text:p>46.86</text:p>
          </table:table-cell>
          <table:table-cell table:style-name="ce2" table:formula="of:=ROUND(([.E91]-25)*4)" office:value-type="float" office:value="87">
            <text:p>87</text:p>
          </table:table-cell>
        </table:table-row>
        <table:table-row table:style-name="ro3">
          <table:table-cell office:value-type="float" office:value="121">
            <text:p>121</text:p>
          </table:table-cell>
          <table:table-cell table:style-name="ce8" table:formula="of:=[.A92]/255*[.$B$4]" office:value-type="float" office:value="1.56588235294118">
            <text:p>1.566</text:p>
          </table:table-cell>
          <table:table-cell table:style-name="ce10" table:formula="of:=[.A92]*[.$B$3]/(2^[.$B$5]-[.A92])" office:value-type="float" office:value="896.296296296296">
            <text:p>896.3</text:p>
          </table:table-cell>
          <table:table-cell/>
          <table:table-cell table:style-name="ce12" table:formula="of:=1/(1/([.$E$3]+273.15)+LN([.C92]/[.$E$4])/[.$E$5])-273.15" office:value-type="float" office:value="46.4614465770011">
            <text:p>46.46</text:p>
          </table:table-cell>
          <table:table-cell table:style-name="ce2" table:formula="of:=ROUND(([.E92]-25)*4)" office:value-type="float" office:value="86">
            <text:p>86</text:p>
          </table:table-cell>
        </table:table-row>
        <table:table-row table:style-name="ro3">
          <table:table-cell office:value-type="float" office:value="122">
            <text:p>122</text:p>
          </table:table-cell>
          <table:table-cell table:style-name="ce8" table:formula="of:=[.A93]/255*[.$B$4]" office:value-type="float" office:value="1.57882352941176">
            <text:p>1.579</text:p>
          </table:table-cell>
          <table:table-cell table:style-name="ce10" table:formula="of:=[.A93]*[.$B$3]/(2^[.$B$5]-[.A93])" office:value-type="float" office:value="910.44776119403">
            <text:p>910.4</text:p>
          </table:table-cell>
          <table:table-cell office:value-type="float" office:value="46">
            <text:p>46</text:p>
          </table:table-cell>
          <table:table-cell table:style-name="ce12" table:formula="of:=1/(1/([.$E$3]+273.15)+LN([.C93]/[.$E$4])/[.$E$5])-273.15" office:value-type="float" office:value="46.0605826187123">
            <text:p>46.06</text:p>
          </table:table-cell>
          <table:table-cell table:style-name="ce2" table:formula="of:=ROUND(([.E93]-25)*4)" office:value-type="float" office:value="84">
            <text:p>84</text:p>
          </table:table-cell>
        </table:table-row>
        <table:table-row table:style-name="ro3">
          <table:table-cell office:value-type="float" office:value="123">
            <text:p>123</text:p>
          </table:table-cell>
          <table:table-cell table:style-name="ce8" table:formula="of:=[.A94]/255*[.$B$4]" office:value-type="float" office:value="1.59176470588235">
            <text:p>1.592</text:p>
          </table:table-cell>
          <table:table-cell table:style-name="ce10" table:formula="of:=[.A94]*[.$B$3]/(2^[.$B$5]-[.A94])" office:value-type="float" office:value="924.812030075188">
            <text:p>924.8</text:p>
          </table:table-cell>
          <table:table-cell/>
          <table:table-cell table:style-name="ce12" table:formula="of:=1/(1/([.$E$3]+273.15)+LN([.C94]/[.$E$4])/[.$E$5])-273.15" office:value-type="float" office:value="45.661015994163">
            <text:p>45.66</text:p>
          </table:table-cell>
          <table:table-cell table:style-name="ce2" table:formula="of:=ROUND(([.E94]-25)*4)" office:value-type="float" office:value="83">
            <text:p>83</text:p>
          </table:table-cell>
        </table:table-row>
        <table:table-row table:style-name="ro3">
          <table:table-cell office:value-type="float" office:value="124">
            <text:p>124</text:p>
          </table:table-cell>
          <table:table-cell table:style-name="ce8" table:formula="of:=[.A95]/255*[.$B$4]" office:value-type="float" office:value="1.60470588235294">
            <text:p>1.605</text:p>
          </table:table-cell>
          <table:table-cell table:style-name="ce10" table:formula="of:=[.A95]*[.$B$3]/(2^[.$B$5]-[.A95])" office:value-type="float" office:value="939.393939393939">
            <text:p>939.4</text:p>
          </table:table-cell>
          <table:table-cell/>
          <table:table-cell table:style-name="ce12" table:formula="of:=1/(1/([.$E$3]+273.15)+LN([.C95]/[.$E$4])/[.$E$5])-273.15" office:value-type="float" office:value="45.2626916903143">
            <text:p>45.26</text:p>
          </table:table-cell>
          <table:table-cell table:style-name="ce2" table:formula="of:=ROUND(([.E95]-25)*4)" office:value-type="float" office:value="81">
            <text:p>81</text:p>
          </table:table-cell>
        </table:table-row>
        <table:table-row table:style-name="ro3">
          <table:table-cell office:value-type="float" office:value="125">
            <text:p>125</text:p>
          </table:table-cell>
          <table:table-cell table:style-name="ce8" table:formula="of:=[.A96]/255*[.$B$4]" office:value-type="float" office:value="1.61764705882353">
            <text:p>1.618</text:p>
          </table:table-cell>
          <table:table-cell table:style-name="ce10" table:formula="of:=[.A96]*[.$B$3]/(2^[.$B$5]-[.A96])" office:value-type="float" office:value="954.198473282443">
            <text:p>954.2</text:p>
          </table:table-cell>
          <table:table-cell/>
          <table:table-cell table:style-name="ce12" table:formula="of:=1/(1/([.$E$3]+273.15)+LN([.C96]/[.$E$4])/[.$E$5])-273.15" office:value-type="float" office:value="44.8655553985998">
            <text:p>44.87</text:p>
          </table:table-cell>
          <table:table-cell table:style-name="ce2" table:formula="of:=ROUND(([.E96]-25)*4)" office:value-type="float" office:value="79">
            <text:p>79</text:p>
          </table:table-cell>
        </table:table-row>
        <table:table-row table:style-name="ro3">
          <table:table-cell office:value-type="float" office:value="126">
            <text:p>126</text:p>
          </table:table-cell>
          <table:table-cell table:style-name="ce8" table:formula="of:=[.A97]/255*[.$B$4]" office:value-type="float" office:value="1.63058823529412">
            <text:p>1.631</text:p>
          </table:table-cell>
          <table:table-cell table:style-name="ce10" table:formula="of:=[.A97]*[.$B$3]/(2^[.$B$5]-[.A97])" office:value-type="float" office:value="969.230769230769">
            <text:p>969.2</text:p>
          </table:table-cell>
          <table:table-cell/>
          <table:table-cell table:style-name="ce12" table:formula="of:=1/(1/([.$E$3]+273.15)+LN([.C97]/[.$E$4])/[.$E$5])-273.15" office:value-type="float" office:value="44.4695534711639">
            <text:p>44.47</text:p>
          </table:table-cell>
          <table:table-cell table:style-name="ce2" table:formula="of:=ROUND(([.E97]-25)*4)" office:value-type="float" office:value="78">
            <text:p>78</text:p>
          </table:table-cell>
        </table:table-row>
        <table:table-row table:style-name="ro3">
          <table:table-cell office:value-type="float" office:value="127">
            <text:p>127</text:p>
          </table:table-cell>
          <table:table-cell table:style-name="ce8" table:formula="of:=[.A98]/255*[.$B$4]" office:value-type="float" office:value="1.64352941176471">
            <text:p>1.644</text:p>
          </table:table-cell>
          <table:table-cell table:style-name="ce10" table:formula="of:=[.A98]*[.$B$3]/(2^[.$B$5]-[.A98])" office:value-type="float" office:value="984.496124031008">
            <text:p>984.5</text:p>
          </table:table-cell>
          <table:table-cell/>
          <table:table-cell table:style-name="ce12" table:formula="of:=1/(1/([.$E$3]+273.15)+LN([.C98]/[.$E$4])/[.$E$5])-273.15" office:value-type="float" office:value="44.0746328781384">
            <text:p>44.07</text:p>
          </table:table-cell>
          <table:table-cell table:style-name="ce2" table:formula="of:=ROUND(([.E98]-25)*4)" office:value-type="float" office:value="76">
            <text:p>76</text:p>
          </table:table-cell>
        </table:table-row>
        <table:table-row table:style-name="ro3">
          <table:table-cell office:value-type="float" office:value="128">
            <text:p>128</text:p>
          </table:table-cell>
          <table:table-cell table:style-name="ce8" table:formula="of:=[.A99]/255*[.$B$4]" office:value-type="float" office:value="1.65647058823529">
            <text:p>1.656</text:p>
          </table:table-cell>
          <table:table-cell table:style-name="ce10" table:formula="of:=[.A99]*[.$B$3]/(2^[.$B$5]-[.A99])" office:value-type="float" office:value="1000">
            <text:p>1000.0</text:p>
          </table:table-cell>
          <table:table-cell/>
          <table:table-cell table:style-name="ce12" table:formula="of:=1/(1/([.$E$3]+273.15)+LN([.C99]/[.$E$4])/[.$E$5])-273.15" office:value-type="float" office:value="43.6807411658702">
            <text:p>43.68</text:p>
          </table:table-cell>
          <table:table-cell table:style-name="ce2" table:formula="of:=ROUND(([.E99]-25)*4)" office:value-type="float" office:value="75">
            <text:p>75</text:p>
          </table:table-cell>
        </table:table-row>
        <table:table-row table:style-name="ro3">
          <table:table-cell office:value-type="float" office:value="129">
            <text:p>129</text:p>
          </table:table-cell>
          <table:table-cell table:style-name="ce8" table:formula="of:=[.A100]/255*[.$B$4]" office:value-type="float" office:value="1.66941176470588">
            <text:p>1.669</text:p>
          </table:table-cell>
          <table:table-cell table:style-name="ce10" table:formula="of:=[.A100]*[.$B$3]/(2^[.$B$5]-[.A100])" office:value-type="float" office:value="1015.74803149606">
            <text:p>1015.7</text:p>
          </table:table-cell>
          <table:table-cell/>
          <table:table-cell table:style-name="ce12" table:formula="of:=1/(1/([.$E$3]+273.15)+LN([.C100]/[.$E$4])/[.$E$5])-273.15" office:value-type="float" office:value="43.2878264160207">
            <text:p>43.29</text:p>
          </table:table-cell>
          <table:table-cell table:style-name="ce2" table:formula="of:=ROUND(([.E100]-25)*4)" office:value-type="float" office:value="73">
            <text:p>73</text:p>
          </table:table-cell>
        </table:table-row>
        <table:table-row table:style-name="ro3">
          <table:table-cell office:value-type="float" office:value="130">
            <text:p>130</text:p>
          </table:table-cell>
          <table:table-cell table:style-name="ce8" table:formula="of:=[.A101]/255*[.$B$4]" office:value-type="float" office:value="1.68235294117647">
            <text:p>1.682</text:p>
          </table:table-cell>
          <table:table-cell table:style-name="ce10" table:formula="of:=[.A101]*[.$B$3]/(2^[.$B$5]-[.A101])" office:value-type="float" office:value="1031.74603174603">
            <text:p>1031.7</text:p>
          </table:table-cell>
          <table:table-cell/>
          <table:table-cell table:style-name="ce12" table:formula="of:=1/(1/([.$E$3]+273.15)+LN([.C101]/[.$E$4])/[.$E$5])-273.15" office:value-type="float" office:value="42.8958372054561">
            <text:p>42.90</text:p>
          </table:table-cell>
          <table:table-cell table:style-name="ce2" table:formula="of:=ROUND(([.E101]-25)*4)" office:value-type="float" office:value="72">
            <text:p>72</text:p>
          </table:table-cell>
        </table:table-row>
        <table:table-row table:style-name="ro3">
          <table:table-cell office:value-type="float" office:value="131">
            <text:p>131</text:p>
          </table:table-cell>
          <table:table-cell table:style-name="ce8" table:formula="of:=[.A102]/255*[.$B$4]" office:value-type="float" office:value="1.69529411764706">
            <text:p>1.695</text:p>
          </table:table-cell>
          <table:table-cell table:style-name="ce10" table:formula="of:=[.A102]*[.$B$3]/(2^[.$B$5]-[.A102])" office:value-type="float" office:value="1048">
            <text:p>1048.0</text:p>
          </table:table-cell>
          <table:table-cell/>
          <table:table-cell table:style-name="ce12" table:formula="of:=1/(1/([.$E$3]+273.15)+LN([.C102]/[.$E$4])/[.$E$5])-273.15" office:value-type="float" office:value="42.5047225668532">
            <text:p>42.50</text:p>
          </table:table-cell>
          <table:table-cell table:style-name="ce2" table:formula="of:=ROUND(([.E102]-25)*4)" office:value-type="float" office:value="70">
            <text:p>70</text:p>
          </table:table-cell>
        </table:table-row>
        <table:table-row table:style-name="ro3">
          <table:table-cell office:value-type="float" office:value="132">
            <text:p>132</text:p>
          </table:table-cell>
          <table:table-cell table:style-name="ce8" table:formula="of:=[.A103]/255*[.$B$4]" office:value-type="float" office:value="1.70823529411765">
            <text:p>1.708</text:p>
          </table:table-cell>
          <table:table-cell table:style-name="ce10" table:formula="of:=[.A103]*[.$B$3]/(2^[.$B$5]-[.A103])" office:value-type="float" office:value="1064.51612903226">
            <text:p>1064.5</text:p>
          </table:table-cell>
          <table:table-cell/>
          <table:table-cell table:style-name="ce12" table:formula="of:=1/(1/([.$E$3]+273.15)+LN([.C103]/[.$E$4])/[.$E$5])-273.15" office:value-type="float" office:value="42.114431949946">
            <text:p>42.11</text:p>
          </table:table-cell>
          <table:table-cell table:style-name="ce2" table:formula="of:=ROUND(([.E103]-25)*4)" office:value-type="float" office:value="68">
            <text:p>68</text:p>
          </table:table-cell>
        </table:table-row>
        <table:table-row table:style-name="ro3">
          <table:table-cell office:value-type="float" office:value="133">
            <text:p>133</text:p>
          </table:table-cell>
          <table:table-cell table:style-name="ce8" table:formula="of:=[.A104]/255*[.$B$4]" office:value-type="float" office:value="1.72117647058824">
            <text:p>1.721</text:p>
          </table:table-cell>
          <table:table-cell table:style-name="ce10" table:formula="of:=[.A104]*[.$B$3]/(2^[.$B$5]-[.A104])" office:value-type="float" office:value="1081.30081300813">
            <text:p>1081.3</text:p>
          </table:table-cell>
          <table:table-cell/>
          <table:table-cell table:style-name="ce12" table:formula="of:=1/(1/([.$E$3]+273.15)+LN([.C104]/[.$E$4])/[.$E$5])-273.15" office:value-type="float" office:value="41.7249151833396">
            <text:p>41.72</text:p>
          </table:table-cell>
          <table:table-cell table:style-name="ce2" table:formula="of:=ROUND(([.E104]-25)*4)" office:value-type="float" office:value="67">
            <text:p>67</text:p>
          </table:table-cell>
        </table:table-row>
        <table:table-row table:style-name="ro3">
          <table:table-cell office:value-type="float" office:value="134">
            <text:p>134</text:p>
          </table:table-cell>
          <table:table-cell table:style-name="ce8" table:formula="of:=[.A105]/255*[.$B$4]" office:value-type="float" office:value="1.73411764705882">
            <text:p>1.734</text:p>
          </table:table-cell>
          <table:table-cell table:style-name="ce10" table:formula="of:=[.A105]*[.$B$3]/(2^[.$B$5]-[.A105])" office:value-type="float" office:value="1098.36065573771">
            <text:p>1098.4</text:p>
          </table:table-cell>
          <table:table-cell office:value-type="float" office:value="41">
            <text:p>41</text:p>
          </table:table-cell>
          <table:table-cell table:style-name="ce12" table:formula="of:=1/(1/([.$E$3]+273.15)+LN([.C105]/[.$E$4])/[.$E$5])-273.15" office:value-type="float" office:value="41.3361224368205">
            <text:p>41.34</text:p>
          </table:table-cell>
          <table:table-cell table:style-name="ce2" table:formula="of:=ROUND(([.E105]-25)*4)" office:value-type="float" office:value="65">
            <text:p>65</text:p>
          </table:table-cell>
        </table:table-row>
        <table:table-row table:style-name="ro3">
          <table:table-cell office:value-type="float" office:value="135">
            <text:p>135</text:p>
          </table:table-cell>
          <table:table-cell table:style-name="ce8" table:formula="of:=[.A106]/255*[.$B$4]" office:value-type="float" office:value="1.74705882352941">
            <text:p>1.747</text:p>
          </table:table-cell>
          <table:table-cell table:style-name="ce10" table:formula="of:=[.A106]*[.$B$3]/(2^[.$B$5]-[.A106])" office:value-type="float" office:value="1115.70247933884">
            <text:p>1115.7</text:p>
          </table:table-cell>
          <table:table-cell/>
          <table:table-cell table:style-name="ce12" table:formula="of:=1/(1/([.$E$3]+273.15)+LN([.C106]/[.$E$4])/[.$E$5])-273.15" office:value-type="float" office:value="40.9480041840935">
            <text:p>40.95</text:p>
          </table:table-cell>
          <table:table-cell table:style-name="ce2" table:formula="of:=ROUND(([.E106]-25)*4)" office:value-type="float" office:value="64">
            <text:p>64</text:p>
          </table:table-cell>
        </table:table-row>
        <table:table-row table:style-name="ro3">
          <table:table-cell office:value-type="float" office:value="136">
            <text:p>136</text:p>
          </table:table-cell>
          <table:table-cell table:style-name="ce8" table:formula="of:=[.A107]/255*[.$B$4]" office:value-type="float" office:value="1.76">
            <text:p>1.760</text:p>
          </table:table-cell>
          <table:table-cell table:style-name="ce10" table:formula="of:=[.A107]*[.$B$3]/(2^[.$B$5]-[.A107])" office:value-type="float" office:value="1133.33333333333">
            <text:p>1133.3</text:p>
          </table:table-cell>
          <table:table-cell/>
          <table:table-cell table:style-name="ce12" table:formula="of:=1/(1/([.$E$3]+273.15)+LN([.C107]/[.$E$4])/[.$E$5])-273.15" office:value-type="float" office:value="40.5605111658762">
            <text:p>40.56</text:p>
          </table:table-cell>
          <table:table-cell table:style-name="ce2" table:formula="of:=ROUND(([.E107]-25)*4)" office:value-type="float" office:value="62">
            <text:p>62</text:p>
          </table:table-cell>
        </table:table-row>
        <table:table-row table:style-name="ro3">
          <table:table-cell office:value-type="float" office:value="137">
            <text:p>137</text:p>
          </table:table-cell>
          <table:table-cell table:style-name="ce8" table:formula="of:=[.A108]/255*[.$B$4]" office:value-type="float" office:value="1.77294117647059">
            <text:p>1.773</text:p>
          </table:table-cell>
          <table:table-cell table:style-name="ce10" table:formula="of:=[.A108]*[.$B$3]/(2^[.$B$5]-[.A108])" office:value-type="float" office:value="1151.26050420168">
            <text:p>1151.3</text:p>
          </table:table-cell>
          <table:table-cell/>
          <table:table-cell table:style-name="ce12" table:formula="of:=1/(1/([.$E$3]+273.15)+LN([.C108]/[.$E$4])/[.$E$5])-273.15" office:value-type="float" office:value="40.1735943532823">
            <text:p>40.17</text:p>
          </table:table-cell>
          <table:table-cell table:style-name="ce2" table:formula="of:=ROUND(([.E108]-25)*4)" office:value-type="float" office:value="61">
            <text:p>61</text:p>
          </table:table-cell>
        </table:table-row>
        <table:table-row table:style-name="ro3">
          <table:table-cell office:value-type="float" office:value="138">
            <text:p>138</text:p>
          </table:table-cell>
          <table:table-cell table:style-name="ce8" table:formula="of:=[.A109]/255*[.$B$4]" office:value-type="float" office:value="1.78588235294118">
            <text:p>1.786</text:p>
          </table:table-cell>
          <table:table-cell table:style-name="ce10" table:formula="of:=[.A109]*[.$B$3]/(2^[.$B$5]-[.A109])" office:value-type="float" office:value="1169.49152542373">
            <text:p>1169.5</text:p>
          </table:table-cell>
          <table:table-cell/>
          <table:table-cell table:style-name="ce12" table:formula="of:=1/(1/([.$E$3]+273.15)+LN([.C109]/[.$E$4])/[.$E$5])-273.15" office:value-type="float" office:value="39.7872049114275">
            <text:p>39.79</text:p>
          </table:table-cell>
          <table:table-cell table:style-name="ce2" table:formula="of:=ROUND(([.E109]-25)*4)" office:value-type="float" office:value="59">
            <text:p>59</text:p>
          </table:table-cell>
        </table:table-row>
        <table:table-row table:style-name="ro3">
          <table:table-cell office:value-type="float" office:value="139">
            <text:p>139</text:p>
          </table:table-cell>
          <table:table-cell table:style-name="ce8" table:formula="of:=[.A110]/255*[.$B$4]" office:value-type="float" office:value="1.79882352941176">
            <text:p>1.799</text:p>
          </table:table-cell>
          <table:table-cell table:style-name="ce10" table:formula="of:=[.A110]*[.$B$3]/(2^[.$B$5]-[.A110])" office:value-type="float" office:value="1188.03418803419">
            <text:p>1188.0</text:p>
          </table:table-cell>
          <table:table-cell/>
          <table:table-cell table:style-name="ce12" table:formula="of:=1/(1/([.$E$3]+273.15)+LN([.C110]/[.$E$4])/[.$E$5])-273.15" office:value-type="float" office:value="39.4012941631893">
            <text:p>39.40</text:p>
          </table:table-cell>
          <table:table-cell table:style-name="ce2" table:formula="of:=ROUND(([.E110]-25)*4)" office:value-type="float" office:value="58">
            <text:p>58</text:p>
          </table:table-cell>
        </table:table-row>
        <table:table-row table:style-name="ro3">
          <table:table-cell office:value-type="float" office:value="140">
            <text:p>140</text:p>
          </table:table-cell>
          <table:table-cell table:style-name="ce8" table:formula="of:=[.A111]/255*[.$B$4]" office:value-type="float" office:value="1.81176470588235">
            <text:p>1.812</text:p>
          </table:table-cell>
          <table:table-cell table:style-name="ce10" table:formula="of:=[.A111]*[.$B$3]/(2^[.$B$5]-[.A111])" office:value-type="float" office:value="1206.89655172414">
            <text:p>1206.9</text:p>
          </table:table-cell>
          <table:table-cell/>
          <table:table-cell table:style-name="ce12" table:formula="of:=1/(1/([.$E$3]+273.15)+LN([.C111]/[.$E$4])/[.$E$5])-273.15" office:value-type="float" office:value="39.0158135530547">
            <text:p>39.02</text:p>
          </table:table-cell>
          <table:table-cell table:style-name="ce2" table:formula="of:=ROUND(([.E111]-25)*4)" office:value-type="float" office:value="56">
            <text:p>56</text:p>
          </table:table-cell>
        </table:table-row>
        <table:table-row table:style-name="ro3">
          <table:table-cell office:value-type="float" office:value="141">
            <text:p>141</text:p>
          </table:table-cell>
          <table:table-cell table:style-name="ce8" table:formula="of:=[.A112]/255*[.$B$4]" office:value-type="float" office:value="1.82470588235294">
            <text:p>1.825</text:p>
          </table:table-cell>
          <table:table-cell table:style-name="ce10" table:formula="of:=[.A112]*[.$B$3]/(2^[.$B$5]-[.A112])" office:value-type="float" office:value="1226.08695652174">
            <text:p>1226.1</text:p>
          </table:table-cell>
          <table:table-cell/>
          <table:table-cell table:style-name="ce12" table:formula="of:=1/(1/([.$E$3]+273.15)+LN([.C112]/[.$E$4])/[.$E$5])-273.15" office:value-type="float" office:value="38.6307146109882">
            <text:p>38.63</text:p>
          </table:table-cell>
          <table:table-cell table:style-name="ce2" table:formula="of:=ROUND(([.E112]-25)*4)" office:value-type="float" office:value="55">
            <text:p>55</text:p>
          </table:table-cell>
        </table:table-row>
        <table:table-row table:style-name="ro3">
          <table:table-cell office:value-type="float" office:value="142">
            <text:p>142</text:p>
          </table:table-cell>
          <table:table-cell table:style-name="ce8" table:formula="of:=[.A113]/255*[.$B$4]" office:value-type="float" office:value="1.83764705882353">
            <text:p>1.838</text:p>
          </table:table-cell>
          <table:table-cell table:style-name="ce10" table:formula="of:=[.A113]*[.$B$3]/(2^[.$B$5]-[.A113])" office:value-type="float" office:value="1245.61403508772">
            <text:p>1245.6</text:p>
          </table:table-cell>
          <table:table-cell/>
          <table:table-cell table:style-name="ce12" table:formula="of:=1/(1/([.$E$3]+273.15)+LN([.C113]/[.$E$4])/[.$E$5])-273.15" office:value-type="float" office:value="38.245948916252">
            <text:p>38.25</text:p>
          </table:table-cell>
          <table:table-cell table:style-name="ce2" table:formula="of:=ROUND(([.E113]-25)*4)" office:value-type="float" office:value="53">
            <text:p>53</text:p>
          </table:table-cell>
        </table:table-row>
        <table:table-row table:style-name="ro3">
          <table:table-cell office:value-type="float" office:value="143">
            <text:p>143</text:p>
          </table:table-cell>
          <table:table-cell table:style-name="ce8" table:formula="of:=[.A114]/255*[.$B$4]" office:value-type="float" office:value="1.85058823529412">
            <text:p>1.851</text:p>
          </table:table-cell>
          <table:table-cell table:style-name="ce10" table:formula="of:=[.A114]*[.$B$3]/(2^[.$B$5]-[.A114])" office:value-type="float" office:value="1265.48672566372">
            <text:p>1265.5</text:p>
          </table:table-cell>
          <table:table-cell/>
          <table:table-cell table:style-name="ce12" table:formula="of:=1/(1/([.$E$3]+273.15)+LN([.C114]/[.$E$4])/[.$E$5])-273.15" office:value-type="float" office:value="37.8614680611116">
            <text:p>37.86</text:p>
          </table:table-cell>
          <table:table-cell table:style-name="ce2" table:formula="of:=ROUND(([.E114]-25)*4)" office:value-type="float" office:value="51">
            <text:p>51</text:p>
          </table:table-cell>
        </table:table-row>
        <table:table-row table:style-name="ro3">
          <table:table-cell office:value-type="float" office:value="144">
            <text:p>144</text:p>
          </table:table-cell>
          <table:table-cell table:style-name="ce8" table:formula="of:=[.A115]/255*[.$B$4]" office:value-type="float" office:value="1.86352941176471">
            <text:p>1.864</text:p>
          </table:table-cell>
          <table:table-cell table:style-name="ce10" table:formula="of:=[.A115]*[.$B$3]/(2^[.$B$5]-[.A115])" office:value-type="float" office:value="1285.71428571429">
            <text:p>1285.7</text:p>
          </table:table-cell>
          <table:table-cell/>
          <table:table-cell table:style-name="ce12" table:formula="of:=1/(1/([.$E$3]+273.15)+LN([.C115]/[.$E$4])/[.$E$5])-273.15" office:value-type="float" office:value="37.4772236143557">
            <text:p>37.48</text:p>
          </table:table-cell>
          <table:table-cell table:style-name="ce2" table:formula="of:=ROUND(([.E115]-25)*4)" office:value-type="float" office:value="50">
            <text:p>50</text:p>
          </table:table-cell>
        </table:table-row>
        <table:table-row table:style-name="ro3">
          <table:table-cell office:value-type="float" office:value="145">
            <text:p>145</text:p>
          </table:table-cell>
          <table:table-cell table:style-name="ce8" table:formula="of:=[.A116]/255*[.$B$4]" office:value-type="float" office:value="1.87647058823529">
            <text:p>1.876</text:p>
          </table:table-cell>
          <table:table-cell table:style-name="ce10" table:formula="of:=[.A116]*[.$B$3]/(2^[.$B$5]-[.A116])" office:value-type="float" office:value="1306.30630630631">
            <text:p>1306.3</text:p>
          </table:table-cell>
          <table:table-cell/>
          <table:table-cell table:style-name="ce12" table:formula="of:=1/(1/([.$E$3]+273.15)+LN([.C116]/[.$E$4])/[.$E$5])-273.15" office:value-type="float" office:value="37.0931670845633">
            <text:p>37.09</text:p>
          </table:table-cell>
          <table:table-cell table:style-name="ce2" table:formula="of:=ROUND(([.E116]-25)*4)" office:value-type="float" office:value="48">
            <text:p>48</text:p>
          </table:table-cell>
        </table:table-row>
        <table:table-row table:style-name="ro3">
          <table:table-cell office:value-type="float" office:value="146">
            <text:p>146</text:p>
          </table:table-cell>
          <table:table-cell table:style-name="ce8" table:formula="of:=[.A117]/255*[.$B$4]" office:value-type="float" office:value="1.88941176470588">
            <text:p>1.889</text:p>
          </table:table-cell>
          <table:table-cell table:style-name="ce10" table:formula="of:=[.A117]*[.$B$3]/(2^[.$B$5]-[.A117])" office:value-type="float" office:value="1327.27272727273">
            <text:p>1327.3</text:p>
          </table:table-cell>
          <table:table-cell/>
          <table:table-cell table:style-name="ce12" table:formula="of:=1/(1/([.$E$3]+273.15)+LN([.C117]/[.$E$4])/[.$E$5])-273.15" office:value-type="float" office:value="36.7092498830428">
            <text:p>36.71</text:p>
          </table:table-cell>
          <table:table-cell table:style-name="ce2" table:formula="of:=ROUND(([.E117]-25)*4)" office:value-type="float" office:value="47">
            <text:p>47</text:p>
          </table:table-cell>
        </table:table-row>
        <table:table-row table:style-name="ro3">
          <table:table-cell office:value-type="float" office:value="147">
            <text:p>147</text:p>
          </table:table-cell>
          <table:table-cell table:style-name="ce8" table:formula="of:=[.A118]/255*[.$B$4]" office:value-type="float" office:value="1.90235294117647">
            <text:p>1.902</text:p>
          </table:table-cell>
          <table:table-cell table:style-name="ce10" table:formula="of:=[.A118]*[.$B$3]/(2^[.$B$5]-[.A118])" office:value-type="float" office:value="1348.62385321101">
            <text:p>1348.6</text:p>
          </table:table-cell>
          <table:table-cell office:value-type="float" office:value="36">
            <text:p>36</text:p>
          </table:table-cell>
          <table:table-cell table:style-name="ce12" table:formula="of:=1/(1/([.$E$3]+273.15)+LN([.C118]/[.$E$4])/[.$E$5])-273.15" office:value-type="float" office:value="36.3254232863736">
            <text:p>36.33</text:p>
          </table:table-cell>
          <table:table-cell table:style-name="ce2" table:formula="of:=ROUND(([.E118]-25)*4)" office:value-type="float" office:value="45">
            <text:p>45</text:p>
          </table:table-cell>
        </table:table-row>
        <table:table-row table:style-name="ro3">
          <table:table-cell office:value-type="float" office:value="148">
            <text:p>148</text:p>
          </table:table-cell>
          <table:table-cell table:style-name="ce8" table:formula="of:=[.A119]/255*[.$B$4]" office:value-type="float" office:value="1.91529411764706">
            <text:p>1.915</text:p>
          </table:table-cell>
          <table:table-cell table:style-name="ce10" table:formula="of:=[.A119]*[.$B$3]/(2^[.$B$5]-[.A119])" office:value-type="float" office:value="1370.37037037037">
            <text:p>1370.4</text:p>
          </table:table-cell>
          <table:table-cell/>
          <table:table-cell table:style-name="ce12" table:formula="of:=1/(1/([.$E$3]+273.15)+LN([.C119]/[.$E$4])/[.$E$5])-273.15" office:value-type="float" office:value="35.9416383984727">
            <text:p>35.94</text:p>
          </table:table-cell>
          <table:table-cell table:style-name="ce2" table:formula="of:=ROUND(([.E119]-25)*4)" office:value-type="float" office:value="44">
            <text:p>44</text:p>
          </table:table-cell>
        </table:table-row>
        <table:table-row table:style-name="ro3">
          <table:table-cell office:value-type="float" office:value="149">
            <text:p>149</text:p>
          </table:table-cell>
          <table:table-cell table:style-name="ce8" table:formula="of:=[.A120]/255*[.$B$4]" office:value-type="float" office:value="1.92823529411765">
            <text:p>1.928</text:p>
          </table:table-cell>
          <table:table-cell table:style-name="ce10" table:formula="of:=[.A120]*[.$B$3]/(2^[.$B$5]-[.A120])" office:value-type="float" office:value="1392.52336448598">
            <text:p>1392.5</text:p>
          </table:table-cell>
          <table:table-cell/>
          <table:table-cell table:style-name="ce12" table:formula="of:=1/(1/([.$E$3]+273.15)+LN([.C120]/[.$E$4])/[.$E$5])-273.15" office:value-type="float" office:value="35.5578461121108">
            <text:p>35.56</text:p>
          </table:table-cell>
          <table:table-cell table:style-name="ce2" table:formula="of:=ROUND(([.E120]-25)*4)" office:value-type="float" office:value="42">
            <text:p>42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8" table:formula="of:=[.A121]/255*[.$B$4]" office:value-type="float" office:value="1.94117647058824">
            <text:p>1.941</text:p>
          </table:table-cell>
          <table:table-cell table:style-name="ce10" table:formula="of:=[.A121]*[.$B$3]/(2^[.$B$5]-[.A121])" office:value-type="float" office:value="1415.09433962264">
            <text:p>1415.1</text:p>
          </table:table-cell>
          <table:table-cell/>
          <table:table-cell table:style-name="ce12" table:formula="of:=1/(1/([.$E$3]+273.15)+LN([.C121]/[.$E$4])/[.$E$5])-273.15" office:value-type="float" office:value="35.1739970697971">
            <text:p>35.17</text:p>
          </table:table-cell>
          <table:table-cell table:style-name="ce2" table:formula="of:=ROUND(([.E121]-25)*4)" office:value-type="float" office:value="41">
            <text:p>41</text:p>
          </table:table-cell>
        </table:table-row>
        <table:table-row table:style-name="ro3">
          <table:table-cell office:value-type="float" office:value="151">
            <text:p>151</text:p>
          </table:table-cell>
          <table:table-cell table:style-name="ce8" table:formula="of:=[.A122]/255*[.$B$4]" office:value-type="float" office:value="1.95411764705882">
            <text:p>1.954</text:p>
          </table:table-cell>
          <table:table-cell table:style-name="ce10" table:formula="of:=[.A122]*[.$B$3]/(2^[.$B$5]-[.A122])" office:value-type="float" office:value="1438.09523809524">
            <text:p>1438.1</text:p>
          </table:table-cell>
          <table:table-cell/>
          <table:table-cell table:style-name="ce11" table:formula="of:=1/(1/([.$E$3]+273.15)+LN([.C122]/[.$E$4])/[.$E$5])-273.15" office:value-type="float" office:value="34.7900416239508">
            <text:p>34.79</text:p>
          </table:table-cell>
          <table:table-cell/>
        </table:table-row>
        <table:table-row table:style-name="ro3">
          <table:table-cell office:value-type="float" office:value="152">
            <text:p>152</text:p>
          </table:table-cell>
          <table:table-cell table:style-name="ce8" table:formula="of:=[.A123]/255*[.$B$4]" office:value-type="float" office:value="1.96705882352941">
            <text:p>1.967</text:p>
          </table:table-cell>
          <table:table-cell table:style-name="ce10" table:formula="of:=[.A123]*[.$B$3]/(2^[.$B$5]-[.A123])" office:value-type="float" office:value="1461.53846153846">
            <text:p>1461.5</text:p>
          </table:table-cell>
          <table:table-cell/>
          <table:table-cell table:style-name="ce11" table:formula="of:=1/(1/([.$E$3]+273.15)+LN([.C123]/[.$E$4])/[.$E$5])-273.15" office:value-type="float" office:value="34.4059297962744">
            <text:p>34.41</text:p>
          </table:table-cell>
          <table:table-cell/>
        </table:table-row>
        <table:table-row table:style-name="ro3">
          <table:table-cell office:value-type="float" office:value="153">
            <text:p>153</text:p>
          </table:table-cell>
          <table:table-cell table:style-name="ce8" table:formula="of:=[.A124]/255*[.$B$4]" office:value-type="float" office:value="1.98">
            <text:p>1.980</text:p>
          </table:table-cell>
          <table:table-cell table:style-name="ce10" table:formula="of:=[.A124]*[.$B$3]/(2^[.$B$5]-[.A124])" office:value-type="float" office:value="1485.43689320388">
            <text:p>1485.4</text:p>
          </table:table-cell>
          <table:table-cell/>
          <table:table-cell table:style-name="ce11" table:formula="of:=1/(1/([.$E$3]+273.15)+LN([.C124]/[.$E$4])/[.$E$5])-273.15" office:value-type="float" office:value="34.0216112362386">
            <text:p>34.02</text:p>
          </table:table-cell>
          <table:table-cell/>
        </table:table-row>
        <table:table-row table:style-name="ro3">
          <table:table-cell office:value-type="float" office:value="154">
            <text:p>154</text:p>
          </table:table-cell>
          <table:table-cell table:style-name="ce8" table:formula="of:=[.A125]/255*[.$B$4]" office:value-type="float" office:value="1.99294117647059">
            <text:p>1.993</text:p>
          </table:table-cell>
          <table:table-cell table:style-name="ce10" table:formula="of:=[.A125]*[.$B$3]/(2^[.$B$5]-[.A125])" office:value-type="float" office:value="1509.80392156863">
            <text:p>1509.8</text:p>
          </table:table-cell>
          <table:table-cell office:value-type="float" office:value="33">
            <text:p>33</text:p>
          </table:table-cell>
          <table:table-cell table:style-name="ce11" table:formula="of:=1/(1/([.$E$3]+273.15)+LN([.C125]/[.$E$4])/[.$E$5])-273.15" office:value-type="float" office:value="33.6370351785856">
            <text:p>33.64</text:p>
          </table:table-cell>
          <table:table-cell/>
        </table:table-row>
        <table:table-row table:style-name="ro3">
          <table:table-cell office:value-type="float" office:value="155">
            <text:p>155</text:p>
          </table:table-cell>
          <table:table-cell table:style-name="ce8" table:formula="of:=[.A126]/255*[.$B$4]" office:value-type="float" office:value="2.00588235294118">
            <text:p>2.006</text:p>
          </table:table-cell>
          <table:table-cell table:style-name="ce10" table:formula="of:=[.A126]*[.$B$3]/(2^[.$B$5]-[.A126])" office:value-type="float" office:value="1534.65346534653">
            <text:p>1534.7</text:p>
          </table:table-cell>
          <table:table-cell/>
          <table:table-cell table:style-name="ce11" table:formula="of:=1/(1/([.$E$3]+273.15)+LN([.C126]/[.$E$4])/[.$E$5])-273.15" office:value-type="float" office:value="33.2521503997548">
            <text:p>33.25</text:p>
          </table:table-cell>
          <table:table-cell/>
        </table:table-row>
        <table:table-row table:style-name="ro3">
          <table:table-cell office:value-type="float" office:value="156">
            <text:p>156</text:p>
          </table:table-cell>
          <table:table-cell table:style-name="ce8" table:formula="of:=[.A127]/255*[.$B$4]" office:value-type="float" office:value="2.01882352941176">
            <text:p>2.019</text:p>
          </table:table-cell>
          <table:table-cell table:style-name="ce10" table:formula="of:=[.A127]*[.$B$3]/(2^[.$B$5]-[.A127])" office:value-type="float" office:value="1560">
            <text:p>1560.0</text:p>
          </table:table-cell>
          <table:table-cell/>
          <table:table-cell table:style-name="ce11" table:formula="of:=1/(1/([.$E$3]+273.15)+LN([.C127]/[.$E$4])/[.$E$5])-273.15" office:value-type="float" office:value="32.866905173128">
            <text:p>32.87</text:p>
          </table:table-cell>
          <table:table-cell/>
        </table:table-row>
        <table:table-row table:style-name="ro3">
          <table:table-cell office:value-type="float" office:value="157">
            <text:p>157</text:p>
          </table:table-cell>
          <table:table-cell table:style-name="ce8" table:formula="of:=[.A128]/255*[.$B$4]" office:value-type="float" office:value="2.03176470588235">
            <text:p>2.032</text:p>
          </table:table-cell>
          <table:table-cell table:style-name="ce10" table:formula="of:=[.A128]*[.$B$3]/(2^[.$B$5]-[.A128])" office:value-type="float" office:value="1585.85858585859">
            <text:p>1585.9</text:p>
          </table:table-cell>
          <table:table-cell/>
          <table:table-cell table:style-name="ce11" table:formula="of:=1/(1/([.$E$3]+273.15)+LN([.C128]/[.$E$4])/[.$E$5])-273.15" office:value-type="float" office:value="32.4812472229856">
            <text:p>32.48</text:p>
          </table:table-cell>
          <table:table-cell/>
        </table:table-row>
        <table:table-row table:style-name="ro3">
          <table:table-cell office:value-type="float" office:value="158">
            <text:p>158</text:p>
          </table:table-cell>
          <table:table-cell table:style-name="ce8" table:formula="of:=[.A129]/255*[.$B$4]" office:value-type="float" office:value="2.04470588235294">
            <text:p>2.045</text:p>
          </table:table-cell>
          <table:table-cell table:style-name="ce10" table:formula="of:=[.A129]*[.$B$3]/(2^[.$B$5]-[.A129])" office:value-type="float" office:value="1612.24489795918">
            <text:p>1612.2</text:p>
          </table:table-cell>
          <table:table-cell/>
          <table:table-cell table:style-name="ce11" table:formula="of:=1/(1/([.$E$3]+273.15)+LN([.C129]/[.$E$4])/[.$E$5])-273.15" office:value-type="float" office:value="32.0951236770628">
            <text:p>32.10</text:p>
          </table:table-cell>
          <table:table-cell/>
        </table:table-row>
        <table:table-row table:style-name="ro3">
          <table:table-cell office:value-type="float" office:value="159">
            <text:p>159</text:p>
          </table:table-cell>
          <table:table-cell table:style-name="ce8" table:formula="of:=[.A130]/255*[.$B$4]" office:value-type="float" office:value="2.05764705882353">
            <text:p>2.058</text:p>
          </table:table-cell>
          <table:table-cell table:style-name="ce10" table:formula="of:=[.A130]*[.$B$3]/(2^[.$B$5]-[.A130])" office:value-type="float" office:value="1639.17525773196">
            <text:p>1639.2</text:p>
          </table:table-cell>
          <table:table-cell/>
          <table:table-cell table:style-name="ce11" table:formula="of:=1/(1/([.$E$3]+273.15)+LN([.C130]/[.$E$4])/[.$E$5])-273.15" office:value-type="float" office:value="31.7084810175846">
            <text:p>31.71</text:p>
          </table:table-cell>
          <table:table-cell/>
        </table:table-row>
        <table:table-row table:style-name="ro3">
          <table:table-cell office:value-type="float" office:value="160">
            <text:p>160</text:p>
          </table:table-cell>
          <table:table-cell table:style-name="ce8" table:formula="of:=[.A131]/255*[.$B$4]" office:value-type="float" office:value="2.07058823529412">
            <text:p>2.071</text:p>
          </table:table-cell>
          <table:table-cell table:style-name="ce10" table:formula="of:=[.A131]*[.$B$3]/(2^[.$B$5]-[.A131])" office:value-type="float" office:value="1666.66666666667">
            <text:p>1666.7</text:p>
          </table:table-cell>
          <table:table-cell/>
          <table:table-cell table:style-name="ce11" table:formula="of:=1/(1/([.$E$3]+273.15)+LN([.C131]/[.$E$4])/[.$E$5])-273.15" office:value-type="float" office:value="31.3212650306544">
            <text:p>31.32</text:p>
          </table:table-cell>
          <table:table-cell/>
        </table:table-row>
        <table:table-row table:style-name="ro3">
          <table:table-cell office:value-type="float" office:value="161">
            <text:p>161</text:p>
          </table:table-cell>
          <table:table-cell table:style-name="ce8" table:formula="of:=[.A132]/255*[.$B$4]" office:value-type="float" office:value="2.08352941176471">
            <text:p>2.084</text:p>
          </table:table-cell>
          <table:table-cell table:style-name="ce10" table:formula="of:=[.A132]*[.$B$3]/(2^[.$B$5]-[.A132])" office:value-type="float" office:value="1694.73684210526">
            <text:p>1694.7</text:p>
          </table:table-cell>
          <table:table-cell/>
          <table:table-cell table:style-name="ce11" table:formula="of:=1/(1/([.$E$3]+273.15)+LN([.C132]/[.$E$4])/[.$E$5])-273.15" office:value-type="float" office:value="30.9334207538607">
            <text:p>30.93</text:p>
          </table:table-cell>
          <table:table-cell/>
        </table:table-row>
        <table:table-row table:style-name="ro3">
          <table:table-cell office:value-type="float" office:value="162">
            <text:p>162</text:p>
          </table:table-cell>
          <table:table-cell table:style-name="ce8" table:formula="of:=[.A133]/255*[.$B$4]" office:value-type="float" office:value="2.09647058823529">
            <text:p>2.096</text:p>
          </table:table-cell>
          <table:table-cell table:style-name="ce10" table:formula="of:=[.A133]*[.$B$3]/(2^[.$B$5]-[.A133])" office:value-type="float" office:value="1723.40425531915">
            <text:p>1723.4</text:p>
          </table:table-cell>
          <table:table-cell/>
          <table:table-cell table:style-name="ce11" table:formula="of:=1/(1/([.$E$3]+273.15)+LN([.C133]/[.$E$4])/[.$E$5])-273.15" office:value-type="float" office:value="30.5448924219607">
            <text:p>30.54</text:p>
          </table:table-cell>
          <table:table-cell/>
        </table:table-row>
        <table:table-row table:style-name="ro3">
          <table:table-cell office:value-type="float" office:value="163">
            <text:p>163</text:p>
          </table:table-cell>
          <table:table-cell table:style-name="ce8" table:formula="of:=[.A134]/255*[.$B$4]" office:value-type="float" office:value="2.10941176470588">
            <text:p>2.109</text:p>
          </table:table-cell>
          <table:table-cell table:style-name="ce10" table:formula="of:=[.A134]*[.$B$3]/(2^[.$B$5]-[.A134])" office:value-type="float" office:value="1752.68817204301">
            <text:p>1752.7</text:p>
          </table:table-cell>
          <table:table-cell/>
          <table:table-cell table:style-name="ce11" table:formula="of:=1/(1/([.$E$3]+273.15)+LN([.C134]/[.$E$4])/[.$E$5])-273.15" office:value-type="float" office:value="30.1556234104906">
            <text:p>30.16</text:p>
          </table:table-cell>
          <table:table-cell/>
        </table:table-row>
        <table:table-row table:style-name="ro3">
          <table:table-cell office:value-type="float" office:value="164">
            <text:p>164</text:p>
          </table:table-cell>
          <table:table-cell table:style-name="ce8" table:formula="of:=[.A135]/255*[.$B$4]" office:value-type="float" office:value="2.12235294117647">
            <text:p>2.122</text:p>
          </table:table-cell>
          <table:table-cell table:style-name="ce10" table:formula="of:=[.A135]*[.$B$3]/(2^[.$B$5]-[.A135])" office:value-type="float" office:value="1782.60869565217">
            <text:p>1782.6</text:p>
          </table:table-cell>
          <table:table-cell/>
          <table:table-cell table:style-name="ce11" table:formula="of:=1/(1/([.$E$3]+273.15)+LN([.C135]/[.$E$4])/[.$E$5])-273.15" office:value-type="float" office:value="29.7655561771383">
            <text:p>29.77</text:p>
          </table:table-cell>
          <table:table-cell/>
        </table:table-row>
        <table:table-row table:style-name="ro3">
          <table:table-cell office:value-type="float" office:value="165">
            <text:p>165</text:p>
          </table:table-cell>
          <table:table-cell table:style-name="ce8" table:formula="of:=[.A136]/255*[.$B$4]" office:value-type="float" office:value="2.13529411764706">
            <text:p>2.135</text:p>
          </table:table-cell>
          <table:table-cell table:style-name="ce10" table:formula="of:=[.A136]*[.$B$3]/(2^[.$B$5]-[.A136])" office:value-type="float" office:value="1813.18681318681">
            <text:p>1813.2</text:p>
          </table:table-cell>
          <table:table-cell office:value-type="float" office:value="29">
            <text:p>29</text:p>
          </table:table-cell>
          <table:table-cell table:style-name="ce11" table:formula="of:=1/(1/([.$E$3]+273.15)+LN([.C136]/[.$E$4])/[.$E$5])-273.15" office:value-type="float" office:value="29.3746322007084">
            <text:p>29.37</text:p>
          </table:table-cell>
          <table:table-cell/>
        </table:table-row>
        <table:table-row table:style-name="ro3">
          <table:table-cell office:value-type="float" office:value="166">
            <text:p>166</text:p>
          </table:table-cell>
          <table:table-cell table:style-name="ce8" table:formula="of:=[.A137]/255*[.$B$4]" office:value-type="float" office:value="2.14823529411765">
            <text:p>2.148</text:p>
          </table:table-cell>
          <table:table-cell table:style-name="ce10" table:formula="of:=[.A137]*[.$B$3]/(2^[.$B$5]-[.A137])" office:value-type="float" office:value="1844.44444444444">
            <text:p>1844.4</text:p>
          </table:table-cell>
          <table:table-cell/>
          <table:table-cell table:style-name="ce11" table:formula="of:=1/(1/([.$E$3]+273.15)+LN([.C137]/[.$E$4])/[.$E$5])-273.15" office:value-type="float" office:value="28.9827919174971">
            <text:p>28.98</text:p>
          </table:table-cell>
          <table:table-cell/>
        </table:table-row>
        <table:table-row table:style-name="ro3">
          <table:table-cell office:value-type="float" office:value="167">
            <text:p>167</text:p>
          </table:table-cell>
          <table:table-cell table:style-name="ce8" table:formula="of:=[.A138]/255*[.$B$4]" office:value-type="float" office:value="2.16117647058824">
            <text:p>2.161</text:p>
          </table:table-cell>
          <table:table-cell table:style-name="ce10" table:formula="of:=[.A138]*[.$B$3]/(2^[.$B$5]-[.A138])" office:value-type="float" office:value="1876.40449438202">
            <text:p>1876.4</text:p>
          </table:table-cell>
          <table:table-cell/>
          <table:table-cell table:style-name="ce11" table:formula="of:=1/(1/([.$E$3]+273.15)+LN([.C138]/[.$E$4])/[.$E$5])-273.15" office:value-type="float" office:value="28.5899746548754">
            <text:p>28.59</text:p>
          </table:table-cell>
          <table:table-cell/>
        </table:table-row>
        <table:table-row table:style-name="ro3">
          <table:table-cell office:value-type="float" office:value="168">
            <text:p>168</text:p>
          </table:table-cell>
          <table:table-cell table:style-name="ce8" table:formula="of:=[.A139]/255*[.$B$4]" office:value-type="float" office:value="2.17411764705882">
            <text:p>2.174</text:p>
          </table:table-cell>
          <table:table-cell table:style-name="ce10" table:formula="of:=[.A139]*[.$B$3]/(2^[.$B$5]-[.A139])" office:value-type="float" office:value="1909.09090909091">
            <text:p>1909.1</text:p>
          </table:table-cell>
          <table:table-cell/>
          <table:table-cell table:style-name="ce11" table:formula="of:=1/(1/([.$E$3]+273.15)+LN([.C139]/[.$E$4])/[.$E$5])-273.15" office:value-type="float" office:value="28.1961185618753">
            <text:p>28.20</text:p>
          </table:table-cell>
          <table:table-cell/>
        </table:table-row>
        <table:table-row table:style-name="ro3">
          <table:table-cell office:value-type="float" office:value="169">
            <text:p>169</text:p>
          </table:table-cell>
          <table:table-cell table:style-name="ce8" table:formula="of:=[.A140]/255*[.$B$4]" office:value-type="float" office:value="2.18705882352941">
            <text:p>2.187</text:p>
          </table:table-cell>
          <table:table-cell table:style-name="ce10" table:formula="of:=[.A140]*[.$B$3]/(2^[.$B$5]-[.A140])" office:value-type="float" office:value="1942.52873563218">
            <text:p>1942.5</text:p>
          </table:table-cell>
          <table:table-cell/>
          <table:table-cell table:style-name="ce11" table:formula="of:=1/(1/([.$E$3]+273.15)+LN([.C140]/[.$E$4])/[.$E$5])-273.15" office:value-type="float" office:value="27.8011605365477">
            <text:p>27.80</text:p>
          </table:table-cell>
          <table:table-cell/>
        </table:table-row>
        <table:table-row table:style-name="ro3">
          <table:table-cell office:value-type="float" office:value="170">
            <text:p>170</text:p>
          </table:table-cell>
          <table:table-cell table:style-name="ce8" table:formula="of:=[.A141]/255*[.$B$4]" office:value-type="float" office:value="2.2">
            <text:p>2.200</text:p>
          </table:table-cell>
          <table:table-cell table:style-name="ce10" table:formula="of:=[.A141]*[.$B$3]/(2^[.$B$5]-[.A141])" office:value-type="float" office:value="1976.74418604651">
            <text:p>1976.7</text:p>
          </table:table-cell>
          <table:table-cell/>
          <table:table-cell table:style-name="ce11" table:formula="of:=1/(1/([.$E$3]+273.15)+LN([.C141]/[.$E$4])/[.$E$5])-273.15" office:value-type="float" office:value="27.405036149852">
            <text:p>27.41</text:p>
          </table:table-cell>
          <table:table-cell/>
        </table:table-row>
        <table:table-row table:style-name="ro3">
          <table:table-cell office:value-type="float" office:value="171">
            <text:p>171</text:p>
          </table:table-cell>
          <table:table-cell table:style-name="ce8" table:formula="of:=[.A142]/255*[.$B$4]" office:value-type="float" office:value="2.21294117647059">
            <text:p>2.213</text:p>
          </table:table-cell>
          <table:table-cell table:style-name="ce10" table:formula="of:=[.A142]*[.$B$3]/(2^[.$B$5]-[.A142])" office:value-type="float" office:value="2011.76470588235">
            <text:p>2011.8</text:p>
          </table:table-cell>
          <table:table-cell/>
          <table:table-cell table:style-name="ce11" table:formula="of:=1/(1/([.$E$3]+273.15)+LN([.C142]/[.$E$4])/[.$E$5])-273.15" office:value-type="float" office:value="27.0076795658125">
            <text:p>27.01</text:p>
          </table:table-cell>
          <table:table-cell/>
        </table:table-row>
        <table:table-row table:style-name="ro3">
          <table:table-cell office:value-type="float" office:value="172">
            <text:p>172</text:p>
          </table:table-cell>
          <table:table-cell table:style-name="ce8" table:formula="of:=[.A143]/255*[.$B$4]" office:value-type="float" office:value="2.22588235294118">
            <text:p>2.226</text:p>
          </table:table-cell>
          <table:table-cell table:style-name="ce10" table:formula="of:=[.A143]*[.$B$3]/(2^[.$B$5]-[.A143])" office:value-type="float" office:value="2047.61904761905">
            <text:p>2047.6</text:p>
          </table:table-cell>
          <table:table-cell/>
          <table:table-cell table:style-name="ce11" table:formula="of:=1/(1/([.$E$3]+273.15)+LN([.C143]/[.$E$4])/[.$E$5])-273.15" office:value-type="float" office:value="26.6090234576617">
            <text:p>26.61</text:p>
          </table:table-cell>
          <table:table-cell/>
        </table:table-row>
        <table:table-row table:style-name="ro3">
          <table:table-cell office:value-type="float" office:value="173">
            <text:p>173</text:p>
          </table:table-cell>
          <table:table-cell table:style-name="ce8" table:formula="of:=[.A144]/255*[.$B$4]" office:value-type="float" office:value="2.23882352941176">
            <text:p>2.239</text:p>
          </table:table-cell>
          <table:table-cell table:style-name="ce10" table:formula="of:=[.A144]*[.$B$3]/(2^[.$B$5]-[.A144])" office:value-type="float" office:value="2084.33734939759">
            <text:p>2084.3</text:p>
          </table:table-cell>
          <table:table-cell/>
          <table:table-cell table:style-name="ce11" table:formula="of:=1/(1/([.$E$3]+273.15)+LN([.C144]/[.$E$4])/[.$E$5])-273.15" office:value-type="float" office:value="26.2089989196645">
            <text:p>26.21</text:p>
          </table:table-cell>
          <table:table-cell/>
        </table:table-row>
        <table:table-row table:style-name="ro3">
          <table:table-cell office:value-type="float" office:value="174">
            <text:p>174</text:p>
          </table:table-cell>
          <table:table-cell table:style-name="ce8" table:formula="of:=[.A145]/255*[.$B$4]" office:value-type="float" office:value="2.25176470588235">
            <text:p>2.252</text:p>
          </table:table-cell>
          <table:table-cell table:style-name="ce10" table:formula="of:=[.A145]*[.$B$3]/(2^[.$B$5]-[.A145])" office:value-type="float" office:value="2121.9512195122">
            <text:p>2122.0</text:p>
          </table:table-cell>
          <table:table-cell/>
          <table:table-cell table:style-name="ce11" table:formula="of:=1/(1/([.$E$3]+273.15)+LN([.C145]/[.$E$4])/[.$E$5])-273.15" office:value-type="float" office:value="25.8075353742934">
            <text:p>25.81</text:p>
          </table:table-cell>
          <table:table-cell/>
        </table:table-row>
        <table:table-row table:style-name="ro3">
          <table:table-cell office:value-type="float" office:value="175">
            <text:p>175</text:p>
          </table:table-cell>
          <table:table-cell table:style-name="ce8" table:formula="of:=[.A146]/255*[.$B$4]" office:value-type="float" office:value="2.26470588235294">
            <text:p>2.265</text:p>
          </table:table-cell>
          <table:table-cell table:style-name="ce10" table:formula="of:=[.A146]*[.$B$3]/(2^[.$B$5]-[.A146])" office:value-type="float" office:value="2160.49382716049">
            <text:p>2160.5</text:p>
          </table:table-cell>
          <table:table-cell/>
          <table:table-cell table:style-name="ce11" table:formula="of:=1/(1/([.$E$3]+273.15)+LN([.C146]/[.$E$4])/[.$E$5])-273.15" office:value-type="float" office:value="25.4045604744006">
            <text:p>25.40</text:p>
          </table:table-cell>
          <table:table-cell/>
        </table:table-row>
        <table:table-row table:style-name="ro3">
          <table:table-cell office:value-type="float" office:value="176">
            <text:p>176</text:p>
          </table:table-cell>
          <table:table-cell table:style-name="ce8" table:formula="of:=[.A147]/255*[.$B$4]" office:value-type="float" office:value="2.27764705882353">
            <text:p>2.278</text:p>
          </table:table-cell>
          <table:table-cell table:style-name="ce10" table:formula="of:=[.A147]*[.$B$3]/(2^[.$B$5]-[.A147])" office:value-type="float" office:value="2200">
            <text:p>2200.0</text:p>
          </table:table-cell>
          <table:table-cell office:value-type="float" office:value="25">
            <text:p>25</text:p>
          </table:table-cell>
          <table:table-cell table:style-name="ce11" table:formula="of:=1/(1/([.$E$3]+273.15)+LN([.C147]/[.$E$4])/[.$E$5])-273.15" office:value-type="float" office:value="25">
            <text:p>25.00</text:p>
          </table:table-cell>
          <table:table-cell/>
        </table:table-row>
        <table:table-row table:style-name="ro3">
          <table:table-cell office:value-type="float" office:value="177">
            <text:p>177</text:p>
          </table:table-cell>
          <table:table-cell table:style-name="ce8" table:formula="of:=[.A148]/255*[.$B$4]" office:value-type="float" office:value="2.29058823529412">
            <text:p>2.291</text:p>
          </table:table-cell>
          <table:table-cell table:style-name="ce10" table:formula="of:=[.A148]*[.$B$3]/(2^[.$B$5]-[.A148])" office:value-type="float" office:value="2240.50632911392">
            <text:p>2240.5</text:p>
          </table:table-cell>
          <table:table-cell/>
          <table:table-cell table:style-name="ce11" table:formula="of:=1/(1/([.$E$3]+273.15)+LN([.C148]/[.$E$4])/[.$E$5])-273.15" office:value-type="float" office:value="24.5937777492397">
            <text:p>24.59</text:p>
          </table:table-cell>
          <table:table-cell/>
        </table:table-row>
        <table:table-row table:style-name="ro3">
          <table:table-cell office:value-type="float" office:value="178">
            <text:p>178</text:p>
          </table:table-cell>
          <table:table-cell table:style-name="ce8" table:formula="of:=[.A149]/255*[.$B$4]" office:value-type="float" office:value="2.30352941176471">
            <text:p>2.304</text:p>
          </table:table-cell>
          <table:table-cell table:style-name="ce10" table:formula="of:=[.A149]*[.$B$3]/(2^[.$B$5]-[.A149])" office:value-type="float" office:value="2282.05128205128">
            <text:p>2282.1</text:p>
          </table:table-cell>
          <table:table-cell/>
          <table:table-cell table:style-name="ce11" table:formula="of:=1/(1/([.$E$3]+273.15)+LN([.C149]/[.$E$4])/[.$E$5])-273.15" office:value-type="float" office:value="24.1858154231141">
            <text:p>24.19</text:p>
          </table:table-cell>
          <table:table-cell/>
        </table:table-row>
        <table:table-row table:style-name="ro3">
          <table:table-cell office:value-type="float" office:value="179">
            <text:p>179</text:p>
          </table:table-cell>
          <table:table-cell table:style-name="ce8" table:formula="of:=[.A150]/255*[.$B$4]" office:value-type="float" office:value="2.31647058823529">
            <text:p>2.316</text:p>
          </table:table-cell>
          <table:table-cell table:style-name="ce10" table:formula="of:=[.A150]*[.$B$3]/(2^[.$B$5]-[.A150])" office:value-type="float" office:value="2324.67532467532">
            <text:p>2324.7</text:p>
          </table:table-cell>
          <table:table-cell/>
          <table:table-cell table:style-name="ce11" table:formula="of:=1/(1/([.$E$3]+273.15)+LN([.C150]/[.$E$4])/[.$E$5])-273.15" office:value-type="float" office:value="23.7760325034184">
            <text:p>23.78</text:p>
          </table:table-cell>
          <table:table-cell/>
        </table:table-row>
        <table:table-row table:style-name="ro3">
          <table:table-cell office:value-type="float" office:value="180">
            <text:p>180</text:p>
          </table:table-cell>
          <table:table-cell table:style-name="ce8" table:formula="of:=[.A151]/255*[.$B$4]" office:value-type="float" office:value="2.32941176470588">
            <text:p>2.329</text:p>
          </table:table-cell>
          <table:table-cell table:style-name="ce10" table:formula="of:=[.A151]*[.$B$3]/(2^[.$B$5]-[.A151])" office:value-type="float" office:value="2368.42105263158">
            <text:p>2368.4</text:p>
          </table:table-cell>
          <table:table-cell/>
          <table:table-cell table:style-name="ce11" table:formula="of:=1/(1/([.$E$3]+273.15)+LN([.C151]/[.$E$4])/[.$E$5])-273.15" office:value-type="float" office:value="23.3643461234101">
            <text:p>23.36</text:p>
          </table:table-cell>
          <table:table-cell/>
        </table:table-row>
        <table:table-row table:style-name="ro3">
          <table:table-cell office:value-type="float" office:value="181">
            <text:p>181</text:p>
          </table:table-cell>
          <table:table-cell table:style-name="ce8" table:formula="of:=[.A152]/255*[.$B$4]" office:value-type="float" office:value="2.34235294117647">
            <text:p>2.342</text:p>
          </table:table-cell>
          <table:table-cell table:style-name="ce10" table:formula="of:=[.A152]*[.$B$3]/(2^[.$B$5]-[.A152])" office:value-type="float" office:value="2413.33333333333">
            <text:p>2413.3</text:p>
          </table:table-cell>
          <table:table-cell/>
          <table:table-cell table:style-name="ce11" table:formula="of:=1/(1/([.$E$3]+273.15)+LN([.C152]/[.$E$4])/[.$E$5])-273.15" office:value-type="float" office:value="22.9506709305925">
            <text:p>22.95</text:p>
          </table:table-cell>
          <table:table-cell/>
        </table:table-row>
        <table:table-row table:style-name="ro3">
          <table:table-cell office:value-type="float" office:value="182">
            <text:p>182</text:p>
          </table:table-cell>
          <table:table-cell table:style-name="ce8" table:formula="of:=[.A153]/255*[.$B$4]" office:value-type="float" office:value="2.35529411764706">
            <text:p>2.355</text:p>
          </table:table-cell>
          <table:table-cell table:style-name="ce10" table:formula="of:=[.A153]*[.$B$3]/(2^[.$B$5]-[.A153])" office:value-type="float" office:value="2459.45945945946">
            <text:p>2459.5</text:p>
          </table:table-cell>
          <table:table-cell/>
          <table:table-cell table:style-name="ce11" table:formula="of:=1/(1/([.$E$3]+273.15)+LN([.C153]/[.$E$4])/[.$E$5])-273.15" office:value-type="float" office:value="22.5349189409781">
            <text:p>22.53</text:p>
          </table:table-cell>
          <table:table-cell/>
        </table:table-row>
        <table:table-row table:style-name="ro3">
          <table:table-cell office:value-type="float" office:value="183">
            <text:p>183</text:p>
          </table:table-cell>
          <table:table-cell table:style-name="ce8" table:formula="of:=[.A154]/255*[.$B$4]" office:value-type="float" office:value="2.36823529411765">
            <text:p>2.368</text:p>
          </table:table-cell>
          <table:table-cell table:style-name="ce10" table:formula="of:=[.A154]*[.$B$3]/(2^[.$B$5]-[.A154])" office:value-type="float" office:value="2506.84931506849">
            <text:p>2506.8</text:p>
          </table:table-cell>
          <table:table-cell/>
          <table:table-cell table:style-name="ce11" table:formula="of:=1/(1/([.$E$3]+273.15)+LN([.C154]/[.$E$4])/[.$E$5])-273.15" office:value-type="float" office:value="22.1169993841377">
            <text:p>22.12</text:p>
          </table:table-cell>
          <table:table-cell/>
        </table:table-row>
        <table:table-row table:style-name="ro3">
          <table:table-cell office:value-type="float" office:value="184">
            <text:p>184</text:p>
          </table:table-cell>
          <table:table-cell table:style-name="ce8" table:formula="of:=[.A155]/255*[.$B$4]" office:value-type="float" office:value="2.38117647058823">
            <text:p>2.381</text:p>
          </table:table-cell>
          <table:table-cell table:style-name="ce10" table:formula="of:=[.A155]*[.$B$3]/(2^[.$B$5]-[.A155])" office:value-type="float" office:value="2555.55555555556">
            <text:p>2555.6</text:p>
          </table:table-cell>
          <table:table-cell/>
          <table:table-cell table:style-name="ce11" table:formula="of:=1/(1/([.$E$3]+273.15)+LN([.C155]/[.$E$4])/[.$E$5])-273.15" office:value-type="float" office:value="21.6968185382689">
            <text:p>21.70</text:p>
          </table:table-cell>
          <table:table-cell/>
        </table:table-row>
        <table:table-row table:style-name="ro3">
          <table:table-cell office:value-type="float" office:value="185">
            <text:p>185</text:p>
          </table:table-cell>
          <table:table-cell table:style-name="ce8" table:formula="of:=[.A156]/255*[.$B$4]" office:value-type="float" office:value="2.39411764705882">
            <text:p>2.394</text:p>
          </table:table-cell>
          <table:table-cell table:style-name="ce10" table:formula="of:=[.A156]*[.$B$3]/(2^[.$B$5]-[.A156])" office:value-type="float" office:value="2605.6338028169">
            <text:p>2605.6</text:p>
          </table:table-cell>
          <table:table-cell/>
          <table:table-cell table:style-name="ce11" table:formula="of:=1/(1/([.$E$3]+273.15)+LN([.C156]/[.$E$4])/[.$E$5])-273.15" office:value-type="float" office:value="21.2742795544472">
            <text:p>21.27</text:p>
          </table:table-cell>
          <table:table-cell/>
        </table:table-row>
        <table:table-row table:style-name="ro3">
          <table:table-cell office:value-type="float" office:value="186">
            <text:p>186</text:p>
          </table:table-cell>
          <table:table-cell table:style-name="ce8" table:formula="of:=[.A157]/255*[.$B$4]" office:value-type="float" office:value="2.40705882352941">
            <text:p>2.407</text:p>
          </table:table-cell>
          <table:table-cell table:style-name="ce10" table:formula="of:=[.A157]*[.$B$3]/(2^[.$B$5]-[.A157])" office:value-type="float" office:value="2657.14285714286">
            <text:p>2657.1</text:p>
          </table:table-cell>
          <table:table-cell/>
          <table:table-cell table:style-name="ce11" table:formula="of:=1/(1/([.$E$3]+273.15)+LN([.C157]/[.$E$4])/[.$E$5])-273.15" office:value-type="float" office:value="20.8492822691436">
            <text:p>20.85</text:p>
          </table:table-cell>
          <table:table-cell/>
        </table:table-row>
        <table:table-row table:style-name="ro3">
          <table:table-cell office:value-type="float" office:value="187">
            <text:p>187</text:p>
          </table:table-cell>
          <table:table-cell table:style-name="ce8" table:formula="of:=[.A158]/255*[.$B$4]" office:value-type="float" office:value="2.42">
            <text:p>2.420</text:p>
          </table:table-cell>
          <table:table-cell table:style-name="ce10" table:formula="of:=[.A158]*[.$B$3]/(2^[.$B$5]-[.A158])" office:value-type="float" office:value="2710.14492753623">
            <text:p>2710.1</text:p>
          </table:table-cell>
          <table:table-cell/>
          <table:table-cell table:style-name="ce11" table:formula="of:=1/(1/([.$E$3]+273.15)+LN([.C158]/[.$E$4])/[.$E$5])-273.15" office:value-type="float" office:value="20.4217230039997">
            <text:p>20.42</text:p>
          </table:table-cell>
          <table:table-cell/>
        </table:table-row>
        <table:table-row table:style-name="ro3">
          <table:table-cell office:value-type="float" office:value="188">
            <text:p>188</text:p>
          </table:table-cell>
          <table:table-cell table:style-name="ce8" table:formula="of:=[.A159]/255*[.$B$4]" office:value-type="float" office:value="2.43294117647059">
            <text:p>2.433</text:p>
          </table:table-cell>
          <table:table-cell table:style-name="ce10" table:formula="of:=[.A159]*[.$B$3]/(2^[.$B$5]-[.A159])" office:value-type="float" office:value="2764.70588235294">
            <text:p>2764.7</text:p>
          </table:table-cell>
          <table:table-cell/>
          <table:table-cell table:style-name="ce11" table:formula="of:=1/(1/([.$E$3]+273.15)+LN([.C159]/[.$E$4])/[.$E$5])-273.15" office:value-type="float" office:value="19.9914943517514">
            <text:p>19.99</text:p>
          </table:table-cell>
          <table:table-cell/>
        </table:table-row>
        <table:table-row table:style-name="ro3">
          <table:table-cell office:value-type="float" office:value="189">
            <text:p>189</text:p>
          </table:table-cell>
          <table:table-cell table:style-name="ce8" table:formula="of:=[.A160]/255*[.$B$4]" office:value-type="float" office:value="2.44588235294118">
            <text:p>2.446</text:p>
          </table:table-cell>
          <table:table-cell table:style-name="ce10" table:formula="of:=[.A160]*[.$B$3]/(2^[.$B$5]-[.A160])" office:value-type="float" office:value="2820.89552238806">
            <text:p>2820.9</text:p>
          </table:table-cell>
          <table:table-cell/>
          <table:table-cell table:style-name="ce11" table:formula="of:=1/(1/([.$E$3]+273.15)+LN([.C160]/[.$E$4])/[.$E$5])-273.15" office:value-type="float" office:value="19.5584849470808">
            <text:p>19.56</text:p>
          </table:table-cell>
          <table:table-cell/>
        </table:table-row>
        <table:table-row table:style-name="ro3">
          <table:table-cell office:value-type="float" office:value="190">
            <text:p>190</text:p>
          </table:table-cell>
          <table:table-cell table:style-name="ce8" table:formula="of:=[.A161]/255*[.$B$4]" office:value-type="float" office:value="2.45882352941176">
            <text:p>2.459</text:p>
          </table:table-cell>
          <table:table-cell table:style-name="ce10" table:formula="of:=[.A161]*[.$B$3]/(2^[.$B$5]-[.A161])" office:value-type="float" office:value="2878.78787878788">
            <text:p>2878.8</text:p>
          </table:table-cell>
          <table:table-cell/>
          <table:table-cell table:style-name="ce11" table:formula="of:=1/(1/([.$E$3]+273.15)+LN([.C161]/[.$E$4])/[.$E$5])-273.15" office:value-type="float" office:value="19.1225792210482">
            <text:p>19.12</text:p>
          </table:table-cell>
          <table:table-cell/>
        </table:table-row>
        <table:table-row table:style-name="ro3">
          <table:table-cell office:value-type="float" office:value="191">
            <text:p>191</text:p>
          </table:table-cell>
          <table:table-cell table:style-name="ce8" table:formula="of:=[.A162]/255*[.$B$4]" office:value-type="float" office:value="2.47176470588235">
            <text:p>2.472</text:p>
          </table:table-cell>
          <table:table-cell table:style-name="ce10" table:formula="of:=[.A162]*[.$B$3]/(2^[.$B$5]-[.A162])" office:value-type="float" office:value="2938.46153846154">
            <text:p>2938.5</text:p>
          </table:table-cell>
          <table:table-cell/>
          <table:table-cell table:style-name="ce11" table:formula="of:=1/(1/([.$E$3]+273.15)+LN([.C162]/[.$E$4])/[.$E$5])-273.15" office:value-type="float" office:value="18.6836571376183">
            <text:p>18.68</text:p>
          </table:table-cell>
          <table:table-cell/>
        </table:table-row>
        <table:table-row table:style-name="ro3">
          <table:table-cell office:value-type="float" office:value="192">
            <text:p>192</text:p>
          </table:table-cell>
          <table:table-cell table:style-name="ce8" table:formula="of:=[.A163]/255*[.$B$4]" office:value-type="float" office:value="2.48470588235294">
            <text:p>2.485</text:p>
          </table:table-cell>
          <table:table-cell table:style-name="ce10" table:formula="of:=[.A163]*[.$B$3]/(2^[.$B$5]-[.A163])" office:value-type="float" office:value="3000">
            <text:p>3000.0</text:p>
          </table:table-cell>
          <table:table-cell/>
          <table:table-cell table:style-name="ce11" table:formula="of:=1/(1/([.$E$3]+273.15)+LN([.C163]/[.$E$4])/[.$E$5])-273.15" office:value-type="float" office:value="18.2415939106319">
            <text:p>18.24</text:p>
          </table:table-cell>
          <table:table-cell/>
        </table:table-row>
        <table:table-row table:style-name="ro3">
          <table:table-cell office:value-type="float" office:value="193">
            <text:p>193</text:p>
          </table:table-cell>
          <table:table-cell table:style-name="ce8" table:formula="of:=[.A164]/255*[.$B$4]" office:value-type="float" office:value="2.49764705882353">
            <text:p>2.498</text:p>
          </table:table-cell>
          <table:table-cell table:style-name="ce10" table:formula="of:=[.A164]*[.$B$3]/(2^[.$B$5]-[.A164])" office:value-type="float" office:value="3063.49206349206">
            <text:p>3063.5</text:p>
          </table:table-cell>
          <table:table-cell/>
          <table:table-cell table:style-name="ce11" table:formula="of:=1/(1/([.$E$3]+273.15)+LN([.C164]/[.$E$4])/[.$E$5])-273.15" office:value-type="float" office:value="17.796259699401">
            <text:p>17.80</text:p>
          </table:table-cell>
          <table:table-cell/>
        </table:table-row>
        <table:table-row table:style-name="ro3">
          <table:table-cell office:value-type="float" office:value="194">
            <text:p>194</text:p>
          </table:table-cell>
          <table:table-cell table:style-name="ce8" table:formula="of:=[.A165]/255*[.$B$4]" office:value-type="float" office:value="2.51058823529412">
            <text:p>2.511</text:p>
          </table:table-cell>
          <table:table-cell table:style-name="ce10" table:formula="of:=[.A165]*[.$B$3]/(2^[.$B$5]-[.A165])" office:value-type="float" office:value="3129.03225806452">
            <text:p>3129.0</text:p>
          </table:table-cell>
          <table:table-cell/>
          <table:table-cell table:style-name="ce11" table:formula="of:=1/(1/([.$E$3]+273.15)+LN([.C165]/[.$E$4])/[.$E$5])-273.15" office:value-type="float" office:value="17.3475192809014">
            <text:p>17.35</text:p>
          </table:table-cell>
          <table:table-cell/>
        </table:table-row>
        <table:table-row table:style-name="ro3">
          <table:table-cell office:value-type="float" office:value="195">
            <text:p>195</text:p>
          </table:table-cell>
          <table:table-cell table:style-name="ce8" table:formula="of:=[.A166]/255*[.$B$4]" office:value-type="float" office:value="2.52352941176471">
            <text:p>2.524</text:p>
          </table:table-cell>
          <table:table-cell table:style-name="ce10" table:formula="of:=[.A166]*[.$B$3]/(2^[.$B$5]-[.A166])" office:value-type="float" office:value="3196.72131147541">
            <text:p>3196.7</text:p>
          </table:table-cell>
          <table:table-cell/>
          <table:table-cell table:style-name="ce11" table:formula="of:=1/(1/([.$E$3]+273.15)+LN([.C166]/[.$E$4])/[.$E$5])-273.15" office:value-type="float" office:value="16.895231696314">
            <text:p>16.90</text:p>
          </table:table-cell>
          <table:table-cell/>
        </table:table-row>
        <table:table-row table:style-name="ro3">
          <table:table-cell office:value-type="float" office:value="196">
            <text:p>196</text:p>
          </table:table-cell>
          <table:table-cell table:style-name="ce8" table:formula="of:=[.A167]/255*[.$B$4]" office:value-type="float" office:value="2.53647058823529">
            <text:p>2.536</text:p>
          </table:table-cell>
          <table:table-cell table:style-name="ce10" table:formula="of:=[.A167]*[.$B$3]/(2^[.$B$5]-[.A167])" office:value-type="float" office:value="3266.66666666667">
            <text:p>3266.7</text:p>
          </table:table-cell>
          <table:table-cell/>
          <table:table-cell table:style-name="ce11" table:formula="of:=1/(1/([.$E$3]+273.15)+LN([.C167]/[.$E$4])/[.$E$5])-273.15" office:value-type="float" office:value="16.4392498694072">
            <text:p>16.44</text:p>
          </table:table-cell>
          <table:table-cell/>
        </table:table-row>
        <table:table-row table:style-name="ro3">
          <table:table-cell office:value-type="float" office:value="197">
            <text:p>197</text:p>
          </table:table-cell>
          <table:table-cell table:style-name="ce8" table:formula="of:=[.A168]/255*[.$B$4]" office:value-type="float" office:value="2.54941176470588">
            <text:p>2.549</text:p>
          </table:table-cell>
          <table:table-cell table:style-name="ce10" table:formula="of:=[.A168]*[.$B$3]/(2^[.$B$5]-[.A168])" office:value-type="float" office:value="3338.98305084746">
            <text:p>3339.0</text:p>
          </table:table-cell>
          <table:table-cell/>
          <table:table-cell table:style-name="ce11" table:formula="of:=1/(1/([.$E$3]+273.15)+LN([.C168]/[.$E$4])/[.$E$5])-273.15" office:value-type="float" office:value="15.9794201939662">
            <text:p>15.98</text:p>
          </table:table-cell>
          <table:table-cell/>
        </table:table-row>
        <table:table-row table:style-name="ro3">
          <table:table-cell office:value-type="float" office:value="198">
            <text:p>198</text:p>
          </table:table-cell>
          <table:table-cell table:style-name="ce8" table:formula="of:=[.A169]/255*[.$B$4]" office:value-type="float" office:value="2.56235294117647">
            <text:p>2.562</text:p>
          </table:table-cell>
          <table:table-cell table:style-name="ce10" table:formula="of:=[.A169]*[.$B$3]/(2^[.$B$5]-[.A169])" office:value-type="float" office:value="3413.79310344828">
            <text:p>3413.8</text:p>
          </table:table-cell>
          <table:table-cell/>
          <table:table-cell table:style-name="ce11" table:formula="of:=1/(1/([.$E$3]+273.15)+LN([.C169]/[.$E$4])/[.$E$5])-273.15" office:value-type="float" office:value="15.5155820871448">
            <text:p>15.52</text:p>
          </table:table-cell>
          <table:table-cell/>
        </table:table-row>
        <table:table-row table:style-name="ro3">
          <table:table-cell office:value-type="float" office:value="199">
            <text:p>199</text:p>
          </table:table-cell>
          <table:table-cell table:style-name="ce8" table:formula="of:=[.A170]/255*[.$B$4]" office:value-type="float" office:value="2.57529411764706">
            <text:p>2.575</text:p>
          </table:table-cell>
          <table:table-cell table:style-name="ce10" table:formula="of:=[.A170]*[.$B$3]/(2^[.$B$5]-[.A170])" office:value-type="float" office:value="3491.22807017544">
            <text:p>3491.2</text:p>
          </table:table-cell>
          <table:table-cell/>
          <table:table-cell table:style-name="ce11" table:formula="of:=1/(1/([.$E$3]+273.15)+LN([.C170]/[.$E$4])/[.$E$5])-273.15" office:value-type="float" office:value="15.047567505243">
            <text:p>15.05</text:p>
          </table:table-cell>
          <table:table-cell/>
        </table:table-row>
        <table:table-row table:style-name="ro3">
          <table:table-cell office:value-type="float" office:value="200">
            <text:p>200</text:p>
          </table:table-cell>
          <table:table-cell table:style-name="ce8" table:formula="of:=[.A171]/255*[.$B$4]" office:value-type="float" office:value="2.58823529411765">
            <text:p>2.588</text:p>
          </table:table-cell>
          <table:table-cell table:style-name="ce10" table:formula="of:=[.A171]*[.$B$3]/(2^[.$B$5]-[.A171])" office:value-type="float" office:value="3571.42857142857">
            <text:p>3571.4</text:p>
          </table:table-cell>
          <table:table-cell/>
          <table:table-cell table:style-name="ce11" table:formula="of:=1/(1/([.$E$3]+273.15)+LN([.C171]/[.$E$4])/[.$E$5])-273.15" office:value-type="float" office:value="14.5752004179879">
            <text:p>14.58</text:p>
          </table:table-cell>
          <table:table-cell/>
        </table:table-row>
        <table:table-row table:style-name="ro3">
          <table:table-cell office:value-type="float" office:value="201">
            <text:p>201</text:p>
          </table:table-cell>
          <table:table-cell table:style-name="ce8" table:formula="of:=[.A172]/255*[.$B$4]" office:value-type="float" office:value="2.60117647058824">
            <text:p>2.601</text:p>
          </table:table-cell>
          <table:table-cell table:style-name="ce10" table:formula="of:=[.A172]*[.$B$3]/(2^[.$B$5]-[.A172])" office:value-type="float" office:value="3654.54545454545">
            <text:p>3654.5</text:p>
          </table:table-cell>
          <table:table-cell/>
          <table:table-cell table:style-name="ce11" table:formula="of:=1/(1/([.$E$3]+273.15)+LN([.C172]/[.$E$4])/[.$E$5])-273.15" office:value-type="float" office:value="14.098296236909">
            <text:p>14.10</text:p>
          </table:table-cell>
          <table:table-cell/>
        </table:table-row>
        <table:table-row table:style-name="ro3">
          <table:table-cell office:value-type="float" office:value="202">
            <text:p>202</text:p>
          </table:table-cell>
          <table:table-cell table:style-name="ce8" table:formula="of:=[.A173]/255*[.$B$4]" office:value-type="float" office:value="2.61411764705882">
            <text:p>2.614</text:p>
          </table:table-cell>
          <table:table-cell table:style-name="ce10" table:formula="of:=[.A173]*[.$B$3]/(2^[.$B$5]-[.A173])" office:value-type="float" office:value="3740.74074074074">
            <text:p>3740.7</text:p>
          </table:table-cell>
          <table:table-cell/>
          <table:table-cell table:style-name="ce11" table:formula="of:=1/(1/([.$E$3]+273.15)+LN([.C173]/[.$E$4])/[.$E$5])-273.15" office:value-type="float" office:value="13.6166611928436">
            <text:p>13.62</text:p>
          </table:table-cell>
          <table:table-cell/>
        </table:table-row>
        <table:table-row table:style-name="ro3">
          <table:table-cell office:value-type="float" office:value="203">
            <text:p>203</text:p>
          </table:table-cell>
          <table:table-cell table:style-name="ce8" table:formula="of:=[.A174]/255*[.$B$4]" office:value-type="float" office:value="2.62705882352941">
            <text:p>2.627</text:p>
          </table:table-cell>
          <table:table-cell table:style-name="ce10" table:formula="of:=[.A174]*[.$B$3]/(2^[.$B$5]-[.A174])" office:value-type="float" office:value="3830.18867924528">
            <text:p>3830.2</text:p>
          </table:table-cell>
          <table:table-cell/>
          <table:table-cell table:style-name="ce11" table:formula="of:=1/(1/([.$E$3]+273.15)+LN([.C174]/[.$E$4])/[.$E$5])-273.15" office:value-type="float" office:value="13.1300916569691">
            <text:p>13.13</text:p>
          </table:table-cell>
          <table:table-cell/>
        </table:table-row>
        <table:table-row table:style-name="ro3">
          <table:table-cell office:value-type="float" office:value="204">
            <text:p>204</text:p>
          </table:table-cell>
          <table:table-cell table:style-name="ce8" table:formula="of:=[.A175]/255*[.$B$4]" office:value-type="float" office:value="2.64">
            <text:p>2.640</text:p>
          </table:table-cell>
          <table:table-cell table:style-name="ce10" table:formula="of:=[.A175]*[.$B$3]/(2^[.$B$5]-[.A175])" office:value-type="float" office:value="3923.07692307692">
            <text:p>3923.1</text:p>
          </table:table-cell>
          <table:table-cell/>
          <table:table-cell table:style-name="ce11" table:formula="of:=1/(1/([.$E$3]+273.15)+LN([.C175]/[.$E$4])/[.$E$5])-273.15" office:value-type="float" office:value="12.6383733990259">
            <text:p>12.64</text:p>
          </table:table-cell>
          <table:table-cell/>
        </table:table-row>
        <table:table-row table:style-name="ro3">
          <table:table-cell office:value-type="float" office:value="205">
            <text:p>205</text:p>
          </table:table-cell>
          <table:table-cell table:style-name="ce8" table:formula="of:=[.A176]/255*[.$B$4]" office:value-type="float" office:value="2.65294117647059">
            <text:p>2.653</text:p>
          </table:table-cell>
          <table:table-cell table:style-name="ce10" table:formula="of:=[.A176]*[.$B$3]/(2^[.$B$5]-[.A176])" office:value-type="float" office:value="4019.60784313726">
            <text:p>4019.6</text:p>
          </table:table-cell>
          <table:table-cell/>
          <table:table-cell table:style-name="ce11" table:formula="of:=1/(1/([.$E$3]+273.15)+LN([.C176]/[.$E$4])/[.$E$5])-273.15" office:value-type="float" office:value="12.1412807755466">
            <text:p>12.14</text:p>
          </table:table-cell>
          <table:table-cell/>
        </table:table-row>
        <table:table-row table:style-name="ro3">
          <table:table-cell office:value-type="float" office:value="206">
            <text:p>206</text:p>
          </table:table-cell>
          <table:table-cell table:style-name="ce8" table:formula="of:=[.A177]/255*[.$B$4]" office:value-type="float" office:value="2.66588235294118">
            <text:p>2.666</text:p>
          </table:table-cell>
          <table:table-cell table:style-name="ce10" table:formula="of:=[.A177]*[.$B$3]/(2^[.$B$5]-[.A177])" office:value-type="float" office:value="4120">
            <text:p>4120.0</text:p>
          </table:table-cell>
          <table:table-cell/>
          <table:table-cell table:style-name="ce11" table:formula="of:=1/(1/([.$E$3]+273.15)+LN([.C177]/[.$E$4])/[.$E$5])-273.15" office:value-type="float" office:value="11.6385758399322">
            <text:p>11.64</text:p>
          </table:table-cell>
          <table:table-cell/>
        </table:table-row>
        <table:table-row table:style-name="ro3">
          <table:table-cell office:value-type="float" office:value="207">
            <text:p>207</text:p>
          </table:table-cell>
          <table:table-cell table:style-name="ce8" table:formula="of:=[.A178]/255*[.$B$4]" office:value-type="float" office:value="2.67882352941176">
            <text:p>2.679</text:p>
          </table:table-cell>
          <table:table-cell table:style-name="ce10" table:formula="of:=[.A178]*[.$B$3]/(2^[.$B$5]-[.A178])" office:value-type="float" office:value="4224.48979591837">
            <text:p>4224.5</text:p>
          </table:table-cell>
          <table:table-cell/>
          <table:table-cell table:style-name="ce11" table:formula="of:=1/(1/([.$E$3]+273.15)+LN([.C178]/[.$E$4])/[.$E$5])-273.15" office:value-type="float" office:value="11.130007365077">
            <text:p>11.13</text:p>
          </table:table-cell>
          <table:table-cell/>
        </table:table-row>
        <table:table-row table:style-name="ro3">
          <table:table-cell office:value-type="float" office:value="208">
            <text:p>208</text:p>
          </table:table-cell>
          <table:table-cell table:style-name="ce8" table:formula="of:=[.A179]/255*[.$B$4]" office:value-type="float" office:value="2.69176470588235">
            <text:p>2.692</text:p>
          </table:table-cell>
          <table:table-cell table:style-name="ce10" table:formula="of:=[.A179]*[.$B$3]/(2^[.$B$5]-[.A179])" office:value-type="float" office:value="4333.33333333333">
            <text:p>4333.3</text:p>
          </table:table-cell>
          <table:table-cell/>
          <table:table-cell table:style-name="ce11" table:formula="of:=1/(1/([.$E$3]+273.15)+LN([.C179]/[.$E$4])/[.$E$5])-273.15" office:value-type="float" office:value="10.6153097679308">
            <text:p>10.62</text:p>
          </table:table-cell>
          <table:table-cell/>
        </table:table-row>
        <table:table-row table:style-name="ro3">
          <table:table-cell office:value-type="float" office:value="209">
            <text:p>209</text:p>
          </table:table-cell>
          <table:table-cell table:style-name="ce8" table:formula="of:=[.A180]/255*[.$B$4]" office:value-type="float" office:value="2.70470588235294">
            <text:p>2.705</text:p>
          </table:table-cell>
          <table:table-cell table:style-name="ce10" table:formula="of:=[.A180]*[.$B$3]/(2^[.$B$5]-[.A180])" office:value-type="float" office:value="4446.8085106383">
            <text:p>4446.8</text:p>
          </table:table-cell>
          <table:table-cell/>
          <table:table-cell table:style-name="ce11" table:formula="of:=1/(1/([.$E$3]+273.15)+LN([.C180]/[.$E$4])/[.$E$5])-273.15" office:value-type="float" office:value="10.0942019238448">
            <text:p>10.09</text:p>
          </table:table-cell>
          <table:table-cell/>
        </table:table-row>
        <table:table-row table:style-name="ro3">
          <table:table-cell office:value-type="float" office:value="210">
            <text:p>210</text:p>
          </table:table-cell>
          <table:table-cell table:style-name="ce8" table:formula="of:=[.A181]/255*[.$B$4]" office:value-type="float" office:value="2.71764705882353">
            <text:p>2.718</text:p>
          </table:table-cell>
          <table:table-cell table:style-name="ce10" table:formula="of:=[.A181]*[.$B$3]/(2^[.$B$5]-[.A181])" office:value-type="float" office:value="4565.21739130435">
            <text:p>4565.2</text:p>
          </table:table-cell>
          <table:table-cell/>
          <table:table-cell table:style-name="ce11" table:formula="of:=1/(1/([.$E$3]+273.15)+LN([.C181]/[.$E$4])/[.$E$5])-273.15" office:value-type="float" office:value="9.5663858567541">
            <text:p>9.57</text:p>
          </table:table-cell>
          <table:table-cell/>
        </table:table-row>
        <table:table-row table:style-name="ro3">
          <table:table-cell office:value-type="float" office:value="211">
            <text:p>211</text:p>
          </table:table-cell>
          <table:table-cell table:style-name="ce8" table:formula="of:=[.A182]/255*[.$B$4]" office:value-type="float" office:value="2.73058823529412">
            <text:p>2.731</text:p>
          </table:table-cell>
          <table:table-cell table:style-name="ce10" table:formula="of:=[.A182]*[.$B$3]/(2^[.$B$5]-[.A182])" office:value-type="float" office:value="4688.88888888889">
            <text:p>4688.9</text:p>
          </table:table-cell>
          <table:table-cell/>
          <table:table-cell table:style-name="ce11" table:formula="of:=1/(1/([.$E$3]+273.15)+LN([.C182]/[.$E$4])/[.$E$5])-273.15" office:value-type="float" office:value="9.03154528913848">
            <text:p>9.03</text:p>
          </table:table-cell>
          <table:table-cell/>
        </table:table-row>
        <table:table-row table:style-name="ro3">
          <table:table-cell office:value-type="float" office:value="212">
            <text:p>212</text:p>
          </table:table-cell>
          <table:table-cell table:style-name="ce8" table:formula="of:=[.A183]/255*[.$B$4]" office:value-type="float" office:value="2.74352941176471">
            <text:p>2.744</text:p>
          </table:table-cell>
          <table:table-cell table:style-name="ce10" table:formula="of:=[.A183]*[.$B$3]/(2^[.$B$5]-[.A183])" office:value-type="float" office:value="4818.18181818182">
            <text:p>4818.2</text:p>
          </table:table-cell>
          <table:table-cell/>
          <table:table-cell table:style-name="ce11" table:formula="of:=1/(1/([.$E$3]+273.15)+LN([.C183]/[.$E$4])/[.$E$5])-273.15" office:value-type="float" office:value="8.48934403321982">
            <text:p>8.49</text:p>
          </table:table-cell>
          <table:table-cell/>
        </table:table-row>
        <table:table-row table:style-name="ro3">
          <table:table-cell office:value-type="float" office:value="213">
            <text:p>213</text:p>
          </table:table-cell>
          <table:table-cell table:style-name="ce8" table:formula="of:=[.A184]/255*[.$B$4]" office:value-type="float" office:value="2.75647058823529">
            <text:p>2.756</text:p>
          </table:table-cell>
          <table:table-cell table:style-name="ce10" table:formula="of:=[.A184]*[.$B$3]/(2^[.$B$5]-[.A184])" office:value-type="float" office:value="4953.48837209302">
            <text:p>4953.5</text:p>
          </table:table-cell>
          <table:table-cell/>
          <table:table-cell table:style-name="ce11" table:formula="of:=1/(1/([.$E$3]+273.15)+LN([.C184]/[.$E$4])/[.$E$5])-273.15" office:value-type="float" office:value="7.93942420192479">
            <text:p>7.94</text:p>
          </table:table-cell>
          <table:table-cell/>
        </table:table-row>
        <table:table-row table:style-name="ro3">
          <table:table-cell office:value-type="float" office:value="214">
            <text:p>214</text:p>
          </table:table-cell>
          <table:table-cell table:style-name="ce8" table:formula="of:=[.A185]/255*[.$B$4]" office:value-type="float" office:value="2.76941176470588">
            <text:p>2.769</text:p>
          </table:table-cell>
          <table:table-cell table:style-name="ce10" table:formula="of:=[.A185]*[.$B$3]/(2^[.$B$5]-[.A185])" office:value-type="float" office:value="5095.2380952381">
            <text:p>5095.2</text:p>
          </table:table-cell>
          <table:table-cell/>
          <table:table-cell table:style-name="ce11" table:formula="of:=1/(1/([.$E$3]+273.15)+LN([.C185]/[.$E$4])/[.$E$5])-273.15" office:value-type="float" office:value="7.38140421466329">
            <text:p>7.38</text:p>
          </table:table-cell>
          <table:table-cell/>
        </table:table-row>
        <table:table-row table:style-name="ro3">
          <table:table-cell office:value-type="float" office:value="215">
            <text:p>215</text:p>
          </table:table-cell>
          <table:table-cell table:style-name="ce8" table:formula="of:=[.A186]/255*[.$B$4]" office:value-type="float" office:value="2.78235294117647">
            <text:p>2.782</text:p>
          </table:table-cell>
          <table:table-cell table:style-name="ce10" table:formula="of:=[.A186]*[.$B$3]/(2^[.$B$5]-[.A186])" office:value-type="float" office:value="5243.90243902439">
            <text:p>5243.9</text:p>
          </table:table-cell>
          <table:table-cell/>
          <table:table-cell table:style-name="ce11" table:formula="of:=1/(1/([.$E$3]+273.15)+LN([.C186]/[.$E$4])/[.$E$5])-273.15" office:value-type="float" office:value="6.81487656883763">
            <text:p>6.81</text:p>
          </table:table-cell>
          <table:table-cell/>
        </table:table-row>
        <table:table-row table:style-name="ro3">
          <table:table-cell office:value-type="float" office:value="216">
            <text:p>216</text:p>
          </table:table-cell>
          <table:table-cell table:style-name="ce8" table:formula="of:=[.A187]/255*[.$B$4]" office:value-type="float" office:value="2.79529411764706">
            <text:p>2.795</text:p>
          </table:table-cell>
          <table:table-cell table:style-name="ce10" table:formula="of:=[.A187]*[.$B$3]/(2^[.$B$5]-[.A187])" office:value-type="float" office:value="5400">
            <text:p>5400.0</text:p>
          </table:table-cell>
          <table:table-cell/>
          <table:table-cell table:style-name="ce11" table:formula="of:=1/(1/([.$E$3]+273.15)+LN([.C187]/[.$E$4])/[.$E$5])-273.15" office:value-type="float" office:value="6.23940534305751">
            <text:p>6.24</text:p>
          </table:table-cell>
          <table:table-cell/>
        </table:table-row>
        <table:table-row table:style-name="ro3">
          <table:table-cell office:value-type="float" office:value="217">
            <text:p>217</text:p>
          </table:table-cell>
          <table:table-cell table:style-name="ce8" table:formula="of:=[.A188]/255*[.$B$4]" office:value-type="float" office:value="2.80823529411765">
            <text:p>2.808</text:p>
          </table:table-cell>
          <table:table-cell table:style-name="ce10" table:formula="of:=[.A188]*[.$B$3]/(2^[.$B$5]-[.A188])" office:value-type="float" office:value="5564.10256410257">
            <text:p>5564.1</text:p>
          </table:table-cell>
          <table:table-cell/>
          <table:table-cell table:style-name="ce11" table:formula="of:=1/(1/([.$E$3]+273.15)+LN([.C188]/[.$E$4])/[.$E$5])-273.15" office:value-type="float" office:value="5.65452339210708">
            <text:p>5.65</text:p>
          </table:table-cell>
          <table:table-cell/>
        </table:table-row>
        <table:table-row table:style-name="ro3">
          <table:table-cell office:value-type="float" office:value="218">
            <text:p>218</text:p>
          </table:table-cell>
          <table:table-cell table:style-name="ce8" table:formula="of:=[.A189]/255*[.$B$4]" office:value-type="float" office:value="2.82117647058823">
            <text:p>2.821</text:p>
          </table:table-cell>
          <table:table-cell table:style-name="ce10" table:formula="of:=[.A189]*[.$B$3]/(2^[.$B$5]-[.A189])" office:value-type="float" office:value="5736.84210526316">
            <text:p>5736.8</text:p>
          </table:table-cell>
          <table:table-cell/>
          <table:table-cell table:style-name="ce11" table:formula="of:=1/(1/([.$E$3]+273.15)+LN([.C189]/[.$E$4])/[.$E$5])-273.15" office:value-type="float" office:value="5.0597291865738">
            <text:p>5.06</text:p>
          </table:table-cell>
          <table:table-cell/>
        </table:table-row>
        <table:table-row table:style-name="ro3">
          <table:table-cell office:value-type="float" office:value="219">
            <text:p>219</text:p>
          </table:table-cell>
          <table:table-cell table:style-name="ce8" table:formula="of:=[.A190]/255*[.$B$4]" office:value-type="float" office:value="2.83411764705882">
            <text:p>2.834</text:p>
          </table:table-cell>
          <table:table-cell table:style-name="ce10" table:formula="of:=[.A190]*[.$B$3]/(2^[.$B$5]-[.A190])" office:value-type="float" office:value="5918.91891891892">
            <text:p>5918.9</text:p>
          </table:table-cell>
          <table:table-cell/>
          <table:table-cell table:style-name="ce11" table:formula="of:=1/(1/([.$E$3]+273.15)+LN([.C190]/[.$E$4])/[.$E$5])-273.15" office:value-type="float" office:value="4.45448324140614">
            <text:p>4.45</text:p>
          </table:table-cell>
          <table:table-cell/>
        </table:table-row>
        <table:table-row table:style-name="ro3">
          <table:table-cell office:value-type="float" office:value="220">
            <text:p>220</text:p>
          </table:table-cell>
          <table:table-cell table:style-name="ce8" table:formula="of:=[.A191]/255*[.$B$4]" office:value-type="float" office:value="2.84705882352941">
            <text:p>2.847</text:p>
          </table:table-cell>
          <table:table-cell table:style-name="ce10" table:formula="of:=[.A191]*[.$B$3]/(2^[.$B$5]-[.A191])" office:value-type="float" office:value="6111.11111111111">
            <text:p>6111.1</text:p>
          </table:table-cell>
          <table:table-cell/>
          <table:table-cell table:style-name="ce11" table:formula="of:=1/(1/([.$E$3]+273.15)+LN([.C191]/[.$E$4])/[.$E$5])-273.15" office:value-type="float" office:value="3.8382040671633">
            <text:p>3.84</text:p>
          </table:table-cell>
          <table:table-cell/>
        </table:table-row>
        <table:table-row table:style-name="ro3">
          <table:table-cell office:value-type="float" office:value="221">
            <text:p>221</text:p>
          </table:table-cell>
          <table:table-cell table:style-name="ce8" table:formula="of:=[.A192]/255*[.$B$4]" office:value-type="float" office:value="2.86">
            <text:p>2.860</text:p>
          </table:table-cell>
          <table:table-cell table:style-name="ce10" table:formula="of:=[.A192]*[.$B$3]/(2^[.$B$5]-[.A192])" office:value-type="float" office:value="6314.28571428572">
            <text:p>6314.3</text:p>
          </table:table-cell>
          <table:table-cell/>
          <table:table-cell table:style-name="ce11" table:formula="of:=1/(1/([.$E$3]+273.15)+LN([.C192]/[.$E$4])/[.$E$5])-273.15" office:value-type="float" office:value="3.21026356488323">
            <text:p>3.21</text:p>
          </table:table-cell>
          <table:table-cell/>
        </table:table-row>
        <table:table-row table:style-name="ro3">
          <table:table-cell office:value-type="float" office:value="222">
            <text:p>222</text:p>
          </table:table-cell>
          <table:table-cell table:style-name="ce8" table:formula="of:=[.A193]/255*[.$B$4]" office:value-type="float" office:value="2.87294117647059">
            <text:p>2.873</text:p>
          </table:table-cell>
          <table:table-cell table:style-name="ce10" table:formula="of:=[.A193]*[.$B$3]/(2^[.$B$5]-[.A193])" office:value-type="float" office:value="6529.41176470588">
            <text:p>6529.4</text:p>
          </table:table-cell>
          <table:table-cell/>
          <table:table-cell table:style-name="ce11" table:formula="of:=1/(1/([.$E$3]+273.15)+LN([.C193]/[.$E$4])/[.$E$5])-273.15" office:value-type="float" office:value="2.56998176972456">
            <text:p>2.57</text:p>
          </table:table-cell>
          <table:table-cell/>
        </table:table-row>
        <table:table-row table:style-name="ro3">
          <table:table-cell office:value-type="float" office:value="223">
            <text:p>223</text:p>
          </table:table-cell>
          <table:table-cell table:style-name="ce8" table:formula="of:=[.A194]/255*[.$B$4]" office:value-type="float" office:value="2.88588235294118">
            <text:p>2.886</text:p>
          </table:table-cell>
          <table:table-cell table:style-name="ce10" table:formula="of:=[.A194]*[.$B$3]/(2^[.$B$5]-[.A194])" office:value-type="float" office:value="6757.57575757576">
            <text:p>6757.6</text:p>
          </table:table-cell>
          <table:table-cell/>
          <table:table-cell table:style-name="ce11" table:formula="of:=1/(1/([.$E$3]+273.15)+LN([.C194]/[.$E$4])/[.$E$5])-273.15" office:value-type="float" office:value="1.91662082906066">
            <text:p>1.92</text:p>
          </table:table-cell>
          <table:table-cell/>
        </table:table-row>
        <table:table-row table:style-name="ro3">
          <table:table-cell office:value-type="float" office:value="224">
            <text:p>224</text:p>
          </table:table-cell>
          <table:table-cell table:style-name="ce8" table:formula="of:=[.A195]/255*[.$B$4]" office:value-type="float" office:value="2.89882352941176">
            <text:p>2.899</text:p>
          </table:table-cell>
          <table:table-cell table:style-name="ce10" table:formula="of:=[.A195]*[.$B$3]/(2^[.$B$5]-[.A195])" office:value-type="float" office:value="7000">
            <text:p>7000.0</text:p>
          </table:table-cell>
          <table:table-cell/>
          <table:table-cell table:style-name="ce11" table:formula="of:=1/(1/([.$E$3]+273.15)+LN([.C195]/[.$E$4])/[.$E$5])-273.15" office:value-type="float" office:value="1.24937807650201">
            <text:p>1.25</text:p>
          </table:table-cell>
          <table:table-cell/>
        </table:table-row>
        <table:table-row table:style-name="ro3">
          <table:table-cell office:value-type="float" office:value="225">
            <text:p>225</text:p>
          </table:table-cell>
          <table:table-cell table:style-name="ce8" table:formula="of:=[.A196]/255*[.$B$4]" office:value-type="float" office:value="2.91176470588235">
            <text:p>2.912</text:p>
          </table:table-cell>
          <table:table-cell table:style-name="ce10" table:formula="of:=[.A196]*[.$B$3]/(2^[.$B$5]-[.A196])" office:value-type="float" office:value="7258.06451612903">
            <text:p>7258.1</text:p>
          </table:table-cell>
          <table:table-cell/>
          <table:table-cell table:style-name="ce11" table:formula="of:=1/(1/([.$E$3]+273.15)+LN([.C196]/[.$E$4])/[.$E$5])-273.15" office:value-type="float" office:value="0.567378033066291">
            <text:p>0.57</text:p>
          </table:table-cell>
          <table:table-cell/>
        </table:table-row>
        <table:table-row table:style-name="ro3">
          <table:table-cell office:value-type="float" office:value="226">
            <text:p>226</text:p>
          </table:table-cell>
          <table:table-cell table:style-name="ce8" table:formula="of:=[.A197]/255*[.$B$4]" office:value-type="float" office:value="2.92470588235294">
            <text:p>2.925</text:p>
          </table:table-cell>
          <table:table-cell table:style-name="ce10" table:formula="of:=[.A197]*[.$B$3]/(2^[.$B$5]-[.A197])" office:value-type="float" office:value="7533.33333333333">
            <text:p>7533.3</text:p>
          </table:table-cell>
          <table:table-cell/>
          <table:table-cell table:style-name="ce11" table:formula="of:=1/(1/([.$E$3]+273.15)+LN([.C197]/[.$E$4])/[.$E$5])-273.15" office:value-type="float" office:value="-0.130336871356121">
            <text:p>-0.13</text:p>
          </table:table-cell>
          <table:table-cell/>
        </table:table-row>
        <table:table-row table:style-name="ro3">
          <table:table-cell office:value-type="float" office:value="227">
            <text:p>227</text:p>
          </table:table-cell>
          <table:table-cell table:style-name="ce8" table:formula="of:=[.A198]/255*[.$B$4]" office:value-type="float" office:value="2.93764705882353">
            <text:p>2.938</text:p>
          </table:table-cell>
          <table:table-cell table:style-name="ce10" table:formula="of:=[.A198]*[.$B$3]/(2^[.$B$5]-[.A198])" office:value-type="float" office:value="7827.58620689655">
            <text:p>7827.6</text:p>
          </table:table-cell>
          <table:table-cell/>
          <table:table-cell table:style-name="ce11" table:formula="of:=1/(1/([.$E$3]+273.15)+LN([.C198]/[.$E$4])/[.$E$5])-273.15" office:value-type="float" office:value="-0.844817111339239">
            <text:p>-0.84</text:p>
          </table:table-cell>
          <table:table-cell/>
        </table:table-row>
        <table:table-row table:style-name="ro3">
          <table:table-cell office:value-type="float" office:value="228">
            <text:p>228</text:p>
          </table:table-cell>
          <table:table-cell table:style-name="ce8" table:formula="of:=[.A199]/255*[.$B$4]" office:value-type="float" office:value="2.95058823529412">
            <text:p>2.951</text:p>
          </table:table-cell>
          <table:table-cell table:style-name="ce10" table:formula="of:=[.A199]*[.$B$3]/(2^[.$B$5]-[.A199])" office:value-type="float" office:value="8142.85714285714">
            <text:p>8142.9</text:p>
          </table:table-cell>
          <table:table-cell/>
          <table:table-cell table:style-name="ce11" table:formula="of:=1/(1/([.$E$3]+273.15)+LN([.C199]/[.$E$4])/[.$E$5])-273.15" office:value-type="float" office:value="-1.57721873073996">
            <text:p>-1.58</text:p>
          </table:table-cell>
          <table:table-cell/>
        </table:table-row>
        <table:table-row table:style-name="ro3">
          <table:table-cell office:value-type="float" office:value="229">
            <text:p>229</text:p>
          </table:table-cell>
          <table:table-cell table:style-name="ce8" table:formula="of:=[.A200]/255*[.$B$4]" office:value-type="float" office:value="2.96352941176471">
            <text:p>2.964</text:p>
          </table:table-cell>
          <table:table-cell table:style-name="ce10" table:formula="of:=[.A200]*[.$B$3]/(2^[.$B$5]-[.A200])" office:value-type="float" office:value="8481.48148148148">
            <text:p>8481.5</text:p>
          </table:table-cell>
          <table:table-cell/>
          <table:table-cell table:style-name="ce11" table:formula="of:=1/(1/([.$E$3]+273.15)+LN([.C200]/[.$E$4])/[.$E$5])-273.15" office:value-type="float" office:value="-2.32881825490858">
            <text:p>-2.33</text:p>
          </table:table-cell>
          <table:table-cell/>
        </table:table-row>
        <table:table-row table:style-name="ro3">
          <table:table-cell office:value-type="float" office:value="230">
            <text:p>230</text:p>
          </table:table-cell>
          <table:table-cell table:style-name="ce8" table:formula="of:=[.A201]/255*[.$B$4]" office:value-type="float" office:value="2.97647058823529">
            <text:p>2.976</text:p>
          </table:table-cell>
          <table:table-cell table:style-name="ce10" table:formula="of:=[.A201]*[.$B$3]/(2^[.$B$5]-[.A201])" office:value-type="float" office:value="8846.15384615385">
            <text:p>8846.2</text:p>
          </table:table-cell>
          <table:table-cell/>
          <table:table-cell table:style-name="ce11" table:formula="of:=1/(1/([.$E$3]+273.15)+LN([.C201]/[.$E$4])/[.$E$5])-273.15" office:value-type="float" office:value="-3.10103034899311">
            <text:p>-3.10</text:p>
          </table:table-cell>
          <table:table-cell/>
        </table:table-row>
        <table:table-row table:style-name="ro3">
          <table:table-cell office:value-type="float" office:value="231">
            <text:p>231</text:p>
          </table:table-cell>
          <table:table-cell table:style-name="ce8" table:formula="of:=[.A202]/255*[.$B$4]" office:value-type="float" office:value="2.98941176470588">
            <text:p>2.989</text:p>
          </table:table-cell>
          <table:table-cell table:style-name="ce10" table:formula="of:=[.A202]*[.$B$3]/(2^[.$B$5]-[.A202])" office:value-type="float" office:value="9240">
            <text:p>9240.0</text:p>
          </table:table-cell>
          <table:table-cell/>
          <table:table-cell table:style-name="ce11" table:formula="of:=1/(1/([.$E$3]+273.15)+LN([.C202]/[.$E$4])/[.$E$5])-273.15" office:value-type="float" office:value="-3.89542885559587">
            <text:p>-3.90</text:p>
          </table:table-cell>
          <table:table-cell/>
        </table:table-row>
        <table:table-row table:style-name="ro3">
          <table:table-cell office:value-type="float" office:value="232">
            <text:p>232</text:p>
          </table:table-cell>
          <table:table-cell table:style-name="ce8" table:formula="of:=[.A203]/255*[.$B$4]" office:value-type="float" office:value="3.00235294117647">
            <text:p>3.002</text:p>
          </table:table-cell>
          <table:table-cell table:style-name="ce10" table:formula="of:=[.A203]*[.$B$3]/(2^[.$B$5]-[.A203])" office:value-type="float" office:value="9666.66666666667">
            <text:p>9666.7</text:p>
          </table:table-cell>
          <table:table-cell/>
          <table:table-cell table:style-name="ce11" table:formula="of:=1/(1/([.$E$3]+273.15)+LN([.C203]/[.$E$4])/[.$E$5])-273.15" office:value-type="float" office:value="-4.71377202288329">
            <text:p>-4.71</text:p>
          </table:table-cell>
          <table:table-cell/>
        </table:table-row>
        <table:table-row table:style-name="ro3">
          <table:table-cell office:value-type="float" office:value="233">
            <text:p>233</text:p>
          </table:table-cell>
          <table:table-cell table:style-name="ce8" table:formula="of:=[.A204]/255*[.$B$4]" office:value-type="float" office:value="3.01529411764706">
            <text:p>3.015</text:p>
          </table:table-cell>
          <table:table-cell table:style-name="ce10" table:formula="of:=[.A204]*[.$B$3]/(2^[.$B$5]-[.A204])" office:value-type="float" office:value="10130.4347826087">
            <text:p>10130.4</text:p>
          </table:table-cell>
          <table:table-cell/>
          <table:table-cell table:style-name="ce11" table:formula="of:=1/(1/([.$E$3]+273.15)+LN([.C204]/[.$E$4])/[.$E$5])-273.15" office:value-type="float" office:value="-5.55803297172753">
            <text:p>-5.56</text:p>
          </table:table-cell>
          <table:table-cell/>
        </table:table-row>
        <table:table-row table:style-name="ro3">
          <table:table-cell office:value-type="float" office:value="234">
            <text:p>234</text:p>
          </table:table-cell>
          <table:table-cell table:style-name="ce8" table:formula="of:=[.A205]/255*[.$B$4]" office:value-type="float" office:value="3.02823529411765">
            <text:p>3.028</text:p>
          </table:table-cell>
          <table:table-cell table:style-name="ce10" table:formula="of:=[.A205]*[.$B$3]/(2^[.$B$5]-[.A205])" office:value-type="float" office:value="10636.3636363636">
            <text:p>10636.4</text:p>
          </table:table-cell>
          <table:table-cell/>
          <table:table-cell table:style-name="ce11" table:formula="of:=1/(1/([.$E$3]+273.15)+LN([.C205]/[.$E$4])/[.$E$5])-273.15" office:value-type="float" office:value="-6.43043677112149">
            <text:p>-6.43</text:p>
          </table:table-cell>
          <table:table-cell/>
        </table:table-row>
        <table:table-row table:style-name="ro3">
          <table:table-cell office:value-type="float" office:value="235">
            <text:p>235</text:p>
          </table:table-cell>
          <table:table-cell table:style-name="ce8" table:formula="of:=[.A206]/255*[.$B$4]" office:value-type="float" office:value="3.04117647058824">
            <text:p>3.041</text:p>
          </table:table-cell>
          <table:table-cell table:style-name="ce10" table:formula="of:=[.A206]*[.$B$3]/(2^[.$B$5]-[.A206])" office:value-type="float" office:value="11190.4761904762">
            <text:p>11190.5</text:p>
          </table:table-cell>
          <table:table-cell/>
          <table:table-cell table:style-name="ce11" table:formula="of:=1/(1/([.$E$3]+273.15)+LN([.C206]/[.$E$4])/[.$E$5])-273.15" office:value-type="float" office:value="-7.33350592931669">
            <text:p>-7.33</text:p>
          </table:table-cell>
          <table:table-cell/>
        </table:table-row>
        <table:table-row table:style-name="ro3">
          <table:table-cell office:value-type="float" office:value="236">
            <text:p>236</text:p>
          </table:table-cell>
          <table:table-cell table:style-name="ce8" table:formula="of:=[.A207]/255*[.$B$4]" office:value-type="float" office:value="3.05411764705882">
            <text:p>3.054</text:p>
          </table:table-cell>
          <table:table-cell table:style-name="ce10" table:formula="of:=[.A207]*[.$B$3]/(2^[.$B$5]-[.A207])" office:value-type="float" office:value="11800">
            <text:p>11800.0</text:p>
          </table:table-cell>
          <table:table-cell/>
          <table:table-cell table:style-name="ce11" table:formula="of:=1/(1/([.$E$3]+273.15)+LN([.C207]/[.$E$4])/[.$E$5])-273.15" office:value-type="float" office:value="-8.2701167148191">
            <text:p>-8.27</text:p>
          </table:table-cell>
          <table:table-cell/>
        </table:table-row>
        <table:table-row table:style-name="ro3">
          <table:table-cell office:value-type="float" office:value="237">
            <text:p>237</text:p>
          </table:table-cell>
          <table:table-cell table:style-name="ce8" table:formula="of:=[.A208]/255*[.$B$4]" office:value-type="float" office:value="3.06705882352941">
            <text:p>3.067</text:p>
          </table:table-cell>
          <table:table-cell table:style-name="ce10" table:formula="of:=[.A208]*[.$B$3]/(2^[.$B$5]-[.A208])" office:value-type="float" office:value="12473.6842105263">
            <text:p>12473.7</text:p>
          </table:table-cell>
          <table:table-cell/>
          <table:table-cell table:style-name="ce11" table:formula="of:=1/(1/([.$E$3]+273.15)+LN([.C208]/[.$E$4])/[.$E$5])-273.15" office:value-type="float" office:value="-9.24356957329013">
            <text:p>-9.24</text:p>
          </table:table-cell>
          <table:table-cell/>
        </table:table-row>
        <table:table-row table:style-name="ro3">
          <table:table-cell office:value-type="float" office:value="238">
            <text:p>238</text:p>
          </table:table-cell>
          <table:table-cell table:style-name="ce8" table:formula="of:=[.A209]/255*[.$B$4]" office:value-type="float" office:value="3.08">
            <text:p>3.080</text:p>
          </table:table-cell>
          <table:table-cell table:style-name="ce10" table:formula="of:=[.A209]*[.$B$3]/(2^[.$B$5]-[.A209])" office:value-type="float" office:value="13222.2222222222">
            <text:p>13222.2</text:p>
          </table:table-cell>
          <table:table-cell/>
          <table:table-cell table:style-name="ce11" table:formula="of:=1/(1/([.$E$3]+273.15)+LN([.C209]/[.$E$4])/[.$E$5])-273.15" office:value-type="float" office:value="-10.2576781212979">
            <text:p>-10.26</text:p>
          </table:table-cell>
          <table:table-cell/>
        </table:table-row>
        <table:table-row table:style-name="ro3">
          <table:table-cell office:value-type="float" office:value="239">
            <text:p>239</text:p>
          </table:table-cell>
          <table:table-cell table:style-name="ce8" table:formula="of:=[.A210]/255*[.$B$4]" office:value-type="float" office:value="3.09294117647059">
            <text:p>3.093</text:p>
          </table:table-cell>
          <table:table-cell table:style-name="ce10" table:formula="of:=[.A210]*[.$B$3]/(2^[.$B$5]-[.A210])" office:value-type="float" office:value="14058.8235294118">
            <text:p>14058.8</text:p>
          </table:table-cell>
          <table:table-cell/>
          <table:table-cell table:style-name="ce11" table:formula="of:=1/(1/([.$E$3]+273.15)+LN([.C210]/[.$E$4])/[.$E$5])-273.15" office:value-type="float" office:value="-11.316882960028">
            <text:p>-11.32</text:p>
          </table:table-cell>
          <table:table-cell/>
        </table:table-row>
        <table:table-row table:style-name="ro3">
          <table:table-cell office:value-type="float" office:value="240">
            <text:p>240</text:p>
          </table:table-cell>
          <table:table-cell table:style-name="ce8" table:formula="of:=[.A211]/255*[.$B$4]" office:value-type="float" office:value="3.10588235294118">
            <text:p>3.106</text:p>
          </table:table-cell>
          <table:table-cell table:style-name="ce10" table:formula="of:=[.A211]*[.$B$3]/(2^[.$B$5]-[.A211])" office:value-type="float" office:value="15000">
            <text:p>15000.0</text:p>
          </table:table-cell>
          <table:table-cell/>
          <table:table-cell table:style-name="ce11" table:formula="of:=1/(1/([.$E$3]+273.15)+LN([.C211]/[.$E$4])/[.$E$5])-273.15" office:value-type="float" office:value="-12.4263991562087">
            <text:p>-12.43</text:p>
          </table:table-cell>
          <table:table-cell/>
        </table:table-row>
        <table:table-row table:style-name="ro3">
          <table:table-cell office:value-type="float" office:value="241">
            <text:p>241</text:p>
          </table:table-cell>
          <table:table-cell table:style-name="ce8" table:formula="of:=[.A212]/255*[.$B$4]" office:value-type="float" office:value="3.11882352941176">
            <text:p>3.119</text:p>
          </table:table-cell>
          <table:table-cell table:style-name="ce10" table:formula="of:=[.A212]*[.$B$3]/(2^[.$B$5]-[.A212])" office:value-type="float" office:value="16066.6666666667">
            <text:p>16066.7</text:p>
          </table:table-cell>
          <table:table-cell/>
          <table:table-cell table:style-name="ce11" table:formula="of:=1/(1/([.$E$3]+273.15)+LN([.C212]/[.$E$4])/[.$E$5])-273.15" office:value-type="float" office:value="-13.5924101663729">
            <text:p>-13.59</text:p>
          </table:table-cell>
          <table:table-cell/>
        </table:table-row>
        <table:table-row table:style-name="ro3">
          <table:table-cell office:value-type="float" office:value="242">
            <text:p>242</text:p>
          </table:table-cell>
          <table:table-cell table:style-name="ce8" table:formula="of:=[.A213]/255*[.$B$4]" office:value-type="float" office:value="3.13176470588235">
            <text:p>3.132</text:p>
          </table:table-cell>
          <table:table-cell table:style-name="ce10" table:formula="of:=[.A213]*[.$B$3]/(2^[.$B$5]-[.A213])" office:value-type="float" office:value="17285.7142857143">
            <text:p>17285.7</text:p>
          </table:table-cell>
          <table:table-cell/>
          <table:table-cell table:style-name="ce11" table:formula="of:=1/(1/([.$E$3]+273.15)+LN([.C213]/[.$E$4])/[.$E$5])-273.15" office:value-type="float" office:value="-14.8223270462151">
            <text:p>-14.82</text:p>
          </table:table-cell>
          <table:table-cell/>
        </table:table-row>
        <table:table-row table:style-name="ro3">
          <table:table-cell office:value-type="float" office:value="243">
            <text:p>243</text:p>
          </table:table-cell>
          <table:table-cell table:style-name="ce8" table:formula="of:=[.A214]/255*[.$B$4]" office:value-type="float" office:value="3.14470588235294">
            <text:p>3.145</text:p>
          </table:table-cell>
          <table:table-cell table:style-name="ce10" table:formula="of:=[.A214]*[.$B$3]/(2^[.$B$5]-[.A214])" office:value-type="float" office:value="18692.3076923077">
            <text:p>18692.3</text:p>
          </table:table-cell>
          <table:table-cell/>
          <table:table-cell table:style-name="ce11" table:formula="of:=1/(1/([.$E$3]+273.15)+LN([.C214]/[.$E$4])/[.$E$5])-273.15" office:value-type="float" office:value="-16.125141396348">
            <text:p>-16.13</text:p>
          </table:table-cell>
          <table:table-cell/>
        </table:table-row>
        <table:table-row table:style-name="ro3">
          <table:table-cell office:value-type="float" office:value="244">
            <text:p>244</text:p>
          </table:table-cell>
          <table:table-cell table:style-name="ce8" table:formula="of:=[.A215]/255*[.$B$4]" office:value-type="float" office:value="3.15764705882353">
            <text:p>3.158</text:p>
          </table:table-cell>
          <table:table-cell table:style-name="ce10" table:formula="of:=[.A215]*[.$B$3]/(2^[.$B$5]-[.A215])" office:value-type="float" office:value="20333.3333333333">
            <text:p>20333.3</text:p>
          </table:table-cell>
          <table:table-cell/>
          <table:table-cell table:style-name="ce11" table:formula="of:=1/(1/([.$E$3]+273.15)+LN([.C215]/[.$E$4])/[.$E$5])-273.15" office:value-type="float" office:value="-17.5119161704804">
            <text:p>-17.51</text:p>
          </table:table-cell>
          <table:table-cell/>
        </table:table-row>
        <table:table-row table:style-name="ro3">
          <table:table-cell office:value-type="float" office:value="245">
            <text:p>245</text:p>
          </table:table-cell>
          <table:table-cell table:style-name="ce8" table:formula="of:=[.A216]/255*[.$B$4]" office:value-type="float" office:value="3.17058823529412">
            <text:p>3.171</text:p>
          </table:table-cell>
          <table:table-cell table:style-name="ce10" table:formula="of:=[.A216]*[.$B$3]/(2^[.$B$5]-[.A216])" office:value-type="float" office:value="22272.7272727273">
            <text:p>22272.7</text:p>
          </table:table-cell>
          <table:table-cell/>
          <table:table-cell table:style-name="ce11" table:formula="of:=1/(1/([.$E$3]+273.15)+LN([.C216]/[.$E$4])/[.$E$5])-273.15" office:value-type="float" office:value="-18.9964849038026">
            <text:p>-19.00</text:p>
          </table:table-cell>
          <table:table-cell/>
        </table:table-row>
        <table:table-row table:style-name="ro3">
          <table:table-cell office:value-type="float" office:value="246">
            <text:p>246</text:p>
          </table:table-cell>
          <table:table-cell table:style-name="ce8" table:formula="of:=[.A217]/255*[.$B$4]" office:value-type="float" office:value="3.18352941176471">
            <text:p>3.184</text:p>
          </table:table-cell>
          <table:table-cell table:style-name="ce10" table:formula="of:=[.A217]*[.$B$3]/(2^[.$B$5]-[.A217])" office:value-type="float" office:value="24600">
            <text:p>24600.0</text:p>
          </table:table-cell>
          <table:table-cell/>
          <table:table-cell table:style-name="ce11" table:formula="of:=1/(1/([.$E$3]+273.15)+LN([.C217]/[.$E$4])/[.$E$5])-273.15" office:value-type="float" office:value="-20.5964762265833">
            <text:p>-20.60</text:p>
          </table:table-cell>
          <table:table-cell/>
        </table:table-row>
        <table:table-row table:style-name="ro3">
          <table:table-cell office:value-type="float" office:value="247">
            <text:p>247</text:p>
          </table:table-cell>
          <table:table-cell table:style-name="ce8" table:formula="of:=[.A218]/255*[.$B$4]" office:value-type="float" office:value="3.19647058823529">
            <text:p>3.196</text:p>
          </table:table-cell>
          <table:table-cell table:style-name="ce10" table:formula="of:=[.A218]*[.$B$3]/(2^[.$B$5]-[.A218])" office:value-type="float" office:value="27444.4444444444">
            <text:p>27444.4</text:p>
          </table:table-cell>
          <table:table-cell/>
          <table:table-cell table:style-name="ce11" table:formula="of:=1/(1/([.$E$3]+273.15)+LN([.C218]/[.$E$4])/[.$E$5])-273.15" office:value-type="float" office:value="-22.3348653441514">
            <text:p>-22.33</text:p>
          </table:table-cell>
          <table:table-cell/>
        </table:table-row>
        <table:table-row table:style-name="ro3">
          <table:table-cell office:value-type="float" office:value="248">
            <text:p>248</text:p>
          </table:table-cell>
          <table:table-cell table:style-name="ce8" table:formula="of:=[.A219]/255*[.$B$4]" office:value-type="float" office:value="3.20941176470588">
            <text:p>3.209</text:p>
          </table:table-cell>
          <table:table-cell table:style-name="ce10" table:formula="of:=[.A219]*[.$B$3]/(2^[.$B$5]-[.A219])" office:value-type="float" office:value="31000">
            <text:p>31000.0</text:p>
          </table:table-cell>
          <table:table-cell/>
          <table:table-cell table:style-name="ce11" table:formula="of:=1/(1/([.$E$3]+273.15)+LN([.C219]/[.$E$4])/[.$E$5])-273.15" office:value-type="float" office:value="-24.2424178762424">
            <text:p>-24.24</text:p>
          </table:table-cell>
          <table:table-cell/>
        </table:table-row>
        <table:table-row table:style-name="ro3">
          <table:table-cell office:value-type="float" office:value="249">
            <text:p>249</text:p>
          </table:table-cell>
          <table:table-cell table:style-name="ce8" table:formula="of:=[.A220]/255*[.$B$4]" office:value-type="float" office:value="3.22235294117647">
            <text:p>3.222</text:p>
          </table:table-cell>
          <table:table-cell table:style-name="ce10" table:formula="of:=[.A220]*[.$B$3]/(2^[.$B$5]-[.A220])" office:value-type="float" office:value="35571.4285714286">
            <text:p>35571.4</text:p>
          </table:table-cell>
          <table:table-cell/>
          <table:table-cell table:style-name="ce11" table:formula="of:=1/(1/([.$E$3]+273.15)+LN([.C220]/[.$E$4])/[.$E$5])-273.15" office:value-type="float" office:value="-26.3617279525046">
            <text:p>-26.36</text:p>
          </table:table-cell>
          <table:table-cell/>
        </table:table-row>
        <table:table-row table:style-name="ro3">
          <table:table-cell office:value-type="float" office:value="250">
            <text:p>250</text:p>
          </table:table-cell>
          <table:table-cell table:style-name="ce8" table:formula="of:=[.A221]/255*[.$B$4]" office:value-type="float" office:value="3.23529411764706">
            <text:p>3.235</text:p>
          </table:table-cell>
          <table:table-cell table:style-name="ce10" table:formula="of:=[.A221]*[.$B$3]/(2^[.$B$5]-[.A221])" office:value-type="float" office:value="41666.6666666667">
            <text:p>41666.7</text:p>
          </table:table-cell>
          <table:table-cell/>
          <table:table-cell table:style-name="ce11" table:formula="of:=1/(1/([.$E$3]+273.15)+LN([.C221]/[.$E$4])/[.$E$5])-273.15" office:value-type="float" office:value="-28.7542994947715">
            <text:p>-28.75</text:p>
          </table:table-cell>
          <table:table-cell/>
        </table:table-row>
        <table:table-row table:style-name="ro3">
          <table:table-cell office:value-type="float" office:value="251">
            <text:p>251</text:p>
          </table:table-cell>
          <table:table-cell table:style-name="ce8" table:formula="of:=[.A222]/255*[.$B$4]" office:value-type="float" office:value="3.24823529411765">
            <text:p>3.248</text:p>
          </table:table-cell>
          <table:table-cell table:style-name="ce10" table:formula="of:=[.A222]*[.$B$3]/(2^[.$B$5]-[.A222])" office:value-type="float" office:value="50200">
            <text:p>50200.0</text:p>
          </table:table-cell>
          <table:table-cell/>
          <table:table-cell table:style-name="ce11" table:formula="of:=1/(1/([.$E$3]+273.15)+LN([.C222]/[.$E$4])/[.$E$5])-273.15" office:value-type="float" office:value="-31.5139467034783">
            <text:p>-31.51</text:p>
          </table:table-cell>
          <table:table-cell/>
        </table:table-row>
        <table:table-row table:style-name="ro3">
          <table:table-cell office:value-type="float" office:value="252">
            <text:p>252</text:p>
          </table:table-cell>
          <table:table-cell table:style-name="ce8" table:formula="of:=[.A223]/255*[.$B$4]" office:value-type="float" office:value="3.26117647058824">
            <text:p>3.261</text:p>
          </table:table-cell>
          <table:table-cell table:style-name="ce10" table:formula="of:=[.A223]*[.$B$3]/(2^[.$B$5]-[.A223])" office:value-type="float" office:value="63000">
            <text:p>63000.0</text:p>
          </table:table-cell>
          <table:table-cell/>
          <table:table-cell table:style-name="ce11" table:formula="of:=1/(1/([.$E$3]+273.15)+LN([.C223]/[.$E$4])/[.$E$5])-273.15" office:value-type="float" office:value="-34.7948605319209">
            <text:p>-34.79</text:p>
          </table:table-cell>
          <table:table-cell/>
        </table:table-row>
        <table:table-row table:style-name="ro3">
          <table:table-cell office:value-type="float" office:value="253">
            <text:p>253</text:p>
          </table:table-cell>
          <table:table-cell table:style-name="ce8" table:formula="of:=[.A224]/255*[.$B$4]" office:value-type="float" office:value="3.27411764705882">
            <text:p>3.274</text:p>
          </table:table-cell>
          <table:table-cell table:style-name="ce10" table:formula="of:=[.A224]*[.$B$3]/(2^[.$B$5]-[.A224])" office:value-type="float" office:value="84333.3333333333">
            <text:p>84333.3</text:p>
          </table:table-cell>
          <table:table-cell/>
          <table:table-cell table:style-name="ce11" table:formula="of:=1/(1/([.$E$3]+273.15)+LN([.C224]/[.$E$4])/[.$E$5])-273.15" office:value-type="float" office:value="-38.8794346754426">
            <text:p>-38.88</text:p>
          </table:table-cell>
          <table:table-cell/>
        </table:table-row>
        <table:table-row table:style-name="ro3">
          <table:table-cell office:value-type="float" office:value="254">
            <text:p>254</text:p>
          </table:table-cell>
          <table:table-cell table:style-name="ce8" table:formula="of:=[.A225]/255*[.$B$4]" office:value-type="float" office:value="3.28705882352941">
            <text:p>3.287</text:p>
          </table:table-cell>
          <table:table-cell table:style-name="ce10" table:formula="of:=[.A225]*[.$B$3]/(2^[.$B$5]-[.A225])" office:value-type="float" office:value="127000">
            <text:p>127000.0</text:p>
          </table:table-cell>
          <table:table-cell/>
          <table:table-cell table:style-name="ce11" table:formula="of:=1/(1/([.$E$3]+273.15)+LN([.C225]/[.$E$4])/[.$E$5])-273.15" office:value-type="float" office:value="-44.3827409650825">
            <text:p>-44.38</text:p>
          </table:table-cell>
          <table:table-cell/>
        </table:table-row>
        <table:table-row table:style-name="ro3">
          <table:table-cell office:value-type="float" office:value="255">
            <text:p>255</text:p>
          </table:table-cell>
          <table:table-cell table:style-name="ce8" table:formula="of:=[.A226]/255*[.$B$4]" office:value-type="float" office:value="3.3">
            <text:p>3.300</text:p>
          </table:table-cell>
          <table:table-cell table:style-name="ce10" table:formula="of:=[.A226]*[.$B$3]/(2^[.$B$5]-[.A226])" office:value-type="float" office:value="255000">
            <text:p>255000.0</text:p>
          </table:table-cell>
          <table:table-cell/>
          <table:table-cell table:style-name="ce11" table:formula="of:=1/(1/([.$E$3]+273.15)+LN([.C226]/[.$E$4])/[.$E$5])-273.15" office:value-type="float" office:value="-53.1808594674368">
            <text:p>-53.18</text:p>
          </table:table-cell>
          <table:table-cell/>
        </table:table-row>
        <table:table-row table:style-name="ro3" table:number-rows-repeated="1048349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3-06-08T17:09:50</meta:creation-date>
    <dc:date>2013-06-14T13:31:06</dc:date>
    <dc:creator>chris </dc:creator>
    <meta:editing-duration>PT1H16M19S</meta:editing-duration>
    <meta:editing-cycles>17</meta:editing-cycles>
    <meta:generator>LibreOffice/3.5$Linux_x86 LibreOffice_project/350m1$Build-2</meta:generator>
    <meta:document-statistic meta:table-count="3" meta:cell-count="1016" meta:object-count="0"/>
  </office:meta>
</office:document-meta>
</file>